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3.521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/>
          <table:table-cell table:style-name="pd1" office:value-type="string" calcext:value-type="string">
            <text:p>T_outdoor [degC]</text:p>
          </table:table-cell>
          <table:table-cell table:style-name="pd1" office:value-type="string" calcext:value-type="string">
            <text:p>n_cmp [rpm]</text:p>
          </table:table-cell>
          <table:table-cell table:style-name="pd1" office:value-type="string" calcext:value-type="string">
            <text:p>T_evp [degC]</text:p>
          </table:table-cell>
          <table:table-cell table:style-name="pd1" office:value-type="string" calcext:value-type="string">
            <text:p>P_evp [bar]</text:p>
          </table:table-cell>
          <table:table-cell table:style-name="pd1" office:value-type="string" calcext:value-type="string">
            <text:p>T_cnd [degC]</text:p>
          </table:table-cell>
          <table:table-cell table:style-name="pd1" office:value-type="string" calcext:value-type="string">
            <text:p>P_cnd [bar]</text:p>
          </table:table-cell>
          <table:table-cell table:style-name="pd1" office:value-type="string" calcext:value-type="string">
            <text:p>Q_evp [kW]</text:p>
          </table:table-cell>
          <table:table-cell table:style-name="pd1" office:value-type="string" calcext:value-type="string">
            <text:p>W_cmp [kW]</text:p>
          </table:table-cell>
          <table:table-cell table:style-name="pd1" office:value-type="string" calcext:value-type="string">
            <text:p>Q_cnd [kW]</text:p>
          </table:table-cell>
          <table:table-cell table:style-name="pd1" office:value-type="string" calcext:value-type="string">
            <text:p>COP [-]</text:p>
          </table:table-cell>
          <table:table-cell table:style-name="pd1" office:value-type="string" calcext:value-type="string">
            <text:p>m_dot_rfg [kg/h]</text:p>
          </table:table-cell>
          <table:table-cell table:style-name="pd1" office:value-type="string" calcext:value-type="string">
            <text:p>dT_sc [K]</text:p>
          </table:table-cell>
          <table:table-cell table:style-name="pd1" office:value-type="string" calcext:value-type="string">
            <text:p>eps_evp [-]</text:p>
          </table:table-cell>
          <table:table-cell table:style-name="pd1" office:value-type="string" calcext:value-type="string">
            <text:p>eps_cnd [-]</text:p>
          </table:table-cell>
          <table:table-cell table:style-name="pd1" office:value-type="string" calcext:value-type="string">
            <text:p>TDB evp_air_out [degC]</text:p>
          </table:table-cell>
          <table:table-cell table:style-name="pd1" office:value-type="string" calcext:value-type="string">
            <text:p>RH evp_air_out [%]</text:p>
          </table:table-cell>
          <table:table-cell table:style-name="pd1" office:value-type="string" calcext:value-type="string">
            <text:p>dP evp_air_out [Pa]</text:p>
          </table:table-cell>
          <table:table-cell table:style-name="pd1" office:value-type="string" calcext:value-type="string">
            <text:p>TDB cnd_air_out [degC]</text:p>
          </table:table-cell>
          <table:table-cell table:style-name="pd1" office:value-type="string" calcext:value-type="string">
            <text:p>RH cnd_air_out [%]</text:p>
          </table:table-cell>
          <table:table-cell table:style-name="pd1" office:value-type="string" calcext:value-type="string">
            <text:p>dP cnd_air_out [Pa]</text:p>
          </table:table-cell>
          <table:table-cell table:style-name="pd1" office:value-type="string" calcext:value-type="string">
            <text:p>mass balance error [%]</text:p>
          </table:table-cell>
          <table:table-cell table:style-name="pd1" office:value-type="string" calcext:value-type="string">
            <text:p>energy balance error [%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8.58783772587742" calcext:value-type="float">
            <text:p>8,58783772587742</text:p>
          </table:table-cell>
          <table:table-cell office:value-type="float" office:value="3.95608946433723" calcext:value-type="float">
            <text:p>3,95608946433723</text:p>
          </table:table-cell>
          <table:table-cell office:value-type="float" office:value="49.244552851921" calcext:value-type="float">
            <text:p>49,244552851921</text:p>
          </table:table-cell>
          <table:table-cell office:value-type="float" office:value="13.1550678838203" calcext:value-type="float">
            <text:p>13,1550678838203</text:p>
          </table:table-cell>
          <table:table-cell office:value-type="float" office:value="2.81931633424264" calcext:value-type="float">
            <text:p>2,81931633424264</text:p>
          </table:table-cell>
          <table:table-cell office:value-type="float" office:value="0.880277713871875" calcext:value-type="float">
            <text:p>0,880277713871875</text:p>
          </table:table-cell>
          <table:table-cell office:value-type="float" office:value="3.71909731931743" calcext:value-type="float">
            <text:p>3,71909731931743</text:p>
          </table:table-cell>
          <table:table-cell office:value-type="float" office:value="2.78159402939027" calcext:value-type="float">
            <text:p>2,78159402939027</text:p>
          </table:table-cell>
          <table:table-cell office:value-type="float" office:value="59.4051629083697" calcext:value-type="float">
            <text:p>59,4051629083697</text:p>
          </table:table-cell>
          <table:table-cell office:value-type="float" office:value="18.8618738093513" calcext:value-type="float">
            <text:p>18,8618738093513</text:p>
          </table:table-cell>
          <table:table-cell office:value-type="float" office:value="0.310890587745398" calcext:value-type="float">
            <text:p>0,310890587745398</text:p>
          </table:table-cell>
          <table:table-cell office:value-type="float" office:value="0.305334516027846" calcext:value-type="float">
            <text:p>0,305334516027846</text:p>
          </table:table-cell>
          <table:table-cell office:value-type="float" office:value="14.6498949548135" calcext:value-type="float">
            <text:p>14,6498949548135</text:p>
          </table:table-cell>
          <table:table-cell office:value-type="float" office:value="100" calcext:value-type="float">
            <text:p>100</text:p>
          </table:table-cell>
          <table:table-cell office:value-type="float" office:value="14.5274695540395" calcext:value-type="float">
            <text:p>14,5274695540395</text:p>
          </table:table-cell>
          <table:table-cell office:value-type="float" office:value="35.8760262312136" calcext:value-type="float">
            <text:p>35,8760262312136</text:p>
          </table:table-cell>
          <table:table-cell office:value-type="float" office:value="35.9376665157081" calcext:value-type="float">
            <text:p>35,9376665157081</text:p>
          </table:table-cell>
          <table:table-cell office:value-type="float" office:value="30.7678007477617" calcext:value-type="float">
            <text:p>30,7678007477617</text:p>
          </table:table-cell>
          <table:table-cell office:value-type="float" office:value="0.202215624994739" calcext:value-type="float">
            <text:p>0,202215624994739</text:p>
          </table:table-cell>
          <table:table-cell office:value-type="float" office:value="0.687020449115872" calcext:value-type="float">
            <text:p>0,687020449115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00" calcext:value-type="float">
            <text:p>21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100" calcext:value-type="float">
            <text:p>2100</text:p>
          </table:table-cell>
          <table:table-cell office:value-type="float" office:value="9.72826862335347" calcext:value-type="float">
            <text:p>9,72826862335347</text:p>
          </table:table-cell>
          <table:table-cell office:value-type="float" office:value="4.09709956591751" calcext:value-type="float">
            <text:p>4,09709956591751</text:p>
          </table:table-cell>
          <table:table-cell office:value-type="float" office:value="72.3686504426624" calcext:value-type="float">
            <text:p>72,3686504426624</text:p>
          </table:table-cell>
          <table:table-cell office:value-type="float" office:value="21.2989547769413" calcext:value-type="float">
            <text:p>21,2989547769413</text:p>
          </table:table-cell>
          <table:table-cell office:value-type="float" office:value="2.33820444805447" calcext:value-type="float">
            <text:p>2,33820444805447</text:p>
          </table:table-cell>
          <table:table-cell office:value-type="float" office:value="1.05497414899539" calcext:value-type="float">
            <text:p>1,05497414899539</text:p>
          </table:table-cell>
          <table:table-cell office:value-type="float" office:value="3.53384757492929" calcext:value-type="float">
            <text:p>3,53384757492929</text:p>
          </table:table-cell>
          <table:table-cell office:value-type="float" office:value="1.64009690720265" calcext:value-type="float">
            <text:p>1,64009690720265</text:p>
          </table:table-cell>
          <table:table-cell office:value-type="float" office:value="53.5082990574204" calcext:value-type="float">
            <text:p>53,5082990574204</text:p>
          </table:table-cell>
          <table:table-cell office:value-type="float" office:value="33.922825888888" calcext:value-type="float">
            <text:p>33,922825888888</text:p>
          </table:table-cell>
          <table:table-cell office:value-type="float" office:value="0.292510890874576" calcext:value-type="float">
            <text:p>0,292510890874576</text:p>
          </table:table-cell>
          <table:table-cell office:value-type="float" office:value="0.162454414469632" calcext:value-type="float">
            <text:p>0,162454414469632</text:p>
          </table:table-cell>
          <table:table-cell office:value-type="float" office:value="15.0650316860866" calcext:value-type="float">
            <text:p>15,0650316860866</text:p>
          </table:table-cell>
          <table:table-cell office:value-type="float" office:value="100" calcext:value-type="float">
            <text:p>100</text:p>
          </table:table-cell>
          <table:table-cell office:value-type="float" office:value="14.6108566912408" calcext:value-type="float">
            <text:p>14,6108566912408</text:p>
          </table:table-cell>
          <table:table-cell office:value-type="float" office:value="43.5833389837741" calcext:value-type="float">
            <text:p>43,5833389837741</text:p>
          </table:table-cell>
          <table:table-cell office:value-type="float" office:value="37.1798458116135" calcext:value-type="float">
            <text:p>37,1798458116135</text:p>
          </table:table-cell>
          <table:table-cell office:value-type="float" office:value="31.9665933872813" calcext:value-type="float">
            <text:p>31,9665933872813</text:p>
          </table:table-cell>
          <table:table-cell office:value-type="float" office:value="1.42910054907226" calcext:value-type="float">
            <text:p>1,42910054907226</text:p>
          </table:table-cell>
          <table:table-cell office:value-type="float" office:value="5.67471402160995" calcext:value-type="float">
            <text:p>5,67471402160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00" calcext:value-type="float">
            <text:p>2400</text:p>
          </table:table-cell>
          <table:table-cell office:value-type="float" office:value="7.27505724551008" calcext:value-type="float">
            <text:p>7,27505724551008</text:p>
          </table:table-cell>
          <table:table-cell office:value-type="float" office:value="3.78043642250695" calcext:value-type="float">
            <text:p>3,78043642250695</text:p>
          </table:table-cell>
          <table:table-cell office:value-type="float" office:value="41.3099753670391" calcext:value-type="float">
            <text:p>41,3099753670391</text:p>
          </table:table-cell>
          <table:table-cell office:value-type="float" office:value="10.3928489582203" calcext:value-type="float">
            <text:p>10,3928489582203</text:p>
          </table:table-cell>
          <table:table-cell office:value-type="float" office:value="3.33223673099538" calcext:value-type="float">
            <text:p>3,33223673099538</text:p>
          </table:table-cell>
          <table:table-cell office:value-type="float" office:value="0.922658768172242" calcext:value-type="float">
            <text:p>0,922658768172242</text:p>
          </table:table-cell>
          <table:table-cell office:value-type="float" office:value="4.27118079805422" calcext:value-type="float">
            <text:p>4,27118079805422</text:p>
          </table:table-cell>
          <table:table-cell office:value-type="float" office:value="3.34885130281571" calcext:value-type="float">
            <text:p>3,34885130281571</text:p>
          </table:table-cell>
          <table:table-cell office:value-type="float" office:value="68.9451218941025" calcext:value-type="float">
            <text:p>68,9451218941025</text:p>
          </table:table-cell>
          <table:table-cell office:value-type="float" office:value="14.10955160601" calcext:value-type="float">
            <text:p>14,10955160601</text:p>
          </table:table-cell>
          <table:table-cell office:value-type="float" office:value="0.324920437677368" calcext:value-type="float">
            <text:p>0,324920437677368</text:p>
          </table:table-cell>
          <table:table-cell office:value-type="float" office:value="0.440777732502553" calcext:value-type="float">
            <text:p>0,440777732502553</text:p>
          </table:table-cell>
          <table:table-cell office:value-type="float" office:value="14.1999890213556" calcext:value-type="float">
            <text:p>14,1999890213556</text:p>
          </table:table-cell>
          <table:table-cell office:value-type="float" office:value="100" calcext:value-type="float">
            <text:p>100</text:p>
          </table:table-cell>
          <table:table-cell office:value-type="float" office:value="14.4375943449055" calcext:value-type="float">
            <text:p>14,4375943449055</text:p>
          </table:table-cell>
          <table:table-cell office:value-type="float" office:value="32.7482962269534" calcext:value-type="float">
            <text:p>32,7482962269534</text:p>
          </table:table-cell>
          <table:table-cell office:value-type="float" office:value="33.8708497809711" calcext:value-type="float">
            <text:p>33,8708497809711</text:p>
          </table:table-cell>
          <table:table-cell office:value-type="float" office:value="30.3792960037093" calcext:value-type="float">
            <text:p>30,3792960037093</text:p>
          </table:table-cell>
          <table:table-cell office:value-type="float" office:value="0.184415883150862" calcext:value-type="float">
            <text:p>0,184415883150862</text:p>
          </table:table-cell>
          <table:table-cell office:value-type="float" office:value="0.486342892215268" calcext:value-type="float">
            <text:p>0,4863428922152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00" calcext:value-type="float">
            <text:p>24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float" office:value="7.7332819029744" calcext:value-type="float">
            <text:p>7,7332819029744</text:p>
          </table:table-cell>
          <table:table-cell office:value-type="float" office:value="3.84412303619336" calcext:value-type="float">
            <text:p>3,84412303619336</text:p>
          </table:table-cell>
          <table:table-cell office:value-type="float" office:value="50.4169878369537" calcext:value-type="float">
            <text:p>50,4169878369537</text:p>
          </table:table-cell>
          <table:table-cell office:value-type="float" office:value="13.5396927655961" calcext:value-type="float">
            <text:p>13,5396927655961</text:p>
          </table:table-cell>
          <table:table-cell office:value-type="float" office:value="3.14730102756162" calcext:value-type="float">
            <text:p>3,14730102756162</text:p>
          </table:table-cell>
          <table:table-cell office:value-type="float" office:value="1.02678440191378" calcext:value-type="float">
            <text:p>1,02678440191378</text:p>
          </table:table-cell>
          <table:table-cell office:value-type="float" office:value="4.19530042066374" calcext:value-type="float">
            <text:p>4,19530042066374</text:p>
          </table:table-cell>
          <table:table-cell office:value-type="float" office:value="2.63153067358773" calcext:value-type="float">
            <text:p>2,63153067358773</text:p>
          </table:table-cell>
          <table:table-cell office:value-type="float" office:value="66.587060648105" calcext:value-type="float">
            <text:p>66,587060648105</text:p>
          </table:table-cell>
          <table:table-cell office:value-type="float" office:value="19.7974528357929" calcext:value-type="float">
            <text:p>19,7974528357929</text:p>
          </table:table-cell>
          <table:table-cell office:value-type="float" office:value="0.319616485493629" calcext:value-type="float">
            <text:p>0,319616485493629</text:p>
          </table:table-cell>
          <table:table-cell office:value-type="float" office:value="0.324651623134486" calcext:value-type="float">
            <text:p>0,324651623134486</text:p>
          </table:table-cell>
          <table:table-cell office:value-type="float" office:value="14.363088068316" calcext:value-type="float">
            <text:p>14,363088068316</text:p>
          </table:table-cell>
          <table:table-cell office:value-type="float" office:value="100" calcext:value-type="float">
            <text:p>100</text:p>
          </table:table-cell>
          <table:table-cell office:value-type="float" office:value="14.4691676611414" calcext:value-type="float">
            <text:p>14,4691676611414</text:p>
          </table:table-cell>
          <table:table-cell office:value-type="float" office:value="36.628408240784" calcext:value-type="float">
            <text:p>36,628408240784</text:p>
          </table:table-cell>
          <table:table-cell office:value-type="float" office:value="34.4850481328987" calcext:value-type="float">
            <text:p>34,4850481328987</text:p>
          </table:table-cell>
          <table:table-cell office:value-type="float" office:value="30.8757608195075" calcext:value-type="float">
            <text:p>30,8757608195075</text:p>
          </table:table-cell>
          <table:table-cell office:value-type="float" office:value="0.282835328175618" calcext:value-type="float">
            <text:p>0,282835328175618</text:p>
          </table:table-cell>
          <table:table-cell office:value-type="float" office:value="0.669556065451651" calcext:value-type="float">
            <text:p>0,669556065451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office:value-type="float" office:value="7.89828470349323" calcext:value-type="float">
            <text:p>7,89828470349323</text:p>
          </table:table-cell>
          <table:table-cell office:value-type="float" office:value="3.86268365019716" calcext:value-type="float">
            <text:p>3,86268365019716</text:p>
          </table:table-cell>
          <table:table-cell office:value-type="float" office:value="42.1013438701624" calcext:value-type="float">
            <text:p>42,1013438701624</text:p>
          </table:table-cell>
          <table:table-cell office:value-type="float" office:value="10.7602863812478" calcext:value-type="float">
            <text:p>10,7602863812478</text:p>
          </table:table-cell>
          <table:table-cell office:value-type="float" office:value="3.04641888574551" calcext:value-type="float">
            <text:p>3,04641888574551</text:p>
          </table:table-cell>
          <table:table-cell office:value-type="float" office:value="0.942108905654704" calcext:value-type="float">
            <text:p>0,942108905654704</text:p>
          </table:table-cell>
          <table:table-cell office:value-type="float" office:value="3.93494243883886" calcext:value-type="float">
            <text:p>3,93494243883886</text:p>
          </table:table-cell>
          <table:table-cell office:value-type="float" office:value="3.32082406333494" calcext:value-type="float">
            <text:p>3,32082406333494</text:p>
          </table:table-cell>
          <table:table-cell office:value-type="float" office:value="70.4916968443184" calcext:value-type="float">
            <text:p>70,4916968443184</text:p>
          </table:table-cell>
          <table:table-cell office:value-type="string" calcext:value-type="string">
            <text:p/>
          </table:table-cell>
          <table:table-cell office:value-type="float" office:value="0.314111888507072" calcext:value-type="float">
            <text:p>0,314111888507072</text:p>
          </table:table-cell>
          <table:table-cell office:value-type="float" office:value="0.615467905813619" calcext:value-type="float">
            <text:p>0,615467905813619</text:p>
          </table:table-cell>
          <table:table-cell office:value-type="float" office:value="14.4516367042749" calcext:value-type="float">
            <text:p>14,4516367042749</text:p>
          </table:table-cell>
          <table:table-cell office:value-type="float" office:value="100" calcext:value-type="float">
            <text:p>100</text:p>
          </table:table-cell>
          <table:table-cell office:value-type="float" office:value="14.4846641118595" calcext:value-type="float">
            <text:p>14,4846641118595</text:p>
          </table:table-cell>
          <table:table-cell office:value-type="float" office:value="38.2170529576721" calcext:value-type="float">
            <text:p>38,2170529576721</text:p>
          </table:table-cell>
          <table:table-cell office:value-type="float" office:value="35.4515696714207" calcext:value-type="float">
            <text:p>35,4515696714207</text:p>
          </table:table-cell>
          <table:table-cell office:value-type="float" office:value="31.7425250321952" calcext:value-type="float">
            <text:p>31,7425250321952</text:p>
          </table:table-cell>
          <table:table-cell office:value-type="float" office:value="1.53287355603675" calcext:value-type="float">
            <text:p>1,53287355603675</text:p>
          </table:table-cell>
          <table:table-cell office:value-type="float" office:value="1.79045549868415" calcext:value-type="float">
            <text:p>1,79045549868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400" calcext:value-type="float">
            <text:p>2400</text:p>
          </table:table-cell>
          <table:table-cell office:value-type="float" office:value="7.84839139133845" calcext:value-type="float">
            <text:p>7,84839139133845</text:p>
          </table:table-cell>
          <table:table-cell office:value-type="float" office:value="3.8562066555116" calcext:value-type="float">
            <text:p>3,8562066555116</text:p>
          </table:table-cell>
          <table:table-cell office:value-type="float" office:value="47.7119161188592" calcext:value-type="float">
            <text:p>47,7119161188592</text:p>
          </table:table-cell>
          <table:table-cell office:value-type="float" office:value="12.4373135228826" calcext:value-type="float">
            <text:p>12,4373135228826</text:p>
          </table:table-cell>
          <table:table-cell office:value-type="float" office:value="3.08530697386261" calcext:value-type="float">
            <text:p>3,08530697386261</text:p>
          </table:table-cell>
          <table:table-cell office:value-type="float" office:value="0.997434343989071" calcext:value-type="float">
            <text:p>0,997434343989071</text:p>
          </table:table-cell>
          <table:table-cell office:value-type="float" office:value="4.09259133524153" calcext:value-type="float">
            <text:p>4,09259133524153</text:p>
          </table:table-cell>
          <table:table-cell office:value-type="float" office:value="2.87693810237664" calcext:value-type="float">
            <text:p>2,87693810237664</text:p>
          </table:table-cell>
          <table:table-cell office:value-type="float" office:value="68.2724800820537" calcext:value-type="float">
            <text:p>68,2724800820537</text:p>
          </table:table-cell>
          <table:table-cell office:value-type="float" office:value="12.2249596698929" calcext:value-type="float">
            <text:p>12,2249596698929</text:p>
          </table:table-cell>
          <table:table-cell office:value-type="float" office:value="0.316651686443781" calcext:value-type="float">
            <text:p>0,316651686443781</text:p>
          </table:table-cell>
          <table:table-cell office:value-type="float" office:value="0.471570268089832" calcext:value-type="float">
            <text:p>0,471570268089832</text:p>
          </table:table-cell>
          <table:table-cell office:value-type="float" office:value="14.4175380432711" calcext:value-type="float">
            <text:p>14,4175380432711</text:p>
          </table:table-cell>
          <table:table-cell office:value-type="float" office:value="100" calcext:value-type="float">
            <text:p>100</text:p>
          </table:table-cell>
          <table:table-cell office:value-type="float" office:value="14.4784014123218" calcext:value-type="float">
            <text:p>14,4784014123218</text:p>
          </table:table-cell>
          <table:table-cell office:value-type="float" office:value="40.4661319601957" calcext:value-type="float">
            <text:p>40,4661319601957</text:p>
          </table:table-cell>
          <table:table-cell office:value-type="float" office:value="35.1602678832735" calcext:value-type="float">
            <text:p>35,1602678832735</text:p>
          </table:table-cell>
          <table:table-cell office:value-type="float" office:value="31.6302029023205" calcext:value-type="float">
            <text:p>31,6302029023205</text:p>
          </table:table-cell>
          <table:table-cell office:value-type="float" office:value="0.00770873094524845" calcext:value-type="float">
            <text:p>0,00770873094524845</text:p>
          </table:table-cell>
          <table:table-cell office:value-type="float" office:value="0.318239669835388" calcext:value-type="float">
            <text:p>0,3182396698353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00" calcext:value-type="float">
            <text:p>2400</text:p>
          </table:table-cell>
          <table:table-cell office:value-type="float" office:value="8.10359191894543" calcext:value-type="float">
            <text:p>8,10359191894543</text:p>
          </table:table-cell>
          <table:table-cell office:value-type="float" office:value="3.88695497810357" calcext:value-type="float">
            <text:p>3,88695497810357</text:p>
          </table:table-cell>
          <table:table-cell office:value-type="float" office:value="43.6032104492191" calcext:value-type="float">
            <text:p>43,6032104492191</text:p>
          </table:table-cell>
          <table:table-cell office:value-type="float" office:value="11.1390702980312" calcext:value-type="float">
            <text:p>11,1390702980312</text:p>
          </table:table-cell>
          <table:table-cell office:value-type="float" office:value="2.95337677009154" calcext:value-type="float">
            <text:p>2,95337677009154</text:p>
          </table:table-cell>
          <table:table-cell office:value-type="float" office:value="0.957680704318544" calcext:value-type="float">
            <text:p>0,957680704318544</text:p>
          </table:table-cell>
          <table:table-cell office:value-type="float" office:value="3.91617406339447" calcext:value-type="float">
            <text:p>3,91617406339447</text:p>
          </table:table-cell>
          <table:table-cell office:value-type="float" office:value="3.23477010853017" calcext:value-type="float">
            <text:p>3,23477010853017</text:p>
          </table:table-cell>
          <table:table-cell office:value-type="float" office:value="70.6213884444699" calcext:value-type="float">
            <text:p>70,6213884444699</text:p>
          </table:table-cell>
          <table:table-cell office:value-type="string" calcext:value-type="string">
            <text:p/>
          </table:table-cell>
          <table:table-cell office:value-type="float" office:value="0.31047436764008" calcext:value-type="float">
            <text:p>0,31047436764008</text:p>
          </table:table-cell>
          <table:table-cell office:value-type="float" office:value="0.813787769037793" calcext:value-type="float">
            <text:p>0,813787769037793</text:p>
          </table:table-cell>
          <table:table-cell office:value-type="float" office:value="14.5330417010297" calcext:value-type="float">
            <text:p>14,5330417010297</text:p>
          </table:table-cell>
          <table:table-cell office:value-type="float" office:value="100" calcext:value-type="float">
            <text:p>100</text:p>
          </table:table-cell>
          <table:table-cell office:value-type="float" office:value="14.4984232999758" calcext:value-type="float">
            <text:p>14,4984232999758</text:p>
          </table:table-cell>
          <table:table-cell office:value-type="float" office:value="42.1873996689948" calcext:value-type="float">
            <text:p>42,1873996689948</text:p>
          </table:table-cell>
          <table:table-cell office:value-type="float" office:value="35.8605763234326" calcext:value-type="float">
            <text:p>35,8605763234326</text:p>
          </table:table-cell>
          <table:table-cell office:value-type="float" office:value="32.3350593898673" calcext:value-type="float">
            <text:p>32,3350593898673</text:p>
          </table:table-cell>
          <table:table-cell office:value-type="float" office:value="0.0755952637367894" calcext:value-type="float">
            <text:p>0,0755952637367894</text:p>
          </table:table-cell>
          <table:table-cell office:value-type="float" office:value="0.17294576540757" calcext:value-type="float">
            <text:p>0,172945765407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400" calcext:value-type="float">
            <text:p>2400</text:p>
          </table:table-cell>
          <table:table-cell office:value-type="float" office:value="8.15114486112725" calcext:value-type="float">
            <text:p>8,15114486112725</text:p>
          </table:table-cell>
          <table:table-cell office:value-type="float" office:value="3.89500642968683" calcext:value-type="float">
            <text:p>3,89500642968683</text:p>
          </table:table-cell>
          <table:table-cell office:value-type="float" office:value="51.1013266506076" calcext:value-type="float">
            <text:p>51,1013266506076</text:p>
          </table:table-cell>
          <table:table-cell office:value-type="float" office:value="13.4041093626164" calcext:value-type="float">
            <text:p>13,4041093626164</text:p>
          </table:table-cell>
          <table:table-cell office:value-type="float" office:value="2.95328121566406" calcext:value-type="float">
            <text:p>2,95328121566406</text:p>
          </table:table-cell>
          <table:table-cell office:value-type="float" office:value="1.02814536483352" calcext:value-type="float">
            <text:p>1,02814536483352</text:p>
          </table:table-cell>
          <table:table-cell office:value-type="float" office:value="3.99577472748048" calcext:value-type="float">
            <text:p>3,99577472748048</text:p>
          </table:table-cell>
          <table:table-cell office:value-type="float" office:value="2.69871727984115" calcext:value-type="float">
            <text:p>2,69871727984115</text:p>
          </table:table-cell>
          <table:table-cell office:value-type="float" office:value="67.9756229217133" calcext:value-type="float">
            <text:p>67,9756229217133</text:p>
          </table:table-cell>
          <table:table-cell office:value-type="float" office:value="11.5025397949183" calcext:value-type="float">
            <text:p>11,5025397949183</text:p>
          </table:table-cell>
          <table:table-cell office:value-type="float" office:value="0.311883189473536" calcext:value-type="float">
            <text:p>0,311883189473536</text:p>
          </table:table-cell>
          <table:table-cell office:value-type="float" office:value="0.481872235455625" calcext:value-type="float">
            <text:p>0,481872235455625</text:p>
          </table:table-cell>
          <table:table-cell office:value-type="float" office:value="14.5331251754299" calcext:value-type="float">
            <text:p>14,5331251754299</text:p>
          </table:table-cell>
          <table:table-cell office:value-type="float" office:value="100" calcext:value-type="float">
            <text:p>100</text:p>
          </table:table-cell>
          <table:table-cell office:value-type="float" office:value="14.500197042433" calcext:value-type="float">
            <text:p>14,500197042433</text:p>
          </table:table-cell>
          <table:table-cell office:value-type="float" office:value="44.3131655605627" calcext:value-type="float">
            <text:p>44,3131655605627</text:p>
          </table:table-cell>
          <table:table-cell office:value-type="float" office:value="35.798858957703" calcext:value-type="float">
            <text:p>35,798858957703</text:p>
          </table:table-cell>
          <table:table-cell office:value-type="float" office:value="32.3065570366178" calcext:value-type="float">
            <text:p>32,3065570366178</text:p>
          </table:table-cell>
          <table:table-cell office:value-type="float" office:value="0.245434705235552" calcext:value-type="float">
            <text:p>0,245434705235552</text:p>
          </table:table-cell>
          <table:table-cell office:value-type="float" office:value="0.483488509835623" calcext:value-type="float">
            <text:p>0,483488509835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00" calcext:value-type="float">
            <text:p>2700</text:p>
          </table:table-cell>
          <table:table-cell office:value-type="float" office:value="6.7319240570078" calcext:value-type="float">
            <text:p>6,7319240570078</text:p>
          </table:table-cell>
          <table:table-cell office:value-type="float" office:value="3.71258730720672" calcext:value-type="float">
            <text:p>3,71258730720672</text:p>
          </table:table-cell>
          <table:table-cell office:value-type="float" office:value="36.634445190429" calcext:value-type="float">
            <text:p>36,634445190429</text:p>
          </table:table-cell>
          <table:table-cell office:value-type="float" office:value="9.30230780656934" calcext:value-type="float">
            <text:p>9,30230780656934</text:p>
          </table:table-cell>
          <table:table-cell office:value-type="float" office:value="3.49538089265649" calcext:value-type="float">
            <text:p>3,49538089265649</text:p>
          </table:table-cell>
          <table:table-cell office:value-type="float" office:value="0.99423859403411" calcext:value-type="float">
            <text:p>0,99423859403411</text:p>
          </table:table-cell>
          <table:table-cell office:value-type="float" office:value="4.49319531979219" calcext:value-type="float">
            <text:p>4,49319531979219</text:p>
          </table:table-cell>
          <table:table-cell office:value-type="float" office:value="3.66976726504496" calcext:value-type="float">
            <text:p>3,66976726504496</text:p>
          </table:table-cell>
          <table:table-cell office:value-type="float" office:value="78.6105079016205" calcext:value-type="float">
            <text:p>78,6105079016205</text:p>
          </table:table-cell>
          <table:table-cell office:value-type="string" calcext:value-type="string">
            <text:p/>
          </table:table-cell>
          <table:table-cell office:value-type="float" office:value="0.325705044111466" calcext:value-type="float">
            <text:p>0,325705044111466</text:p>
          </table:table-cell>
          <table:table-cell office:value-type="float" office:value="0.822180256821642" calcext:value-type="float">
            <text:p>0,822180256821642</text:p>
          </table:table-cell>
          <table:table-cell office:value-type="float" office:value="14.0552714904788" calcext:value-type="float">
            <text:p>14,0552714904788</text:p>
          </table:table-cell>
          <table:table-cell office:value-type="float" office:value="100" calcext:value-type="float">
            <text:p>100</text:p>
          </table:table-cell>
          <table:table-cell office:value-type="float" office:value="14.4049306423578" calcext:value-type="float">
            <text:p>14,4049306423578</text:p>
          </table:table-cell>
          <table:table-cell office:value-type="float" office:value="35.0990703641793" calcext:value-type="float">
            <text:p>35,0990703641793</text:p>
          </table:table-cell>
          <table:table-cell office:value-type="float" office:value="33.4114388738326" calcext:value-type="float">
            <text:p>33,4114388738326</text:p>
          </table:table-cell>
          <table:table-cell office:value-type="float" office:value="31.1489197968945" calcext:value-type="float">
            <text:p>31,1489197968945</text:p>
          </table:table-cell>
          <table:table-cell office:value-type="float" office:value="0.101752275791637" calcext:value-type="float">
            <text:p>0,101752275791637</text:p>
          </table:table-cell>
          <table:table-cell office:value-type="float" office:value="0.102197122795582" calcext:value-type="float">
            <text:p>0,1021971227955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00" calcext:value-type="float">
            <text:p>2700</text:p>
          </table:table-cell>
          <table:table-cell office:value-type="float" office:value="7.89803635515267" calcext:value-type="float">
            <text:p>7,89803635515267</text:p>
          </table:table-cell>
          <table:table-cell office:value-type="float" office:value="3.87153128066137" calcext:value-type="float">
            <text:p>3,87153128066137</text:p>
          </table:table-cell>
          <table:table-cell office:value-type="float" office:value="69.0698344260455" calcext:value-type="float">
            <text:p>69,0698344260455</text:p>
          </table:table-cell>
          <table:table-cell office:value-type="float" office:value="21.3168373831062" calcext:value-type="float">
            <text:p>21,3168373831062</text:p>
          </table:table-cell>
          <table:table-cell office:value-type="float" office:value="3.07644629907088" calcext:value-type="float">
            <text:p>3,07644629907088</text:p>
          </table:table-cell>
          <table:table-cell office:value-type="float" office:value="1.37155139000184" calcext:value-type="float">
            <text:p>1,37155139000184</text:p>
          </table:table-cell>
          <table:table-cell office:value-type="float" office:value="4.57816753934981" calcext:value-type="float">
            <text:p>4,57816753934981</text:p>
          </table:table-cell>
          <table:table-cell office:value-type="float" office:value="1.53991885723696" calcext:value-type="float">
            <text:p>1,53991885723696</text:p>
          </table:table-cell>
          <table:table-cell office:value-type="float" office:value="65.9575812784944" calcext:value-type="float">
            <text:p>65,9575812784944</text:p>
          </table:table-cell>
          <table:table-cell office:value-type="float" office:value="36.1789621471127" calcext:value-type="float">
            <text:p>36,1789621471127</text:p>
          </table:table-cell>
          <table:table-cell office:value-type="float" office:value="0.317200636772086" calcext:value-type="float">
            <text:p>0,317200636772086</text:p>
          </table:table-cell>
          <table:table-cell office:value-type="float" office:value="0.195126933052208" calcext:value-type="float">
            <text:p>0,195126933052208</text:p>
          </table:table-cell>
          <table:table-cell office:value-type="float" office:value="14.4253113134803" calcext:value-type="float">
            <text:p>14,4253113134803</text:p>
          </table:table-cell>
          <table:table-cell office:value-type="float" office:value="100" calcext:value-type="float">
            <text:p>100</text:p>
          </table:table-cell>
          <table:table-cell office:value-type="float" office:value="14.4809289488034" calcext:value-type="float">
            <text:p>14,4809289488034</text:p>
          </table:table-cell>
          <table:table-cell office:value-type="float" office:value="39.2333231003074" calcext:value-type="float">
            <text:p>39,2333231003074</text:p>
          </table:table-cell>
          <table:table-cell office:value-type="float" office:value="33.5633136735452" calcext:value-type="float">
            <text:p>33,5633136735452</text:p>
          </table:table-cell>
          <table:table-cell office:value-type="float" office:value="31.1627835457573" calcext:value-type="float">
            <text:p>31,1627835457573</text:p>
          </table:table-cell>
          <table:table-cell office:value-type="float" office:value="0.835652465755121" calcext:value-type="float">
            <text:p>0,835652465755121</text:p>
          </table:table-cell>
          <table:table-cell office:value-type="float" office:value="4.05941479161946" calcext:value-type="float">
            <text:p>4,05941479161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700" calcext:value-type="float">
            <text:p>27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700" calcext:value-type="float">
            <text:p>2700</text:p>
          </table:table-cell>
          <table:table-cell office:value-type="float" office:value="7.30014637019167" calcext:value-type="float">
            <text:p>7,30014637019167</text:p>
          </table:table-cell>
          <table:table-cell office:value-type="float" office:value="3.78524157297976" calcext:value-type="float">
            <text:p>3,78524157297976</text:p>
          </table:table-cell>
          <table:table-cell office:value-type="float" office:value="52.1675526817878" calcext:value-type="float">
            <text:p>52,1675526817878</text:p>
          </table:table-cell>
          <table:table-cell office:value-type="float" office:value="13.9359652291838" calcext:value-type="float">
            <text:p>13,9359652291838</text:p>
          </table:table-cell>
          <table:table-cell office:value-type="float" office:value="3.28263166334929" calcext:value-type="float">
            <text:p>3,28263166334929</text:p>
          </table:table-cell>
          <table:table-cell office:value-type="float" office:value="1.17584825094374" calcext:value-type="float">
            <text:p>1,17584825094374</text:p>
          </table:table-cell>
          <table:table-cell office:value-type="float" office:value="4.47493599400643" calcext:value-type="float">
            <text:p>4,47493599400643</text:p>
          </table:table-cell>
          <table:table-cell office:value-type="float" office:value="2.52310980524359" calcext:value-type="float">
            <text:p>2,52310980524359</text:p>
          </table:table-cell>
          <table:table-cell office:value-type="float" office:value="74.168948508535" calcext:value-type="float">
            <text:p>74,168948508535</text:p>
          </table:table-cell>
          <table:table-cell office:value-type="float" office:value="14.5765790124365" calcext:value-type="float">
            <text:p>14,5765790124365</text:p>
          </table:table-cell>
          <table:table-cell office:value-type="float" office:value="0.320778005178317" calcext:value-type="float">
            <text:p>0,320778005178317</text:p>
          </table:table-cell>
          <table:table-cell office:value-type="float" office:value="0.437309312851879" calcext:value-type="float">
            <text:p>0,437309312851879</text:p>
          </table:table-cell>
          <table:table-cell office:value-type="float" office:value="14.2438354424845" calcext:value-type="float">
            <text:p>14,2438354424845</text:p>
          </table:table-cell>
          <table:table-cell office:value-type="float" office:value="100" calcext:value-type="float">
            <text:p>100</text:p>
          </table:table-cell>
          <table:table-cell office:value-type="float" office:value="14.4425787805943" calcext:value-type="float">
            <text:p>14,4425787805943</text:p>
          </table:table-cell>
          <table:table-cell office:value-type="float" office:value="43.0702213537692" calcext:value-type="float">
            <text:p>43,0702213537692</text:p>
          </table:table-cell>
          <table:table-cell office:value-type="float" office:value="34.2407580528312" calcext:value-type="float">
            <text:p>34,2407580528312</text:p>
          </table:table-cell>
          <table:table-cell office:value-type="float" office:value="32.0214228990087" calcext:value-type="float">
            <text:p>32,0214228990087</text:p>
          </table:table-cell>
          <table:table-cell office:value-type="float" office:value="0.0448025027751587" calcext:value-type="float">
            <text:p>0,0448025027751587</text:p>
          </table:table-cell>
          <table:table-cell office:value-type="float" office:value="0.498806973170306" calcext:value-type="float">
            <text:p>0,498806973170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700" calcext:value-type="float">
            <text:p>2700</text:p>
          </table:table-cell>
          <table:table-cell office:value-type="float" office:value="7.46067524608316" calcext:value-type="float">
            <text:p>7,46067524608316</text:p>
          </table:table-cell>
          <table:table-cell office:value-type="float" office:value="3.80566368079536" calcext:value-type="float">
            <text:p>3,80566368079536</text:p>
          </table:table-cell>
          <table:table-cell office:value-type="float" office:value="53.5557580553292" calcext:value-type="float">
            <text:p>53,5557580553292</text:p>
          </table:table-cell>
          <table:table-cell office:value-type="float" office:value="14.3970309657079" calcext:value-type="float">
            <text:p>14,3970309657079</text:p>
          </table:table-cell>
          <table:table-cell office:value-type="float" office:value="3.21374152589735" calcext:value-type="float">
            <text:p>3,21374152589735</text:p>
          </table:table-cell>
          <table:table-cell office:value-type="float" office:value="1.19121754266859" calcext:value-type="float">
            <text:p>1,19121754266859</text:p>
          </table:table-cell>
          <table:table-cell office:value-type="float" office:value="4.42182313991411" calcext:value-type="float">
            <text:p>4,42182313991411</text:p>
          </table:table-cell>
          <table:table-cell office:value-type="float" office:value="2.45277561980675" calcext:value-type="float">
            <text:p>2,45277561980675</text:p>
          </table:table-cell>
          <table:table-cell office:value-type="float" office:value="74.0491438147754" calcext:value-type="float">
            <text:p>74,0491438147754</text:p>
          </table:table-cell>
          <table:table-cell office:value-type="float" office:value="13.8611581662524" calcext:value-type="float">
            <text:p>13,8611581662524</text:p>
          </table:table-cell>
          <table:table-cell office:value-type="float" office:value="0.318480858213305" calcext:value-type="float">
            <text:p>0,318480858213305</text:p>
          </table:table-cell>
          <table:table-cell office:value-type="float" office:value="0.449113770373274" calcext:value-type="float">
            <text:p>0,449113770373274</text:p>
          </table:table-cell>
          <table:table-cell office:value-type="float" office:value="14.3046081286239" calcext:value-type="float">
            <text:p>14,3046081286239</text:p>
          </table:table-cell>
          <table:table-cell office:value-type="float" office:value="100" calcext:value-type="float">
            <text:p>100</text:p>
          </table:table-cell>
          <table:table-cell office:value-type="float" office:value="14.4539687835516" calcext:value-type="float">
            <text:p>14,4539687835516</text:p>
          </table:table-cell>
          <table:table-cell office:value-type="float" office:value="44.9863051512434" calcext:value-type="float">
            <text:p>44,9863051512434</text:p>
          </table:table-cell>
          <table:table-cell office:value-type="float" office:value="34.5767069829209" calcext:value-type="float">
            <text:p>34,5767069829209</text:p>
          </table:table-cell>
          <table:table-cell office:value-type="float" office:value="32.3704171244822" calcext:value-type="float">
            <text:p>32,3704171244822</text:p>
          </table:table-cell>
          <table:table-cell office:value-type="float" office:value="0.0022548249476003" calcext:value-type="float">
            <text:p>0,0022548249476003</text:p>
          </table:table-cell>
          <table:table-cell office:value-type="float" office:value="0.52200959976533" calcext:value-type="float">
            <text:p>0,522009599765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00" calcext:value-type="float">
            <text:p>3000</text:p>
          </table:table-cell>
          <table:table-cell office:value-type="float" office:value="5.65812663547712" calcext:value-type="float">
            <text:p>5,65812663547712</text:p>
          </table:table-cell>
          <table:table-cell office:value-type="float" office:value="3.57729625228533" calcext:value-type="float">
            <text:p>3,57729625228533</text:p>
          </table:table-cell>
          <table:table-cell office:value-type="float" office:value="41.5500477701431" calcext:value-type="float">
            <text:p>41,5500477701431</text:p>
          </table:table-cell>
          <table:table-cell office:value-type="float" office:value="10.5951713182209" calcext:value-type="float">
            <text:p>10,5951713182209</text:p>
          </table:table-cell>
          <table:table-cell office:value-type="float" office:value="3.9144036692348" calcext:value-type="float">
            <text:p>3,9144036692348</text:p>
          </table:table-cell>
          <table:table-cell office:value-type="float" office:value="1.16954824726888" calcext:value-type="float">
            <text:p>1,16954824726888</text:p>
          </table:table-cell>
          <table:table-cell office:value-type="float" office:value="5.09473223421001" calcext:value-type="float">
            <text:p>5,09473223421001</text:p>
          </table:table-cell>
          <table:table-cell office:value-type="float" office:value="3.12099708288204" calcext:value-type="float">
            <text:p>3,12099708288204</text:p>
          </table:table-cell>
          <table:table-cell office:value-type="float" office:value="82.5213659333593" calcext:value-type="float">
            <text:p>82,5213659333593</text:p>
          </table:table-cell>
          <table:table-cell office:value-type="float" office:value="12.5655308176501" calcext:value-type="float">
            <text:p>12,5655308176501</text:p>
          </table:table-cell>
          <table:table-cell office:value-type="float" office:value="0.336033368280254" calcext:value-type="float">
            <text:p>0,336033368280254</text:p>
          </table:table-cell>
          <table:table-cell office:value-type="float" office:value="0.517649524008307" calcext:value-type="float">
            <text:p>0,517649524008307</text:p>
          </table:table-cell>
          <table:table-cell office:value-type="float" office:value="13.6799322177305" calcext:value-type="float">
            <text:p>13,6799322177305</text:p>
          </table:table-cell>
          <table:table-cell office:value-type="float" office:value="100" calcext:value-type="float">
            <text:p>100</text:p>
          </table:table-cell>
          <table:table-cell office:value-type="float" office:value="14.3330362140949" calcext:value-type="float">
            <text:p>14,3330362140949</text:p>
          </table:table-cell>
          <table:table-cell office:value-type="float" office:value="34.049474826521" calcext:value-type="float">
            <text:p>34,049474826521</text:p>
          </table:table-cell>
          <table:table-cell office:value-type="float" office:value="31.4904428767924" calcext:value-type="float">
            <text:p>31,4904428767924</text:p>
          </table:table-cell>
          <table:table-cell office:value-type="float" office:value="30.6333014117161" calcext:value-type="float">
            <text:p>30,6333014117161</text:p>
          </table:table-cell>
          <table:table-cell office:value-type="float" office:value="0.000436633197959362" calcext:value-type="float">
            <text:p>0,000436633197959362</text:p>
          </table:table-cell>
          <table:table-cell office:value-type="float" office:value="0.274644901798124" calcext:value-type="float">
            <text:p>0,274644901798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00" calcext:value-type="float">
            <text:p>3000</text:p>
          </table:table-cell>
          <table:table-cell table:number-columns-repeated="20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6.03158110007871" calcext:value-type="float">
            <text:p>6,03158110007871</text:p>
          </table:table-cell>
          <table:table-cell office:value-type="float" office:value="3.62345096687803" calcext:value-type="float">
            <text:p>3,62345096687803</text:p>
          </table:table-cell>
          <table:table-cell office:value-type="float" office:value="43.9522899687287" calcext:value-type="float">
            <text:p>43,9522899687287</text:p>
          </table:table-cell>
          <table:table-cell office:value-type="float" office:value="11.2971725491504" calcext:value-type="float">
            <text:p>11,2971725491504</text:p>
          </table:table-cell>
          <table:table-cell office:value-type="float" office:value="3.75956030211169" calcext:value-type="float">
            <text:p>3,75956030211169</text:p>
          </table:table-cell>
          <table:table-cell office:value-type="float" office:value="1.20431292128347" calcext:value-type="float">
            <text:p>1,20431292128347</text:p>
          </table:table-cell>
          <table:table-cell office:value-type="float" office:value="4.97089870037163" calcext:value-type="float">
            <text:p>4,97089870037163</text:p>
          </table:table-cell>
          <table:table-cell office:value-type="float" office:value="2.97767269015975" calcext:value-type="float">
            <text:p>2,97767269015975</text:p>
          </table:table-cell>
          <table:table-cell office:value-type="float" office:value="82.8511601814095" calcext:value-type="float">
            <text:p>82,8511601814095</text:p>
          </table:table-cell>
          <table:table-cell office:value-type="float" office:value="9.67542075975445" calcext:value-type="float">
            <text:p>9,67542075975445</text:p>
          </table:table-cell>
          <table:table-cell office:value-type="float" office:value="0.33172184455116" calcext:value-type="float">
            <text:p>0,33172184455116</text:p>
          </table:table-cell>
          <table:table-cell office:value-type="float" office:value="0.562905642946508" calcext:value-type="float">
            <text:p>0,562905642946508</text:p>
          </table:table-cell>
          <table:table-cell office:value-type="float" office:value="13.8192486304462" calcext:value-type="float">
            <text:p>13,8192486304462</text:p>
          </table:table-cell>
          <table:table-cell office:value-type="float" office:value="100" calcext:value-type="float">
            <text:p>100</text:p>
          </table:table-cell>
          <table:table-cell office:value-type="float" office:value="14.3588378305911" calcext:value-type="float">
            <text:p>14,3588378305911</text:p>
          </table:table-cell>
          <table:table-cell office:value-type="float" office:value="37.8538227554234" calcext:value-type="float">
            <text:p>37,8538227554234</text:p>
          </table:table-cell>
          <table:table-cell office:value-type="float" office:value="32.2594001192976" calcext:value-type="float">
            <text:p>32,2594001192976</text:p>
          </table:table-cell>
          <table:table-cell office:value-type="float" office:value="31.2737090960687" calcext:value-type="float">
            <text:p>31,2737090960687</text:p>
          </table:table-cell>
          <table:table-cell office:value-type="float" office:value="0.0213554149929742" calcext:value-type="float">
            <text:p>0,0213554149929742</text:p>
          </table:table-cell>
          <table:table-cell office:value-type="float" office:value="0.186521093332531" calcext:value-type="float">
            <text:p>0,1865210933325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00" calcext:value-type="float">
            <text:p>3000</text:p>
          </table:table-cell>
          <table:table-cell office:value-type="float" office:value="6.20384772133167" calcext:value-type="float">
            <text:p>6,20384772133167</text:p>
          </table:table-cell>
          <table:table-cell office:value-type="float" office:value="3.64529621235633" calcext:value-type="float">
            <text:p>3,64529621235633</text:p>
          </table:table-cell>
          <table:table-cell office:value-type="float" office:value="46.0187821416176" calcext:value-type="float">
            <text:p>46,0187821416176</text:p>
          </table:table-cell>
          <table:table-cell office:value-type="float" office:value="11.9089444958235" calcext:value-type="float">
            <text:p>11,9089444958235</text:p>
          </table:table-cell>
          <table:table-cell office:value-type="float" office:value="3.69045632837579" calcext:value-type="float">
            <text:p>3,69045632837579</text:p>
          </table:table-cell>
          <table:table-cell office:value-type="float" office:value="1.23072897888781" calcext:value-type="float">
            <text:p>1,23072897888781</text:p>
          </table:table-cell>
          <table:table-cell office:value-type="float" office:value="4.92918271349764" calcext:value-type="float">
            <text:p>4,92918271349764</text:p>
          </table:table-cell>
          <table:table-cell office:value-type="float" office:value="2.8481365639212" calcext:value-type="float">
            <text:p>2,8481365639212</text:p>
          </table:table-cell>
          <table:table-cell office:value-type="float" office:value="82.5544533987564" calcext:value-type="float">
            <text:p>82,5544533987564</text:p>
          </table:table-cell>
          <table:table-cell office:value-type="float" office:value="10.0336286376151" calcext:value-type="float">
            <text:p>10,0336286376151</text:p>
          </table:table-cell>
          <table:table-cell office:value-type="float" office:value="0.329896227161009" calcext:value-type="float">
            <text:p>0,329896227161009</text:p>
          </table:table-cell>
          <table:table-cell office:value-type="float" office:value="0.555534216333873" calcext:value-type="float">
            <text:p>0,555534216333873</text:p>
          </table:table-cell>
          <table:table-cell office:value-type="float" office:value="13.8811894980896" calcext:value-type="float">
            <text:p>13,8811894980896</text:p>
          </table:table-cell>
          <table:table-cell office:value-type="float" office:value="100" calcext:value-type="float">
            <text:p>100</text:p>
          </table:table-cell>
          <table:table-cell office:value-type="float" office:value="14.370559011661" calcext:value-type="float">
            <text:p>14,370559011661</text:p>
          </table:table-cell>
          <table:table-cell office:value-type="float" office:value="39.7879131509989" calcext:value-type="float">
            <text:p>39,7879131509989</text:p>
          </table:table-cell>
          <table:table-cell office:value-type="float" office:value="32.5811810836103" calcext:value-type="float">
            <text:p>32,5811810836103</text:p>
          </table:table-cell>
          <table:table-cell office:value-type="float" office:value="31.5744723513456" calcext:value-type="float">
            <text:p>31,5744723513456</text:p>
          </table:table-cell>
          <table:table-cell office:value-type="float" office:value="0.000713461741705187" calcext:value-type="float">
            <text:p>0,000713461741705187</text:p>
          </table:table-cell>
          <table:table-cell office:value-type="float" office:value="0.216236481727749" calcext:value-type="float">
            <text:p>0,2162364817277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00" calcext:value-type="float">
            <text:p>3000</text:p>
          </table:table-cell>
          <table:table-cell office:value-type="float" office:value="6.43913382291828" calcext:value-type="float">
            <text:p>6,43913382291828</text:p>
          </table:table-cell>
          <table:table-cell office:value-type="float" office:value="3.67491735384195" calcext:value-type="float">
            <text:p>3,67491735384195</text:p>
          </table:table-cell>
          <table:table-cell office:value-type="float" office:value="42.5347149372109" calcext:value-type="float">
            <text:p>42,5347149372109</text:p>
          </table:table-cell>
          <table:table-cell office:value-type="float" office:value="10.8748176354553" calcext:value-type="float">
            <text:p>10,8748176354553</text:p>
          </table:table-cell>
          <table:table-cell office:value-type="float" office:value="3.57562271205685" calcext:value-type="float">
            <text:p>3,57562271205685</text:p>
          </table:table-cell>
          <table:table-cell office:value-type="float" office:value="1.19154701413826" calcext:value-type="float">
            <text:p>1,19154701413826</text:p>
          </table:table-cell>
          <table:table-cell office:value-type="float" office:value="4.7671855025312" calcext:value-type="float">
            <text:p>4,7671855025312</text:p>
          </table:table-cell>
          <table:table-cell office:value-type="float" office:value="3.1390942360574" calcext:value-type="float">
            <text:p>3,1390942360574</text:p>
          </table:table-cell>
          <table:table-cell office:value-type="float" office:value="85.0838166988389" calcext:value-type="float">
            <text:p>85,0838166988389</text:p>
          </table:table-cell>
          <table:table-cell office:value-type="string" calcext:value-type="string">
            <text:p/>
          </table:table-cell>
          <table:table-cell office:value-type="float" office:value="0.325501650954002" calcext:value-type="float">
            <text:p>0,325501650954002</text:p>
          </table:table-cell>
          <table:table-cell office:value-type="float" office:value="0.882509145222795" calcext:value-type="float">
            <text:p>0,882509145222795</text:p>
          </table:table-cell>
          <table:table-cell office:value-type="float" office:value="13.9838027425669" calcext:value-type="float">
            <text:p>13,9838027425669</text:p>
          </table:table-cell>
          <table:table-cell office:value-type="float" office:value="100" calcext:value-type="float">
            <text:p>100</text:p>
          </table:table-cell>
          <table:table-cell office:value-type="float" office:value="14.3879129915814" calcext:value-type="float">
            <text:p>14,3879129915814</text:p>
          </table:table-cell>
          <table:table-cell office:value-type="float" office:value="41.5319639839583" calcext:value-type="float">
            <text:p>41,5319639839583</text:p>
          </table:table-cell>
          <table:table-cell office:value-type="float" office:value="33.2299890281667" calcext:value-type="float">
            <text:p>33,2299890281667</text:p>
          </table:table-cell>
          <table:table-cell office:value-type="float" office:value="32.1783422930821" calcext:value-type="float">
            <text:p>32,1783422930821</text:p>
          </table:table-cell>
          <table:table-cell office:value-type="float" office:value="0.000987474482254071" calcext:value-type="float">
            <text:p>0,000987474482254071</text:p>
          </table:table-cell>
          <table:table-cell office:value-type="float" office:value="0.000441217313830213" calcext:value-type="float">
            <text:p>0,0004412173138302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000" calcext:value-type="float">
            <text:p>3000</text:p>
          </table:table-cell>
          <table:table-cell office:value-type="float" office:value="6.59033058583816" calcext:value-type="float">
            <text:p>6,59033058583816</text:p>
          </table:table-cell>
          <table:table-cell office:value-type="float" office:value="3.69404906243626" calcext:value-type="float">
            <text:p>3,69404906243626</text:p>
          </table:table-cell>
          <table:table-cell office:value-type="float" office:value="52.137455754135" calcext:value-type="float">
            <text:p>52,137455754135</text:p>
          </table:table-cell>
          <table:table-cell office:value-type="float" office:value="13.9015051426023" calcext:value-type="float">
            <text:p>13,9015051426023</text:p>
          </table:table-cell>
          <table:table-cell office:value-type="float" office:value="3.54036447643796" calcext:value-type="float">
            <text:p>3,54036447643796</text:p>
          </table:table-cell>
          <table:table-cell office:value-type="float" office:value="1.30460693507878" calcext:value-type="float">
            <text:p>1,30460693507878</text:p>
          </table:table-cell>
          <table:table-cell office:value-type="float" office:value="4.86214013714862" calcext:value-type="float">
            <text:p>4,86214013714862</text:p>
          </table:table-cell>
          <table:table-cell office:value-type="float" office:value="2.47293513301944" calcext:value-type="float">
            <text:p>2,47293513301944</text:p>
          </table:table-cell>
          <table:table-cell office:value-type="float" office:value="80.8185061580262" calcext:value-type="float">
            <text:p>80,8185061580262</text:p>
          </table:table-cell>
          <table:table-cell office:value-type="float" office:value="13.7856821631832" calcext:value-type="float">
            <text:p>13,7856821631832</text:p>
          </table:table-cell>
          <table:table-cell office:value-type="float" office:value="0.326165704848854" calcext:value-type="float">
            <text:p>0,326165704848854</text:p>
          </table:table-cell>
          <table:table-cell office:value-type="float" office:value="0.476034677146602" calcext:value-type="float">
            <text:p>0,476034677146602</text:p>
          </table:table-cell>
          <table:table-cell office:value-type="float" office:value="14.0152297295883" calcext:value-type="float">
            <text:p>14,0152297295883</text:p>
          </table:table-cell>
          <table:table-cell office:value-type="float" office:value="100" calcext:value-type="float">
            <text:p>100</text:p>
          </table:table-cell>
          <table:table-cell office:value-type="float" office:value="14.3964336660246" calcext:value-type="float">
            <text:p>14,3964336660246</text:p>
          </table:table-cell>
          <table:table-cell office:value-type="float" office:value="43.6819885398872" calcext:value-type="float">
            <text:p>43,6819885398872</text:p>
          </table:table-cell>
          <table:table-cell office:value-type="float" office:value="33.1670916850472" calcext:value-type="float">
            <text:p>33,1670916850472</text:p>
          </table:table-cell>
          <table:table-cell office:value-type="float" office:value="32.1394554165875" calcext:value-type="float">
            <text:p>32,1394554165875</text:p>
          </table:table-cell>
          <table:table-cell office:value-type="float" office:value="0.00240735069261359" calcext:value-type="float">
            <text:p>0,00240735069261359</text:p>
          </table:table-cell>
          <table:table-cell office:value-type="float" office:value="0.482601978862478" calcext:value-type="float">
            <text:p>0,4826019788624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000" calcext:value-type="float">
            <text:p>3000</text:p>
          </table:table-cell>
          <table:table-cell office:value-type="float" office:value="6.90422967076358" calcext:value-type="float">
            <text:p>6,90422967076358</text:p>
          </table:table-cell>
          <table:table-cell office:value-type="float" office:value="3.73111280594847" calcext:value-type="float">
            <text:p>3,73111280594847</text:p>
          </table:table-cell>
          <table:table-cell office:value-type="float" office:value="57.3441800475125" calcext:value-type="float">
            <text:p>57,3441800475125</text:p>
          </table:table-cell>
          <table:table-cell office:value-type="float" office:value="15.5812264526596" calcext:value-type="float">
            <text:p>15,5812264526596</text:p>
          </table:table-cell>
          <table:table-cell office:value-type="float" office:value="3.41984509536839" calcext:value-type="float">
            <text:p>3,41984509536839</text:p>
          </table:table-cell>
          <table:table-cell office:value-type="float" office:value="1.35937892248861" calcext:value-type="float">
            <text:p>1,35937892248861</text:p>
          </table:table-cell>
          <table:table-cell office:value-type="float" office:value="4.81690240142333" calcext:value-type="float">
            <text:p>4,81690240142333</text:p>
          </table:table-cell>
          <table:table-cell office:value-type="float" office:value="2.21018763953708" calcext:value-type="float">
            <text:p>2,21018763953708</text:p>
          </table:table-cell>
          <table:table-cell office:value-type="float" office:value="79.1949672977566" calcext:value-type="float">
            <text:p>79,1949672977566</text:p>
          </table:table-cell>
          <table:table-cell office:value-type="float" office:value="17.6533112248347" calcext:value-type="float">
            <text:p>17,6533112248347</text:p>
          </table:table-cell>
          <table:table-cell office:value-type="float" office:value="0.323188361190542" calcext:value-type="float">
            <text:p>0,323188361190542</text:p>
          </table:table-cell>
          <table:table-cell office:value-type="float" office:value="0.393426585840787" calcext:value-type="float">
            <text:p>0,393426585840787</text:p>
          </table:table-cell>
          <table:table-cell office:value-type="float" office:value="14.1223737483579" calcext:value-type="float">
            <text:p>14,1223737483579</text:p>
          </table:table-cell>
          <table:table-cell office:value-type="float" office:value="100" calcext:value-type="float">
            <text:p>100</text:p>
          </table:table-cell>
          <table:table-cell office:value-type="float" office:value="14.4173740324957" calcext:value-type="float">
            <text:p>14,4173740324957</text:p>
          </table:table-cell>
          <table:table-cell office:value-type="float" office:value="45.6105147119824" calcext:value-type="float">
            <text:p>45,6105147119824</text:p>
          </table:table-cell>
          <table:table-cell office:value-type="float" office:value="33.4857021097999" calcext:value-type="float">
            <text:p>33,4857021097999</text:p>
          </table:table-cell>
          <table:table-cell office:value-type="float" office:value="32.4061095126504" calcext:value-type="float">
            <text:p>32,4061095126504</text:p>
          </table:table-cell>
          <table:table-cell office:value-type="float" office:value="0.30527876798511" calcext:value-type="float">
            <text:p>0,30527876798511</text:p>
          </table:table-cell>
          <table:table-cell office:value-type="float" office:value="1.08975062052063" calcext:value-type="float">
            <text:p>1,089750620520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00" calcext:value-type="float">
            <text:p>3300</text:p>
          </table:table-cell>
          <table:table-cell office:value-type="float" office:value="5.17621964775327" calcext:value-type="float">
            <text:p>5,17621964775327</text:p>
          </table:table-cell>
          <table:table-cell office:value-type="float" office:value="3.51828456682417" calcext:value-type="float">
            <text:p>3,51828456682417</text:p>
          </table:table-cell>
          <table:table-cell office:value-type="float" office:value="49.7807739218214" calcext:value-type="float">
            <text:p>49,7807739218214</text:p>
          </table:table-cell>
          <table:table-cell office:value-type="float" office:value="13.119729516545" calcext:value-type="float">
            <text:p>13,119729516545</text:p>
          </table:table-cell>
          <table:table-cell office:value-type="float" office:value="4.0902759051859" calcext:value-type="float">
            <text:p>4,0902759051859</text:p>
          </table:table-cell>
          <table:table-cell office:value-type="float" office:value="1.38870836866608" calcext:value-type="float">
            <text:p>1,38870836866608</text:p>
          </table:table-cell>
          <table:table-cell office:value-type="float" office:value="5.51892389266333" calcext:value-type="float">
            <text:p>5,51892389266333</text:p>
          </table:table-cell>
          <table:table-cell office:value-type="float" office:value="2.4974779837453" calcext:value-type="float">
            <text:p>2,4974779837453</text:p>
          </table:table-cell>
          <table:table-cell office:value-type="float" office:value="85.285197363895" calcext:value-type="float">
            <text:p>85,285197363895</text:p>
          </table:table-cell>
          <table:table-cell office:value-type="float" office:value="22.300560161416" calcext:value-type="float">
            <text:p>22,300560161416</text:p>
          </table:table-cell>
          <table:table-cell office:value-type="float" office:value="0.339432342802779" calcext:value-type="float">
            <text:p>0,339432342802779</text:p>
          </table:table-cell>
          <table:table-cell office:value-type="float" office:value="0.366669345927694" calcext:value-type="float">
            <text:p>0,366669345927694</text:p>
          </table:table-cell>
          <table:table-cell office:value-type="float" office:value="13.5208111478915" calcext:value-type="float">
            <text:p>13,5208111478915</text:p>
          </table:table-cell>
          <table:table-cell office:value-type="float" office:value="100" calcext:value-type="float">
            <text:p>100</text:p>
          </table:table-cell>
          <table:table-cell office:value-type="float" office:value="14.3019144731958" calcext:value-type="float">
            <text:p>14,3019144731958</text:p>
          </table:table-cell>
          <table:table-cell office:value-type="float" office:value="34.7196808195686" calcext:value-type="float">
            <text:p>34,7196808195686</text:p>
          </table:table-cell>
          <table:table-cell office:value-type="float" office:value="30.3386483216747" calcext:value-type="float">
            <text:p>30,3386483216747</text:p>
          </table:table-cell>
          <table:table-cell office:value-type="float" office:value="30.5470500565081" calcext:value-type="float">
            <text:p>30,5470500565081</text:p>
          </table:table-cell>
          <table:table-cell office:value-type="float" office:value="0.0182539678189996" calcext:value-type="float">
            <text:p>0,0182539678189996</text:p>
          </table:table-cell>
          <table:table-cell office:value-type="float" office:value="0.967010524736248" calcext:value-type="float">
            <text:p>0,9670105247362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00" calcext:value-type="float">
            <text:p>3300</text:p>
          </table:table-cell>
          <table:table-cell office:value-type="float" office:value="5.25085362885278" calcext:value-type="float">
            <text:p>5,25085362885278</text:p>
          </table:table-cell>
          <table:table-cell office:value-type="float" office:value="3.52765579432138" calcext:value-type="float">
            <text:p>3,52765579432138</text:p>
          </table:table-cell>
          <table:table-cell office:value-type="float" office:value="48.3672937164232" calcext:value-type="float">
            <text:p>48,3672937164232</text:p>
          </table:table-cell>
          <table:table-cell office:value-type="float" office:value="12.6785421016796" calcext:value-type="float">
            <text:p>12,6785421016796</text:p>
          </table:table-cell>
          <table:table-cell office:value-type="float" office:value="4.05351947344602" calcext:value-type="float">
            <text:p>4,05351947344602</text:p>
          </table:table-cell>
          <table:table-cell office:value-type="float" office:value="1.37458236357347" calcext:value-type="float">
            <text:p>1,37458236357347</text:p>
          </table:table-cell>
          <table:table-cell office:value-type="float" office:value="5.45416348979788" calcext:value-type="float">
            <text:p>5,45416348979788</text:p>
          </table:table-cell>
          <table:table-cell office:value-type="float" office:value="2.59271125487459" calcext:value-type="float">
            <text:p>2,59271125487459</text:p>
          </table:table-cell>
          <table:table-cell office:value-type="float" office:value="86.3822982644472" calcext:value-type="float">
            <text:p>86,3822982644472</text:p>
          </table:table-cell>
          <table:table-cell office:value-type="float" office:value="18.2245284139613" calcext:value-type="float">
            <text:p>18,2245284139613</text:p>
          </table:table-cell>
          <table:table-cell office:value-type="float" office:value="0.338115590890464" calcext:value-type="float">
            <text:p>0,338115590890464</text:p>
          </table:table-cell>
          <table:table-cell office:value-type="float" office:value="0.423098035115023" calcext:value-type="float">
            <text:p>0,423098035115023</text:p>
          </table:table-cell>
          <table:table-cell office:value-type="float" office:value="13.5541448254284" calcext:value-type="float">
            <text:p>13,5541448254284</text:p>
          </table:table-cell>
          <table:table-cell office:value-type="float" office:value="100" calcext:value-type="float">
            <text:p>100</text:p>
          </table:table-cell>
          <table:table-cell office:value-type="float" office:value="14.3075855611324" calcext:value-type="float">
            <text:p>14,3075855611324</text:p>
          </table:table-cell>
          <table:table-cell office:value-type="float" office:value="36.6173619520292" calcext:value-type="float">
            <text:p>36,6173619520292</text:p>
          </table:table-cell>
          <table:table-cell office:value-type="float" office:value="30.734777498544" calcext:value-type="float">
            <text:p>30,734777498544</text:p>
          </table:table-cell>
          <table:table-cell office:value-type="float" office:value="30.912636055458" calcext:value-type="float">
            <text:p>30,912636055458</text:p>
          </table:table-cell>
          <table:table-cell office:value-type="float" office:value="0.0467883237483095" calcext:value-type="float">
            <text:p>0,0467883237483095</text:p>
          </table:table-cell>
          <table:table-cell office:value-type="float" office:value="0.638831585205318" calcext:value-type="float">
            <text:p>0,63883158520531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5.60108470916498" calcext:value-type="float">
            <text:p>5,60108470916498</text:p>
          </table:table-cell>
          <table:table-cell office:value-type="float" office:value="3.56933903322942" calcext:value-type="float">
            <text:p>3,56933903322942</text:p>
          </table:table-cell>
          <table:table-cell office:value-type="float" office:value="41.3278579711915" calcext:value-type="float">
            <text:p>41,3278579711915</text:p>
          </table:table-cell>
          <table:table-cell office:value-type="float" office:value="10.5110400709747" calcext:value-type="float">
            <text:p>10,5110400709747</text:p>
          </table:table-cell>
          <table:table-cell office:value-type="float" office:value="3.88050292060446" calcext:value-type="float">
            <text:p>3,88050292060446</text:p>
          </table:table-cell>
          <table:table-cell office:value-type="float" office:value="1.28774715736044" calcext:value-type="float">
            <text:p>1,28774715736044</text:p>
          </table:table-cell>
          <table:table-cell office:value-type="float" office:value="5.16936936492599" calcext:value-type="float">
            <text:p>5,16936936492599</text:p>
          </table:table-cell>
          <table:table-cell office:value-type="float" office:value="3.15288026515611" calcext:value-type="float">
            <text:p>3,15288026515611</text:p>
          </table:table-cell>
          <table:table-cell office:value-type="float" office:value="91.5555353412275" calcext:value-type="float">
            <text:p>91,5555353412275</text:p>
          </table:table-cell>
          <table:table-cell office:value-type="string" calcext:value-type="string">
            <text:p/>
          </table:table-cell>
          <table:table-cell office:value-type="float" office:value="0.331760581939954" calcext:value-type="float">
            <text:p>0,331760581939954</text:p>
          </table:table-cell>
          <table:table-cell office:value-type="float" office:value="0.721001141878205" calcext:value-type="float">
            <text:p>0,721001141878205</text:p>
          </table:table-cell>
          <table:table-cell office:value-type="float" office:value="13.7104956792713" calcext:value-type="float">
            <text:p>13,7104956792713</text:p>
          </table:table-cell>
          <table:table-cell office:value-type="float" office:value="100" calcext:value-type="float">
            <text:p>100</text:p>
          </table:table-cell>
          <table:table-cell office:value-type="float" office:value="14.3032956950689" calcext:value-type="float">
            <text:p>14,3032956950689</text:p>
          </table:table-cell>
          <table:table-cell office:value-type="float" office:value="38.1673985322632" calcext:value-type="float">
            <text:p>38,1673985322632</text:p>
          </table:table-cell>
          <table:table-cell office:value-type="float" office:value="31.7163687723758" calcext:value-type="float">
            <text:p>31,7163687723758</text:p>
          </table:table-cell>
          <table:table-cell office:value-type="float" office:value="31.6587199006772" calcext:value-type="float">
            <text:p>31,6587199006772</text:p>
          </table:table-cell>
          <table:table-cell office:value-type="float" office:value="0.00352844637732329" calcext:value-type="float">
            <text:p>0,00352844637732329</text:p>
          </table:table-cell>
          <table:table-cell office:value-type="float" office:value="0.028835546099673" calcext:value-type="float">
            <text:p>0,028835546099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00" calcext:value-type="float">
            <text:p>3300</text:p>
          </table:table-cell>
          <table:table-cell office:value-type="float" office:value="5.57168710231747" calcext:value-type="float">
            <text:p>5,57168710231747</text:p>
          </table:table-cell>
          <table:table-cell office:value-type="float" office:value="3.56661508687371" calcext:value-type="float">
            <text:p>3,56661508687371</text:p>
          </table:table-cell>
          <table:table-cell office:value-type="float" office:value="46.472514867783" calcext:value-type="float">
            <text:p>46,472514867783</text:p>
          </table:table-cell>
          <table:table-cell office:value-type="float" office:value="12.0488541649163" calcext:value-type="float">
            <text:p>12,0488541649163</text:p>
          </table:table-cell>
          <table:table-cell office:value-type="float" office:value="3.90955830808301" calcext:value-type="float">
            <text:p>3,90955830808301</text:p>
          </table:table-cell>
          <table:table-cell office:value-type="float" office:value="1.3561354391202" calcext:value-type="float">
            <text:p>1,3561354391202</text:p>
          </table:table-cell>
          <table:table-cell office:value-type="float" office:value="5.27298015690692" calcext:value-type="float">
            <text:p>5,27298015690692</text:p>
          </table:table-cell>
          <table:table-cell office:value-type="float" office:value="2.76065970653375" calcext:value-type="float">
            <text:p>2,76065970653375</text:p>
          </table:table-cell>
          <table:table-cell office:value-type="float" office:value="88.8049590875363" calcext:value-type="float">
            <text:p>88,8049590875363</text:p>
          </table:table-cell>
          <table:table-cell office:value-type="float" office:value="9.09280880527609" calcext:value-type="float">
            <text:p>9,09280880527609</text:p>
          </table:table-cell>
          <table:table-cell office:value-type="float" office:value="0.333542505956838" calcext:value-type="float">
            <text:p>0,333542505956838</text:p>
          </table:table-cell>
          <table:table-cell office:value-type="float" office:value="0.57564974363855" calcext:value-type="float">
            <text:p>0,57564974363855</text:p>
          </table:table-cell>
          <table:table-cell office:value-type="float" office:value="13.6843027260095" calcext:value-type="float">
            <text:p>13,6843027260095</text:p>
          </table:table-cell>
          <table:table-cell office:value-type="float" office:value="100" calcext:value-type="float">
            <text:p>100</text:p>
          </table:table-cell>
          <table:table-cell office:value-type="float" office:value="14.3283160707866" calcext:value-type="float">
            <text:p>14,3283160707866</text:p>
          </table:table-cell>
          <table:table-cell office:value-type="float" office:value="40.3310994734443" calcext:value-type="float">
            <text:p>40,3310994734443</text:p>
          </table:table-cell>
          <table:table-cell office:value-type="float" office:value="31.6507678958585" calcext:value-type="float">
            <text:p>31,6507678958585</text:p>
          </table:table-cell>
          <table:table-cell office:value-type="float" office:value="31.65394026106" calcext:value-type="float">
            <text:p>31,65394026106</text:p>
          </table:table-cell>
          <table:table-cell office:value-type="float" office:value="0.000323659366308864" calcext:value-type="float">
            <text:p>0,000323659366308864</text:p>
          </table:table-cell>
          <table:table-cell office:value-type="float" office:value="0.186027535649108" calcext:value-type="float">
            <text:p>0,1860275356491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00" calcext:value-type="float">
            <text:p>3300</text:p>
          </table:table-cell>
          <table:table-cell office:value-type="float" office:value="5.74976301193004" calcext:value-type="float">
            <text:p>5,74976301193004</text:p>
          </table:table-cell>
          <table:table-cell office:value-type="float" office:value="3.58887816010155" calcext:value-type="float">
            <text:p>3,58887816010155</text:p>
          </table:table-cell>
          <table:table-cell office:value-type="float" office:value="50.7297444348358" calcext:value-type="float">
            <text:p>50,7297444348358</text:p>
          </table:table-cell>
          <table:table-cell office:value-type="float" office:value="13.4557982775374" calcext:value-type="float">
            <text:p>13,4557982775374</text:p>
          </table:table-cell>
          <table:table-cell office:value-type="float" office:value="3.84791544927384" calcext:value-type="float">
            <text:p>3,84791544927384</text:p>
          </table:table-cell>
          <table:table-cell office:value-type="float" office:value="1.41110249148565" calcext:value-type="float">
            <text:p>1,41110249148565</text:p>
          </table:table-cell>
          <table:table-cell office:value-type="float" office:value="5.27542258668251" calcext:value-type="float">
            <text:p>5,27542258668251</text:p>
          </table:table-cell>
          <table:table-cell office:value-type="float" office:value="2.48814211741083" calcext:value-type="float">
            <text:p>2,48814211741083</text:p>
          </table:table-cell>
          <table:table-cell office:value-type="float" office:value="87.0454484702836" calcext:value-type="float">
            <text:p>87,0454484702836</text:p>
          </table:table-cell>
          <table:table-cell office:value-type="float" office:value="13.6468806202412" calcext:value-type="float">
            <text:p>13,6468806202412</text:p>
          </table:table-cell>
          <table:table-cell office:value-type="float" office:value="0.33252481618818" calcext:value-type="float">
            <text:p>0,33252481618818</text:p>
          </table:table-cell>
          <table:table-cell office:value-type="float" office:value="0.498211939104411" calcext:value-type="float">
            <text:p>0,498211939104411</text:p>
          </table:table-cell>
          <table:table-cell office:value-type="float" office:value="13.7398422690001" calcext:value-type="float">
            <text:p>13,7398422690001</text:p>
          </table:table-cell>
          <table:table-cell office:value-type="float" office:value="100" calcext:value-type="float">
            <text:p>100</text:p>
          </table:table-cell>
          <table:table-cell office:value-type="float" office:value="14.3408896549694" calcext:value-type="float">
            <text:p>14,3408896549694</text:p>
          </table:table-cell>
          <table:table-cell office:value-type="float" office:value="42.3349584156008" calcext:value-type="float">
            <text:p>42,3349584156008</text:p>
          </table:table-cell>
          <table:table-cell office:value-type="float" office:value="31.8551547746461" calcext:value-type="float">
            <text:p>31,8551547746461</text:p>
          </table:table-cell>
          <table:table-cell office:value-type="float" office:value="31.9140326414163" calcext:value-type="float">
            <text:p>31,9140326414163</text:p>
          </table:table-cell>
          <table:table-cell office:value-type="float" office:value="0.0562820168571688" calcext:value-type="float">
            <text:p>0,0562820168571688</text:p>
          </table:table-cell>
          <table:table-cell office:value-type="float" office:value="0.424515710885654" calcext:value-type="float">
            <text:p>0,4245157108856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300" calcext:value-type="float">
            <text:p>3300</text:p>
          </table:table-cell>
          <table:table-cell office:value-type="float" office:value="5.94832956790862" calcext:value-type="float">
            <text:p>5,94832956790862</text:p>
          </table:table-cell>
          <table:table-cell office:value-type="float" office:value="3.61333521128688" calcext:value-type="float">
            <text:p>3,61333521128688</text:p>
          </table:table-cell>
          <table:table-cell office:value-type="float" office:value="50.5528759961768" calcext:value-type="float">
            <text:p>50,5528759961768</text:p>
          </table:table-cell>
          <table:table-cell office:value-type="float" office:value="13.363155411913" calcext:value-type="float">
            <text:p>13,363155411913</text:p>
          </table:table-cell>
          <table:table-cell office:value-type="float" office:value="3.76059258842589" calcext:value-type="float">
            <text:p>3,76059258842589</text:p>
          </table:table-cell>
          <table:table-cell office:value-type="float" office:value="1.41162904321492" calcext:value-type="float">
            <text:p>1,41162904321492</text:p>
          </table:table-cell>
          <table:table-cell office:value-type="float" office:value="5.18187649585461" calcext:value-type="float">
            <text:p>5,18187649585461</text:p>
          </table:table-cell>
          <table:table-cell office:value-type="float" office:value="2.52495629392603" calcext:value-type="float">
            <text:p>2,52495629392603</text:p>
          </table:table-cell>
          <table:table-cell office:value-type="float" office:value="88.0326043433031" calcext:value-type="float">
            <text:p>88,0326043433031</text:p>
          </table:table-cell>
          <table:table-cell office:value-type="float" office:value="9.84555589132208" calcext:value-type="float">
            <text:p>9,84555589132208</text:p>
          </table:table-cell>
          <table:table-cell office:value-type="float" office:value="0.329757830729453" calcext:value-type="float">
            <text:p>0,329757830729453</text:p>
          </table:table-cell>
          <table:table-cell office:value-type="float" office:value="0.562580159765975" calcext:value-type="float">
            <text:p>0,562580159765975</text:p>
          </table:table-cell>
          <table:table-cell office:value-type="float" office:value="13.8183222574287" calcext:value-type="float">
            <text:p>13,8183222574287</text:p>
          </table:table-cell>
          <table:table-cell office:value-type="float" office:value="100" calcext:value-type="float">
            <text:p>100</text:p>
          </table:table-cell>
          <table:table-cell office:value-type="float" office:value="14.3537162498884" calcext:value-type="float">
            <text:p>14,3537162498884</text:p>
          </table:table-cell>
          <table:table-cell office:value-type="float" office:value="44.1871593029836" calcext:value-type="float">
            <text:p>44,1871593029836</text:p>
          </table:table-cell>
          <table:table-cell office:value-type="float" office:value="32.3093310037697" calcext:value-type="float">
            <text:p>32,3093310037697</text:p>
          </table:table-cell>
          <table:table-cell office:value-type="float" office:value="32.3087327880769" calcext:value-type="float">
            <text:p>32,3087327880769</text:p>
          </table:table-cell>
          <table:table-cell office:value-type="float" office:value="0.00249495652881621" calcext:value-type="float">
            <text:p>0,00249495652881621</text:p>
          </table:table-cell>
          <table:table-cell office:value-type="float" office:value="0.256080385573844" calcext:value-type="float">
            <text:p>0,2560803855738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00" calcext:value-type="float">
            <text:p>3300</text:p>
          </table:table-cell>
          <table:table-cell office:value-type="float" office:value="6.16329167952074" calcext:value-type="float">
            <text:p>6,16329167952074</text:p>
          </table:table-cell>
          <table:table-cell office:value-type="float" office:value="3.6399412262407" calcext:value-type="float">
            <text:p>3,6399412262407</text:p>
          </table:table-cell>
          <table:table-cell office:value-type="float" office:value="54.7256711445549" calcext:value-type="float">
            <text:p>54,7256711445549</text:p>
          </table:table-cell>
          <table:table-cell office:value-type="float" office:value="14.7896139340169" calcext:value-type="float">
            <text:p>14,7896139340169</text:p>
          </table:table-cell>
          <table:table-cell office:value-type="float" office:value="3.68276402105627" calcext:value-type="float">
            <text:p>3,68276402105627</text:p>
          </table:table-cell>
          <table:table-cell office:value-type="float" office:value="1.46288533182137" calcext:value-type="float">
            <text:p>1,46288533182137</text:p>
          </table:table-cell>
          <table:table-cell office:value-type="float" office:value="5.1667921517516" calcext:value-type="float">
            <text:p>5,1667921517516</text:p>
          </table:table-cell>
          <table:table-cell office:value-type="float" office:value="2.28753350879416" calcext:value-type="float">
            <text:p>2,28753350879416</text:p>
          </table:table-cell>
          <table:table-cell office:value-type="float" office:value="86.352567203944" calcext:value-type="float">
            <text:p>86,352567203944</text:p>
          </table:table-cell>
          <table:table-cell office:value-type="float" office:value="13.7883065068543" calcext:value-type="float">
            <text:p>13,7883065068543</text:p>
          </table:table-cell>
          <table:table-cell office:value-type="float" office:value="0.328192848537883" calcext:value-type="float">
            <text:p>0,328192848537883</text:p>
          </table:table-cell>
          <table:table-cell office:value-type="float" office:value="0.48807169333477" calcext:value-type="float">
            <text:p>0,48807169333477</text:p>
          </table:table-cell>
          <table:table-cell office:value-type="float" office:value="13.8880755599036" calcext:value-type="float">
            <text:p>13,8880755599036</text:p>
          </table:table-cell>
          <table:table-cell office:value-type="float" office:value="100" calcext:value-type="float">
            <text:p>100</text:p>
          </table:table-cell>
          <table:table-cell office:value-type="float" office:value="14.3688274257476" calcext:value-type="float">
            <text:p>14,3688274257476</text:p>
          </table:table-cell>
          <table:table-cell office:value-type="float" office:value="46.1633266376834" calcext:value-type="float">
            <text:p>46,1633266376834</text:p>
          </table:table-cell>
          <table:table-cell office:value-type="float" office:value="32.5521431684071" calcext:value-type="float">
            <text:p>32,5521431684071</text:p>
          </table:table-cell>
          <table:table-cell office:value-type="float" office:value="32.568254617946" calcext:value-type="float">
            <text:p>32,568254617946</text:p>
          </table:table-cell>
          <table:table-cell office:value-type="float" office:value="0.0464115282288888" calcext:value-type="float">
            <text:p>0,0464115282288888</text:p>
          </table:table-cell>
          <table:table-cell office:value-type="float" office:value="0.570824264805731" calcext:value-type="float">
            <text:p>0,5708242648057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600" calcext:value-type="float">
            <text:p>3600</text:p>
          </table:table-cell>
          <table:table-cell office:value-type="float" office:value="4.75141311064942" calcext:value-type="float">
            <text:p>4,75141311064942</text:p>
          </table:table-cell>
          <table:table-cell office:value-type="float" office:value="3.46646594766541" calcext:value-type="float">
            <text:p>3,46646594766541</text:p>
          </table:table-cell>
          <table:table-cell office:value-type="float" office:value="54.5465598069184" calcext:value-type="float">
            <text:p>54,5465598069184</text:p>
          </table:table-cell>
          <table:table-cell office:value-type="float" office:value="14.7509884124883" calcext:value-type="float">
            <text:p>14,7509884124883</text:p>
          </table:table-cell>
          <table:table-cell office:value-type="float" office:value="4.23755544784869" calcext:value-type="float">
            <text:p>4,23755544784869</text:p>
          </table:table-cell>
          <table:table-cell office:value-type="float" office:value="1.564812668409" calcext:value-type="float">
            <text:p>1,564812668409</text:p>
          </table:table-cell>
          <table:table-cell office:value-type="float" office:value="5.87030157369625" calcext:value-type="float">
            <text:p>5,87030157369625</text:p>
          </table:table-cell>
          <table:table-cell office:value-type="float" office:value="2.18338857024749" calcext:value-type="float">
            <text:p>2,18338857024749</text:p>
          </table:table-cell>
          <table:table-cell office:value-type="float" office:value="88.6219054782237" calcext:value-type="float">
            <text:p>88,6219054782237</text:p>
          </table:table-cell>
          <table:table-cell office:value-type="float" office:value="26.9111779359795" calcext:value-type="float">
            <text:p>26,9111779359795</text:p>
          </table:table-cell>
          <table:table-cell office:value-type="float" office:value="0.341758796026828" calcext:value-type="float">
            <text:p>0,341758796026828</text:p>
          </table:table-cell>
          <table:table-cell office:value-type="float" office:value="0.324902323764783" calcext:value-type="float">
            <text:p>0,324902323764783</text:p>
          </table:table-cell>
          <table:table-cell office:value-type="float" office:value="13.3868296202418" calcext:value-type="float">
            <text:p>13,3868296202418</text:p>
          </table:table-cell>
          <table:table-cell office:value-type="float" office:value="100" calcext:value-type="float">
            <text:p>100</text:p>
          </table:table-cell>
          <table:table-cell office:value-type="float" office:value="14.274767138912" calcext:value-type="float">
            <text:p>14,274767138912</text:p>
          </table:table-cell>
          <table:table-cell office:value-type="float" office:value="35.2748436167582" calcext:value-type="float">
            <text:p>35,2748436167582</text:p>
          </table:table-cell>
          <table:table-cell office:value-type="float" office:value="29.4206205264842" calcext:value-type="float">
            <text:p>29,4206205264842</text:p>
          </table:table-cell>
          <table:table-cell office:value-type="float" office:value="30.5756221820519" calcext:value-type="float">
            <text:p>30,5756221820519</text:p>
          </table:table-cell>
          <table:table-cell office:value-type="float" office:value="0.0000633648672520024" calcext:value-type="float">
            <text:p>6,33648672520024E-05</text:p>
          </table:table-cell>
          <table:table-cell office:value-type="float" office:value="1.57783375902175" calcext:value-type="float">
            <text:p>1,577833759021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600" calcext:value-type="float">
            <text:p>3600</text:p>
          </table:table-cell>
          <table:table-cell office:value-type="float" office:value="4.76216927170725" calcext:value-type="float">
            <text:p>4,76216927170725</text:p>
          </table:table-cell>
          <table:table-cell office:value-type="float" office:value="3.46776509430597" calcext:value-type="float">
            <text:p>3,46776509430597</text:p>
          </table:table-cell>
          <table:table-cell office:value-type="float" office:value="52.6216204465366" calcext:value-type="float">
            <text:p>52,6216204465366</text:p>
          </table:table-cell>
          <table:table-cell office:value-type="float" office:value="14.06919813497" calcext:value-type="float">
            <text:p>14,06919813497</text:p>
          </table:table-cell>
          <table:table-cell office:value-type="float" office:value="4.22500992445863" calcext:value-type="float">
            <text:p>4,22500992445863</text:p>
          </table:table-cell>
          <table:table-cell office:value-type="float" office:value="1.54304214962142" calcext:value-type="float">
            <text:p>1,54304214962142</text:p>
          </table:table-cell>
          <table:table-cell office:value-type="float" office:value="5.81664634534096" calcext:value-type="float">
            <text:p>5,81664634534096</text:p>
          </table:table-cell>
          <table:table-cell office:value-type="float" office:value="2.29734608718339" calcext:value-type="float">
            <text:p>2,29734608718339</text:p>
          </table:table-cell>
          <table:table-cell office:value-type="float" office:value="89.9956557775849" calcext:value-type="float">
            <text:p>89,9956557775849</text:p>
          </table:table-cell>
          <table:table-cell office:value-type="float" office:value="22.7992952699898" calcext:value-type="float">
            <text:p>22,7992952699898</text:p>
          </table:table-cell>
          <table:table-cell office:value-type="float" office:value="0.340988393761687" calcext:value-type="float">
            <text:p>0,340988393761687</text:p>
          </table:table-cell>
          <table:table-cell office:value-type="float" office:value="0.373252057246503" calcext:value-type="float">
            <text:p>0,373252057246503</text:p>
          </table:table-cell>
          <table:table-cell office:value-type="float" office:value="13.3982684563591" calcext:value-type="float">
            <text:p>13,3982684563591</text:p>
          </table:table-cell>
          <table:table-cell office:value-type="float" office:value="100" calcext:value-type="float">
            <text:p>100</text:p>
          </table:table-cell>
          <table:table-cell office:value-type="float" office:value="14.2747005081295" calcext:value-type="float">
            <text:p>14,2747005081295</text:p>
          </table:table-cell>
          <table:table-cell office:value-type="float" office:value="37.1900704844123" calcext:value-type="float">
            <text:p>37,1900704844123</text:p>
          </table:table-cell>
          <table:table-cell office:value-type="float" office:value="29.7889468997031" calcext:value-type="float">
            <text:p>29,7889468997031</text:p>
          </table:table-cell>
          <table:table-cell office:value-type="float" office:value="30.9306051111348" calcext:value-type="float">
            <text:p>30,9306051111348</text:p>
          </table:table-cell>
          <table:table-cell office:value-type="float" office:value="0.00301301609722856" calcext:value-type="float">
            <text:p>0,00301301609722856</text:p>
          </table:table-cell>
          <table:table-cell office:value-type="float" office:value="1.13707936054502" calcext:value-type="float">
            <text:p>1,13707936054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4.84472533594851" calcext:value-type="float">
            <text:p>4,84472533594851</text:p>
          </table:table-cell>
          <table:table-cell office:value-type="float" office:value="3.4782031365669" calcext:value-type="float">
            <text:p>3,4782031365669</text:p>
          </table:table-cell>
          <table:table-cell office:value-type="float" office:value="51.3035557235926" calcext:value-type="float">
            <text:p>51,3035557235926</text:p>
          </table:table-cell>
          <table:table-cell office:value-type="float" office:value="13.6454550996556" calcext:value-type="float">
            <text:p>13,6454550996556</text:p>
          </table:table-cell>
          <table:table-cell office:value-type="float" office:value="4.1850184216094" calcext:value-type="float">
            <text:p>4,1850184216094</text:p>
          </table:table-cell>
          <table:table-cell office:value-type="float" office:value="1.53057911182033" calcext:value-type="float">
            <text:p>1,53057911182033</text:p>
          </table:table-cell>
          <table:table-cell office:value-type="float" office:value="5.74771060280465" calcext:value-type="float">
            <text:p>5,74771060280465</text:p>
          </table:table-cell>
          <table:table-cell office:value-type="float" office:value="2.3796431815113" calcext:value-type="float">
            <text:p>2,3796431815113</text:p>
          </table:table-cell>
          <table:table-cell office:value-type="float" office:value="91.2016121344203" calcext:value-type="float">
            <text:p>91,2016121344203</text:p>
          </table:table-cell>
          <table:table-cell office:value-type="float" office:value="18.7510819930147" calcext:value-type="float">
            <text:p>18,7510819930147</text:p>
          </table:table-cell>
          <table:table-cell office:value-type="float" office:value="0.339610047296855" calcext:value-type="float">
            <text:p>0,339610047296855</text:p>
          </table:table-cell>
          <table:table-cell office:value-type="float" office:value="0.426274132996875" calcext:value-type="float">
            <text:p>0,426274132996875</text:p>
          </table:table-cell>
          <table:table-cell office:value-type="float" office:value="13.4346997136348" calcext:value-type="float">
            <text:p>13,4346997136348</text:p>
          </table:table-cell>
          <table:table-cell office:value-type="float" office:value="100" calcext:value-type="float">
            <text:p>100</text:p>
          </table:table-cell>
          <table:table-cell office:value-type="float" office:value="14.249853101011" calcext:value-type="float">
            <text:p>14,249853101011</text:p>
          </table:table-cell>
          <table:table-cell office:value-type="float" office:value="39.081154745825" calcext:value-type="float">
            <text:p>39,081154745825</text:p>
          </table:table-cell>
          <table:table-cell office:value-type="float" office:value="30.1922122899572" calcext:value-type="float">
            <text:p>30,1922122899572</text:p>
          </table:table-cell>
          <table:table-cell office:value-type="float" office:value="31.2882524998785" calcext:value-type="float">
            <text:p>31,2882524998785</text:p>
          </table:table-cell>
          <table:table-cell office:value-type="float" office:value="0.0441046076682723" calcext:value-type="float">
            <text:p>0,0441046076682723</text:p>
          </table:table-cell>
          <table:table-cell office:value-type="float" office:value="0.761490824831352" calcext:value-type="float">
            <text:p>0,7614908248313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00" calcext:value-type="float">
            <text:p>3600</text:p>
          </table:table-cell>
          <table:table-cell office:value-type="float" office:value="4.97839817032195" calcext:value-type="float">
            <text:p>4,97839817032195</text:p>
          </table:table-cell>
          <table:table-cell office:value-type="float" office:value="3.49396076191782" calcext:value-type="float">
            <text:p>3,49396076191782</text:p>
          </table:table-cell>
          <table:table-cell office:value-type="float" office:value="51.0723507594338" calcext:value-type="float">
            <text:p>51,0723507594338</text:p>
          </table:table-cell>
          <table:table-cell office:value-type="float" office:value="13.5378864430878" calcext:value-type="float">
            <text:p>13,5378864430878</text:p>
          </table:table-cell>
          <table:table-cell office:value-type="float" office:value="4.12770586142777" calcext:value-type="float">
            <text:p>4,12770586142777</text:p>
          </table:table-cell>
          <table:table-cell office:value-type="float" office:value="1.52964209594426" calcext:value-type="float">
            <text:p>1,52964209594426</text:p>
          </table:table-cell>
          <table:table-cell office:value-type="float" office:value="5.68227087042727" calcext:value-type="float">
            <text:p>5,68227087042727</text:p>
          </table:table-cell>
          <table:table-cell office:value-type="float" office:value="2.41116162122115" calcext:value-type="float">
            <text:p>2,41116162122115</text:p>
          </table:table-cell>
          <table:table-cell office:value-type="float" office:value="91.9862566343334" calcext:value-type="float">
            <text:p>91,9862566343334</text:p>
          </table:table-cell>
          <table:table-cell office:value-type="float" office:value="16.0068153942554" calcext:value-type="float">
            <text:p>16,0068153942554</text:p>
          </table:table-cell>
          <table:table-cell office:value-type="float" office:value="0.337965370031711" calcext:value-type="float">
            <text:p>0,337965370031711</text:p>
          </table:table-cell>
          <table:table-cell office:value-type="float" office:value="0.470721343050201" calcext:value-type="float">
            <text:p>0,470721343050201</text:p>
          </table:table-cell>
          <table:table-cell office:value-type="float" office:value="13.4868240632422" calcext:value-type="float">
            <text:p>13,4868240632422</text:p>
          </table:table-cell>
          <table:table-cell office:value-type="float" office:value="100" calcext:value-type="float">
            <text:p>100</text:p>
          </table:table-cell>
          <table:table-cell office:value-type="float" office:value="14.2594739957346" calcext:value-type="float">
            <text:p>14,2594739957346</text:p>
          </table:table-cell>
          <table:table-cell office:value-type="float" office:value="40.9777625646052" calcext:value-type="float">
            <text:p>40,9777625646052</text:p>
          </table:table-cell>
          <table:table-cell office:value-type="float" office:value="30.5822284766182" calcext:value-type="float">
            <text:p>30,5822284766182</text:p>
          </table:table-cell>
          <table:table-cell office:value-type="float" office:value="31.6422259202632" calcext:value-type="float">
            <text:p>31,6422259202632</text:p>
          </table:table-cell>
          <table:table-cell office:value-type="float" office:value="0.000171345378557399" calcext:value-type="float">
            <text:p>0,000171345378557399</text:p>
          </table:table-cell>
          <table:table-cell office:value-type="float" office:value="0.600171949112895" calcext:value-type="float">
            <text:p>0,600171949112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office:value-type="float" office:value="5.23189735412541" calcext:value-type="float">
            <text:p>5,23189735412541</text:p>
          </table:table-cell>
          <table:table-cell office:value-type="float" office:value="3.5249284692753" calcext:value-type="float">
            <text:p>3,5249284692753</text:p>
          </table:table-cell>
          <table:table-cell office:value-type="float" office:value="48.5300064104254" calcext:value-type="float">
            <text:p>48,5300064104254</text:p>
          </table:table-cell>
          <table:table-cell office:value-type="float" office:value="12.7067740253538" calcext:value-type="float">
            <text:p>12,7067740253538</text:p>
          </table:table-cell>
          <table:table-cell office:value-type="float" office:value="4.00986635964656" calcext:value-type="float">
            <text:p>4,00986635964656</text:p>
          </table:table-cell>
          <table:table-cell office:value-type="float" office:value="1.5038855451646" calcext:value-type="float">
            <text:p>1,5038855451646</text:p>
          </table:table-cell>
          <table:table-cell office:value-type="float" office:value="5.51719701923344" calcext:value-type="float">
            <text:p>5,51719701923344</text:p>
          </table:table-cell>
          <table:table-cell office:value-type="float" office:value="2.59661583972676" calcext:value-type="float">
            <text:p>2,59661583972676</text:p>
          </table:table-cell>
          <table:table-cell office:value-type="float" office:value="94.744942366747" calcext:value-type="float">
            <text:p>94,744942366747</text:p>
          </table:table-cell>
          <table:table-cell office:value-type="float" office:value="7.12165291455074" calcext:value-type="float">
            <text:p>7,12165291455074</text:p>
          </table:table-cell>
          <table:table-cell office:value-type="float" office:value="0.334036759661077" calcext:value-type="float">
            <text:p>0,334036759661077</text:p>
          </table:table-cell>
          <table:table-cell office:value-type="float" office:value="0.599927638146012" calcext:value-type="float">
            <text:p>0,599927638146012</text:p>
          </table:table-cell>
          <table:table-cell office:value-type="float" office:value="13.5936792256544" calcext:value-type="float">
            <text:p>13,5936792256544</text:p>
          </table:table-cell>
          <table:table-cell office:value-type="float" office:value="100" calcext:value-type="float">
            <text:p>100</text:p>
          </table:table-cell>
          <table:table-cell office:value-type="float" office:value="14.2784477983834" calcext:value-type="float">
            <text:p>14,2784477983834</text:p>
          </table:table-cell>
          <table:table-cell office:value-type="float" office:value="42.716952428053" calcext:value-type="float">
            <text:p>42,716952428053</text:p>
          </table:table-cell>
          <table:table-cell office:value-type="float" office:value="31.2239176509095" calcext:value-type="float">
            <text:p>31,2239176509095</text:p>
          </table:table-cell>
          <table:table-cell office:value-type="float" office:value="32.094374177826" calcext:value-type="float">
            <text:p>32,094374177826</text:p>
          </table:table-cell>
          <table:table-cell office:value-type="float" office:value="0.0455321035615596" calcext:value-type="float">
            <text:p>0,0455321035615596</text:p>
          </table:table-cell>
          <table:table-cell office:value-type="float" office:value="0.0858421890385104" calcext:value-type="float">
            <text:p>0,0858421890385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5.37720669759506" calcext:value-type="float">
            <text:p>5,37720669759506</text:p>
          </table:table-cell>
          <table:table-cell office:value-type="float" office:value="3.54267276660142" calcext:value-type="float">
            <text:p>3,54267276660142</text:p>
          </table:table-cell>
          <table:table-cell office:value-type="float" office:value="53.6481077084569" calcext:value-type="float">
            <text:p>53,6481077084569</text:p>
          </table:table-cell>
          <table:table-cell office:value-type="float" office:value="14.4297496889607" calcext:value-type="float">
            <text:p>14,4297496889607</text:p>
          </table:table-cell>
          <table:table-cell office:value-type="float" office:value="3.96820576398812" calcext:value-type="float">
            <text:p>3,96820576398812</text:p>
          </table:table-cell>
          <table:table-cell office:value-type="float" office:value="1.56927163610411" calcext:value-type="float">
            <text:p>1,56927163610411</text:p>
          </table:table-cell>
          <table:table-cell office:value-type="float" office:value="5.55918122291955" calcext:value-type="float">
            <text:p>5,55918122291955</text:p>
          </table:table-cell>
          <table:table-cell office:value-type="float" office:value="2.2899175352983" calcext:value-type="float">
            <text:p>2,2899175352983</text:p>
          </table:table-cell>
          <table:table-cell office:value-type="float" office:value="92.0161688690939" calcext:value-type="float">
            <text:p>92,0161688690939</text:p>
          </table:table-cell>
          <table:table-cell office:value-type="float" office:value="14.1430875775444" calcext:value-type="float">
            <text:p>14,1430875775444</text:p>
          </table:table-cell>
          <table:table-cell office:value-type="float" office:value="0.333921830301936" calcext:value-type="float">
            <text:p>0,333921830301936</text:p>
          </table:table-cell>
          <table:table-cell office:value-type="float" office:value="0.497689947811898" calcext:value-type="float">
            <text:p>0,497689947811898</text:p>
          </table:table-cell>
          <table:table-cell office:value-type="float" office:value="13.631354804089" calcext:value-type="float">
            <text:p>13,631354804089</text:p>
          </table:table-cell>
          <table:table-cell office:value-type="float" office:value="100" calcext:value-type="float">
            <text:p>100</text:p>
          </table:table-cell>
          <table:table-cell office:value-type="float" office:value="14.2875741527962" calcext:value-type="float">
            <text:p>14,2875741527962</text:p>
          </table:table-cell>
          <table:table-cell office:value-type="float" office:value="44.7832858044007" calcext:value-type="float">
            <text:p>44,7832858044007</text:p>
          </table:table-cell>
          <table:table-cell office:value-type="float" office:value="31.3294365032844" calcext:value-type="float">
            <text:p>31,3294365032844</text:p>
          </table:table-cell>
          <table:table-cell office:value-type="float" office:value="32.3147263018931" calcext:value-type="float">
            <text:p>32,3147263018931</text:p>
          </table:table-cell>
          <table:table-cell office:value-type="float" office:value="0.000236772473226115" calcext:value-type="float">
            <text:p>0,000236772473226115</text:p>
          </table:table-cell>
          <table:table-cell office:value-type="float" office:value="0.543967785611865" calcext:value-type="float">
            <text:p>0,5439677856118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600" calcext:value-type="float">
            <text:p>3600</text:p>
          </table:table-cell>
          <table:table-cell office:value-type="float" office:value="5.78055974049255" calcext:value-type="float">
            <text:p>5,78055974049255</text:p>
          </table:table-cell>
          <table:table-cell office:value-type="float" office:value="3.59307993112229" calcext:value-type="float">
            <text:p>3,59307993112229</text:p>
          </table:table-cell>
          <table:table-cell office:value-type="float" office:value="59.873812017031" calcext:value-type="float">
            <text:p>59,873812017031</text:p>
          </table:table-cell>
          <table:table-cell office:value-type="float" office:value="16.804920649572" calcext:value-type="float">
            <text:p>16,804920649572</text:p>
          </table:table-cell>
          <table:table-cell office:value-type="float" office:value="3.82164019110488" calcext:value-type="float">
            <text:p>3,82164019110488</text:p>
          </table:table-cell>
          <table:table-cell office:value-type="float" office:value="1.65462882227821" calcext:value-type="float">
            <text:p>1,65462882227821</text:p>
          </table:table-cell>
          <table:table-cell office:value-type="float" office:value="5.52171280135946" calcext:value-type="float">
            <text:p>5,52171280135946</text:p>
          </table:table-cell>
          <table:table-cell office:value-type="float" office:value="1.95959565085971" calcext:value-type="float">
            <text:p>1,95959565085971</text:p>
          </table:table-cell>
          <table:table-cell office:value-type="float" office:value="89.2124143598748" calcext:value-type="float">
            <text:p>89,2124143598748</text:p>
          </table:table-cell>
          <table:table-cell office:value-type="float" office:value="19.4215623788996" calcext:value-type="float">
            <text:p>19,4215623788996</text:p>
          </table:table-cell>
          <table:table-cell office:value-type="float" office:value="0.330996214816699" calcext:value-type="float">
            <text:p>0,330996214816699</text:p>
          </table:table-cell>
          <table:table-cell office:value-type="float" office:value="0.398837074117778" calcext:value-type="float">
            <text:p>0,398837074117778</text:p>
          </table:table-cell>
          <table:table-cell office:value-type="float" office:value="13.7634809755926" calcext:value-type="float">
            <text:p>13,7634809755926</text:p>
          </table:table-cell>
          <table:table-cell office:value-type="float" office:value="100" calcext:value-type="float">
            <text:p>100</text:p>
          </table:table-cell>
          <table:table-cell office:value-type="float" office:value="14.3420144025667" calcext:value-type="float">
            <text:p>14,3420144025667</text:p>
          </table:table-cell>
          <table:table-cell office:value-type="float" office:value="46.724087184675" calcext:value-type="float">
            <text:p>46,724087184675</text:p>
          </table:table-cell>
          <table:table-cell office:value-type="float" office:value="31.6353444164103" calcext:value-type="float">
            <text:p>31,6353444164103</text:p>
          </table:table-cell>
          <table:table-cell office:value-type="float" office:value="32.5551434594576" calcext:value-type="float">
            <text:p>32,5551434594576</text:p>
          </table:table-cell>
          <table:table-cell office:value-type="float" office:value="0.0569537228485708" calcext:value-type="float">
            <text:p>0,0569537228485708</text:p>
          </table:table-cell>
          <table:table-cell office:value-type="float" office:value="1.17514355059768" calcext:value-type="float">
            <text:p>1,175143550597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900" calcext:value-type="float">
            <text:p>3900</text:p>
          </table:table-cell>
          <table:table-cell office:value-type="float" office:value="4.34101107716231" calcext:value-type="float">
            <text:p>4,34101107716231</text:p>
          </table:table-cell>
          <table:table-cell office:value-type="float" office:value="3.41549826429145" calcext:value-type="float">
            <text:p>3,41549826429145</text:p>
          </table:table-cell>
          <table:table-cell office:value-type="float" office:value="57.9644268006113" calcext:value-type="float">
            <text:p>57,9644268006113</text:p>
          </table:table-cell>
          <table:table-cell office:value-type="float" office:value="15.9393559999357" calcext:value-type="float">
            <text:p>15,9393559999357</text:p>
          </table:table-cell>
          <table:table-cell office:value-type="float" office:value="4.37764381404103" calcext:value-type="float">
            <text:p>4,37764381404103</text:p>
          </table:table-cell>
          <table:table-cell office:value-type="float" office:value="1.72180803736373" calcext:value-type="float">
            <text:p>1,72180803736373</text:p>
          </table:table-cell>
          <table:table-cell office:value-type="float" office:value="6.19798170405646" calcext:value-type="float">
            <text:p>6,19798170405646</text:p>
          </table:table-cell>
          <table:table-cell office:value-type="float" office:value="1.98092047929134" calcext:value-type="float">
            <text:p>1,98092047929134</text:p>
          </table:table-cell>
          <table:table-cell office:value-type="float" office:value="91.9965732136553" calcext:value-type="float">
            <text:p>91,9965732136553</text:p>
          </table:table-cell>
          <table:table-cell office:value-type="float" office:value="30.0641523419438" calcext:value-type="float">
            <text:p>30,0641523419438</text:p>
          </table:table-cell>
          <table:table-cell office:value-type="float" office:value="0.343829993066468" calcext:value-type="float">
            <text:p>0,343829993066468</text:p>
          </table:table-cell>
          <table:table-cell office:value-type="float" office:value="0.30635823019853" calcext:value-type="float">
            <text:p>0,30635823019853</text:p>
          </table:table-cell>
          <table:table-cell office:value-type="float" office:value="13.2587676459428" calcext:value-type="float">
            <text:p>13,2587676459428</text:p>
          </table:table-cell>
          <table:table-cell office:value-type="float" office:value="100" calcext:value-type="float">
            <text:p>100</text:p>
          </table:table-cell>
          <table:table-cell office:value-type="float" office:value="14.2152027792153" calcext:value-type="float">
            <text:p>14,2152027792153</text:p>
          </table:table-cell>
          <table:table-cell office:value-type="float" office:value="35.7925652239458" calcext:value-type="float">
            <text:p>35,7925652239458</text:p>
          </table:table-cell>
          <table:table-cell office:value-type="float" office:value="28.5927800777225" calcext:value-type="float">
            <text:p>28,5927800777225</text:p>
          </table:table-cell>
          <table:table-cell office:value-type="float" office:value="30.6207659413992" calcext:value-type="float">
            <text:p>30,6207659413992</text:p>
          </table:table-cell>
          <table:table-cell office:value-type="float" office:value="0.116076895426331" calcext:value-type="float">
            <text:p>0,116076895426331</text:p>
          </table:table-cell>
          <table:table-cell office:value-type="float" office:value="2.2012071020582" calcext:value-type="float">
            <text:p>2,20120710205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900" calcext:value-type="float">
            <text:p>3900</text:p>
          </table:table-cell>
          <table:table-cell office:value-type="float" office:value="4.34342256188631" calcext:value-type="float">
            <text:p>4,34342256188631</text:p>
          </table:table-cell>
          <table:table-cell office:value-type="float" office:value="3.41746280724969" calcext:value-type="float">
            <text:p>3,41746280724969</text:p>
          </table:table-cell>
          <table:table-cell office:value-type="float" office:value="56.1336499452594" calcext:value-type="float">
            <text:p>56,1336499452594</text:p>
          </table:table-cell>
          <table:table-cell office:value-type="float" office:value="15.3315507605041" calcext:value-type="float">
            <text:p>15,3315507605041</text:p>
          </table:table-cell>
          <table:table-cell office:value-type="float" office:value="4.36815685659656" calcext:value-type="float">
            <text:p>4,36815685659656</text:p>
          </table:table-cell>
          <table:table-cell office:value-type="float" office:value="1.70333447095625" calcext:value-type="float">
            <text:p>1,70333447095625</text:p>
          </table:table-cell>
          <table:table-cell office:value-type="float" office:value="6.14307095626933" calcext:value-type="float">
            <text:p>6,14307095626933</text:p>
          </table:table-cell>
          <table:table-cell office:value-type="float" office:value="2.07066458029257" calcext:value-type="float">
            <text:p>2,07066458029257</text:p>
          </table:table-cell>
          <table:table-cell office:value-type="float" office:value="93.3385257548329" calcext:value-type="float">
            <text:p>93,3385257548329</text:p>
          </table:table-cell>
          <table:table-cell office:value-type="float" office:value="26.1157918617727" calcext:value-type="float">
            <text:p>26,1157918617727</text:p>
          </table:table-cell>
          <table:table-cell office:value-type="float" office:value="0.343137228779011" calcext:value-type="float">
            <text:p>0,343137228779011</text:p>
          </table:table-cell>
          <table:table-cell office:value-type="float" office:value="0.344989307807124" calcext:value-type="float">
            <text:p>0,344989307807124</text:p>
          </table:table-cell>
          <table:table-cell office:value-type="float" office:value="13.2674594083579" calcext:value-type="float">
            <text:p>13,2674594083579</text:p>
          </table:table-cell>
          <table:table-cell office:value-type="float" office:value="100" calcext:value-type="float">
            <text:p>100</text:p>
          </table:table-cell>
          <table:table-cell office:value-type="float" office:value="14.2158761651319" calcext:value-type="float">
            <text:p>14,2158761651319</text:p>
          </table:table-cell>
          <table:table-cell office:value-type="float" office:value="37.705808420703" calcext:value-type="float">
            <text:p>37,705808420703</text:p>
          </table:table-cell>
          <table:table-cell office:value-type="float" office:value="28.965374564598" calcext:value-type="float">
            <text:p>28,965374564598</text:p>
          </table:table-cell>
          <table:table-cell office:value-type="float" office:value="30.9506442522305" calcext:value-type="float">
            <text:p>30,9506442522305</text:p>
          </table:table-cell>
          <table:table-cell office:value-type="float" office:value="0.000324065302191491" calcext:value-type="float">
            <text:p>0,000324065302191491</text:p>
          </table:table-cell>
          <table:table-cell office:value-type="float" office:value="1.61224948717819" calcext:value-type="float">
            <text:p>1,612249487178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office:value-type="float" office:value="4.44667723775189" calcext:value-type="float">
            <text:p>4,44667723775189</text:p>
          </table:table-cell>
          <table:table-cell office:value-type="float" office:value="3.42981408864328" calcext:value-type="float">
            <text:p>3,42981408864328</text:p>
          </table:table-cell>
          <table:table-cell office:value-type="float" office:value="55.8083213865763" calcext:value-type="float">
            <text:p>55,8083213865763</text:p>
          </table:table-cell>
          <table:table-cell office:value-type="float" office:value="15.2111684858972" calcext:value-type="float">
            <text:p>15,2111684858972</text:p>
          </table:table-cell>
          <table:table-cell office:value-type="float" office:value="4.32381546235025" calcext:value-type="float">
            <text:p>4,32381546235025</text:p>
          </table:table-cell>
          <table:table-cell office:value-type="float" office:value="1.70237313959239" calcext:value-type="float">
            <text:p>1,70237313959239</text:p>
          </table:table-cell>
          <table:table-cell office:value-type="float" office:value="6.0860242999154" calcext:value-type="float">
            <text:p>6,0860242999154</text:p>
          </table:table-cell>
          <table:table-cell office:value-type="float" office:value="2.09700858588932" calcext:value-type="float">
            <text:p>2,09700858588932</text:p>
          </table:table-cell>
          <table:table-cell office:value-type="float" office:value="94.07287562262" calcext:value-type="float">
            <text:p>94,07287562262</text:p>
          </table:table-cell>
          <table:table-cell office:value-type="float" office:value="23.6515600462922" calcext:value-type="float">
            <text:p>23,6515600462922</text:p>
          </table:table-cell>
          <table:table-cell office:value-type="float" office:value="0.341891920351279" calcext:value-type="float">
            <text:p>0,341891920351279</text:p>
          </table:table-cell>
          <table:table-cell office:value-type="float" office:value="0.372580487611864" calcext:value-type="float">
            <text:p>0,372580487611864</text:p>
          </table:table-cell>
          <table:table-cell office:value-type="float" office:value="13.3080469809302" calcext:value-type="float">
            <text:p>13,3080469809302</text:p>
          </table:table-cell>
          <table:table-cell office:value-type="float" office:value="100" calcext:value-type="float">
            <text:p>100</text:p>
          </table:table-cell>
          <table:table-cell office:value-type="float" office:value="14.2232695784657" calcext:value-type="float">
            <text:p>14,2232695784657</text:p>
          </table:table-cell>
          <table:table-cell office:value-type="float" office:value="39.6156769666544" calcext:value-type="float">
            <text:p>39,6156769666544</text:p>
          </table:table-cell>
          <table:table-cell office:value-type="float" office:value="29.3392485962166" calcext:value-type="float">
            <text:p>29,3392485962166</text:p>
          </table:table-cell>
          <table:table-cell office:value-type="float" office:value="31.2784283381497" calcext:value-type="float">
            <text:p>31,2784283381497</text:p>
          </table:table-cell>
          <table:table-cell office:value-type="float" office:value="0.00423980924327545" calcext:value-type="float">
            <text:p>0,00423980924327545</text:p>
          </table:table-cell>
          <table:table-cell office:value-type="float" office:value="1.36497398594012" calcext:value-type="float">
            <text:p>1,364973985940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900" calcext:value-type="float">
            <text:p>3900</text:p>
          </table:table-cell>
          <table:table-cell office:value-type="float" office:value="4.49808473326323" calcext:value-type="float">
            <text:p>4,49808473326323</text:p>
          </table:table-cell>
          <table:table-cell office:value-type="float" office:value="3.4356518903792" calcext:value-type="float">
            <text:p>3,4356518903792</text:p>
          </table:table-cell>
          <table:table-cell office:value-type="float" office:value="53.8327283878071" calcext:value-type="float">
            <text:p>53,8327283878071</text:p>
          </table:table-cell>
          <table:table-cell office:value-type="float" office:value="14.4750452516035" calcext:value-type="float">
            <text:p>14,4750452516035</text:p>
          </table:table-cell>
          <table:table-cell office:value-type="float" office:value="4.29354019045714" calcext:value-type="float">
            <text:p>4,29354019045714</text:p>
          </table:table-cell>
          <table:table-cell office:value-type="float" office:value="1.67934644694659" calcext:value-type="float">
            <text:p>1,67934644694659</text:p>
          </table:table-cell>
          <table:table-cell office:value-type="float" office:value="6.01174895228302" calcext:value-type="float">
            <text:p>6,01174895228302</text:p>
          </table:table-cell>
          <table:table-cell office:value-type="float" office:value="2.21697607669616" calcext:value-type="float">
            <text:p>2,21697607669616</text:p>
          </table:table-cell>
          <table:table-cell office:value-type="float" office:value="95.8492807412656" calcext:value-type="float">
            <text:p>95,8492807412656</text:p>
          </table:table-cell>
          <table:table-cell office:value-type="float" office:value="18.8063398212059" calcext:value-type="float">
            <text:p>18,8063398212059</text:p>
          </table:table-cell>
          <table:table-cell office:value-type="float" office:value="0.340618007611746" calcext:value-type="float">
            <text:p>0,340618007611746</text:p>
          </table:table-cell>
          <table:table-cell office:value-type="float" office:value="0.43504983413512" calcext:value-type="float">
            <text:p>0,43504983413512</text:p>
          </table:table-cell>
          <table:table-cell office:value-type="float" office:value="13.3357241372898" calcext:value-type="float">
            <text:p>13,3357241372898</text:p>
          </table:table-cell>
          <table:table-cell office:value-type="float" office:value="100" calcext:value-type="float">
            <text:p>100</text:p>
          </table:table-cell>
          <table:table-cell office:value-type="float" office:value="14.2274756261952" calcext:value-type="float">
            <text:p>14,2274756261952</text:p>
          </table:table-cell>
          <table:table-cell office:value-type="float" office:value="41.4983248638326" calcext:value-type="float">
            <text:p>41,4983248638326</text:p>
          </table:table-cell>
          <table:table-cell office:value-type="float" office:value="29.751788278584" calcext:value-type="float">
            <text:p>29,751788278584</text:p>
          </table:table-cell>
          <table:table-cell office:value-type="float" office:value="31.6725791462187" calcext:value-type="float">
            <text:p>31,6725791462187</text:p>
          </table:table-cell>
          <table:table-cell office:value-type="float" office:value="0.0316058080280883" calcext:value-type="float">
            <text:p>0,0316058080280883</text:p>
          </table:table-cell>
          <table:table-cell office:value-type="float" office:value="0.897015335750353" calcext:value-type="float">
            <text:p>0,8970153357503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00" calcext:value-type="float">
            <text:p>3900</text:p>
          </table:table-cell>
          <table:table-cell office:value-type="float" office:value="4.62059201300383" calcext:value-type="float">
            <text:p>4,62059201300383</text:p>
          </table:table-cell>
          <table:table-cell office:value-type="float" office:value="3.45021196903172" calcext:value-type="float">
            <text:p>3,45021196903172</text:p>
          </table:table-cell>
          <table:table-cell office:value-type="float" office:value="50.147529394141" calcext:value-type="float">
            <text:p>50,147529394141</text:p>
          </table:table-cell>
          <table:table-cell office:value-type="float" office:value="13.2495611664321" calcext:value-type="float">
            <text:p>13,2495611664321</text:p>
          </table:table-cell>
          <table:table-cell office:value-type="float" office:value="4.2265522421212" calcext:value-type="float">
            <text:p>4,2265522421212</text:p>
          </table:table-cell>
          <table:table-cell office:value-type="float" office:value="1.63807090826455" calcext:value-type="float">
            <text:p>1,63807090826455</text:p>
          </table:table-cell>
          <table:table-cell office:value-type="float" office:value="5.87372004869676" calcext:value-type="float">
            <text:p>5,87372004869676</text:p>
          </table:table-cell>
          <table:table-cell office:value-type="float" office:value="2.44206980246241" calcext:value-type="float">
            <text:p>2,44206980246241</text:p>
          </table:table-cell>
          <table:table-cell office:value-type="float" office:value="99.0159412482508" calcext:value-type="float">
            <text:p>99,0159412482508</text:p>
          </table:table-cell>
          <table:table-cell office:value-type="float" office:value="9.82194717061714" calcext:value-type="float">
            <text:p>9,82194717061714</text:p>
          </table:table-cell>
          <table:table-cell office:value-type="float" office:value="0.337967833427401" calcext:value-type="float">
            <text:p>0,337967833427401</text:p>
          </table:table-cell>
          <table:table-cell office:value-type="float" office:value="0.574716072355832" calcext:value-type="float">
            <text:p>0,574716072355832</text:p>
          </table:table-cell>
          <table:table-cell office:value-type="float" office:value="13.39686245446" calcext:value-type="float">
            <text:p>13,39686245446</text:p>
          </table:table-cell>
          <table:table-cell office:value-type="float" office:value="100" calcext:value-type="float">
            <text:p>100</text:p>
          </table:table-cell>
          <table:table-cell office:value-type="float" office:value="14.2372805974526" calcext:value-type="float">
            <text:p>14,2372805974526</text:p>
          </table:table-cell>
          <table:table-cell office:value-type="float" office:value="43.2802446716511" calcext:value-type="float">
            <text:p>43,2802446716511</text:p>
          </table:table-cell>
          <table:table-cell office:value-type="float" office:value="30.318877837024" calcext:value-type="float">
            <text:p>30,318877837024</text:p>
          </table:table-cell>
          <table:table-cell office:value-type="float" office:value="32.1066693738918" calcext:value-type="float">
            <text:p>32,1066693738918</text:p>
          </table:table-cell>
          <table:table-cell office:value-type="float" office:value="0.0802934381202837" calcext:value-type="float">
            <text:p>0,0802934381202837</text:p>
          </table:table-cell>
          <table:table-cell office:value-type="float" office:value="0.214769873740803" calcext:value-type="float">
            <text:p>0,214769873740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900" calcext:value-type="float">
            <text:p>3900</text:p>
          </table:table-cell>
          <table:table-cell office:value-type="float" office:value="5.24037659168175" calcext:value-type="float">
            <text:p>5,24037659168175</text:p>
          </table:table-cell>
          <table:table-cell office:value-type="float" office:value="3.52590160002385" calcext:value-type="float">
            <text:p>3,52590160002385</text:p>
          </table:table-cell>
          <table:table-cell office:value-type="float" office:value="49.8317360886562" calcext:value-type="float">
            <text:p>49,8317360886562</text:p>
          </table:table-cell>
          <table:table-cell office:value-type="float" office:value="13.1234049686173" calcext:value-type="float">
            <text:p>13,1234049686173</text:p>
          </table:table-cell>
          <table:table-cell office:value-type="float" office:value="3.96129282003499" calcext:value-type="float">
            <text:p>3,96129282003499</text:p>
          </table:table-cell>
          <table:table-cell office:value-type="float" office:value="1.6473035690583" calcext:value-type="float">
            <text:p>1,6473035690583</text:p>
          </table:table-cell>
          <table:table-cell office:value-type="float" office:value="5.60850314701597" calcext:value-type="float">
            <text:p>5,60850314701597</text:p>
          </table:table-cell>
          <table:table-cell office:value-type="float" office:value="2.52575247739133" calcext:value-type="float">
            <text:p>2,52575247739133</text:p>
          </table:table-cell>
          <table:table-cell office:value-type="float" office:value="102.295918561261" calcext:value-type="float">
            <text:p>102,295918561261</text:p>
          </table:table-cell>
          <table:table-cell office:value-type="string" calcext:value-type="string">
            <text:p/>
          </table:table-cell>
          <table:table-cell office:value-type="float" office:value="0.330183601629685" calcext:value-type="float">
            <text:p>0,330183601629685</text:p>
          </table:table-cell>
          <table:table-cell office:value-type="float" office:value="0.640643548367235" calcext:value-type="float">
            <text:p>0,640643548367235</text:p>
          </table:table-cell>
          <table:table-cell office:value-type="float" office:value="13.6376013729402" calcext:value-type="float">
            <text:p>13,6376013729402</text:p>
          </table:table-cell>
          <table:table-cell office:value-type="float" office:value="100" calcext:value-type="float">
            <text:p>100</text:p>
          </table:table-cell>
          <table:table-cell office:value-type="float" office:value="14.2823045931043" calcext:value-type="float">
            <text:p>14,2823045931043</text:p>
          </table:table-cell>
          <table:table-cell office:value-type="float" office:value="44.8612124879159" calcext:value-type="float">
            <text:p>44,8612124879159</text:p>
          </table:table-cell>
          <table:table-cell office:value-type="float" office:value="31.2038618939164" calcext:value-type="float">
            <text:p>31,2038618939164</text:p>
          </table:table-cell>
          <table:table-cell office:value-type="float" office:value="32.8164000595079" calcext:value-type="float">
            <text:p>32,8164000595079</text:p>
          </table:table-cell>
          <table:table-cell office:value-type="float" office:value="0.00338161862135548" calcext:value-type="float">
            <text:p>0,00338161862135548</text:p>
          </table:table-cell>
          <table:table-cell office:value-type="float" office:value="0.00235388486477939" calcext:value-type="float">
            <text:p>0,00235388486477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00" calcext:value-type="float">
            <text:p>3900</text:p>
          </table:table-cell>
          <table:table-cell office:value-type="float" office:value="5.2855730056724" calcext:value-type="float">
            <text:p>5,2855730056724</text:p>
          </table:table-cell>
          <table:table-cell office:value-type="float" office:value="3.53143455401968" calcext:value-type="float">
            <text:p>3,53143455401968</text:p>
          </table:table-cell>
          <table:table-cell office:value-type="float" office:value="50.2175331122468" calcext:value-type="float">
            <text:p>50,2175331122468</text:p>
          </table:table-cell>
          <table:table-cell office:value-type="float" office:value="13.2512619141341" calcext:value-type="float">
            <text:p>13,2512619141341</text:p>
          </table:table-cell>
          <table:table-cell office:value-type="float" office:value="3.94337337206313" calcext:value-type="float">
            <text:p>3,94337337206313</text:p>
          </table:table-cell>
          <table:table-cell office:value-type="float" office:value="1.65347140553815" calcext:value-type="float">
            <text:p>1,65347140553815</text:p>
          </table:table-cell>
          <table:table-cell office:value-type="float" office:value="5.59644278431462" calcext:value-type="float">
            <text:p>5,59644278431462</text:p>
          </table:table-cell>
          <table:table-cell office:value-type="float" office:value="2.50533881873153" calcext:value-type="float">
            <text:p>2,50533881873153</text:p>
          </table:table-cell>
          <table:table-cell office:value-type="float" office:value="102.243966293206" calcext:value-type="float">
            <text:p>102,243966293206</text:p>
          </table:table-cell>
          <table:table-cell office:value-type="string" calcext:value-type="string">
            <text:p/>
          </table:table-cell>
          <table:table-cell office:value-type="float" office:value="0.329719788833116" calcext:value-type="float">
            <text:p>0,329719788833116</text:p>
          </table:table-cell>
          <table:table-cell office:value-type="float" office:value="0.72372691868609" calcext:value-type="float">
            <text:p>0,72372691868609</text:p>
          </table:table-cell>
          <table:table-cell office:value-type="float" office:value="13.6537866917562" calcext:value-type="float">
            <text:p>13,6537866917562</text:p>
          </table:table-cell>
          <table:table-cell office:value-type="float" office:value="100" calcext:value-type="float">
            <text:p>100</text:p>
          </table:table-cell>
          <table:table-cell office:value-type="float" office:value="14.2855052423854" calcext:value-type="float">
            <text:p>14,2855052423854</text:p>
          </table:table-cell>
          <table:table-cell office:value-type="float" office:value="46.8421575932716" calcext:value-type="float">
            <text:p>46,8421575932716</text:p>
          </table:table-cell>
          <table:table-cell office:value-type="float" office:value="31.4460810855101" calcext:value-type="float">
            <text:p>31,4460810855101</text:p>
          </table:table-cell>
          <table:table-cell office:value-type="float" office:value="33.1188715966542" calcext:value-type="float">
            <text:p>33,1188715966542</text:p>
          </table:table-cell>
          <table:table-cell office:value-type="float" office:value="0.0101821945592657" calcext:value-type="float">
            <text:p>0,0101821945592657</text:p>
          </table:table-cell>
          <table:table-cell office:value-type="float" office:value="0.010195186524215" calcext:value-type="float">
            <text:p>0,0101951865242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200" calcext:value-type="float">
            <text:p>4200</text:p>
          </table:table-cell>
          <table:table-cell office:value-type="float" office:value="3.75460855662845" calcext:value-type="float">
            <text:p>3,75460855662845</text:p>
          </table:table-cell>
          <table:table-cell office:value-type="float" office:value="3.34767909952669" calcext:value-type="float">
            <text:p>3,34767909952669</text:p>
          </table:table-cell>
          <table:table-cell office:value-type="float" office:value="57.823650278153" calcext:value-type="float">
            <text:p>57,823650278153</text:p>
          </table:table-cell>
          <table:table-cell office:value-type="float" office:value="15.9684853385835" calcext:value-type="float">
            <text:p>15,9684853385835</text:p>
          </table:table-cell>
          <table:table-cell office:value-type="float" office:value="4.57512565671788" calcext:value-type="float">
            <text:p>4,57512565671788</text:p>
          </table:table-cell>
          <table:table-cell office:value-type="float" office:value="1.83346156984296" calcext:value-type="float">
            <text:p>1,83346156984296</text:p>
          </table:table-cell>
          <table:table-cell office:value-type="float" office:value="6.50592279325588" calcext:value-type="float">
            <text:p>6,50592279325588</text:p>
          </table:table-cell>
          <table:table-cell office:value-type="float" office:value="1.94435906462826" calcext:value-type="float">
            <text:p>1,94435906462826</text:p>
          </table:table-cell>
          <table:table-cell office:value-type="float" office:value="96.5007039346661" calcext:value-type="float">
            <text:p>96,5007039346661</text:p>
          </table:table-cell>
          <table:table-cell office:value-type="float" office:value="29.5987060411325" calcext:value-type="float">
            <text:p>29,5987060411325</text:p>
          </table:table-cell>
          <table:table-cell office:value-type="float" office:value="0.346594310301187" calcext:value-type="float">
            <text:p>0,346594310301187</text:p>
          </table:table-cell>
          <table:table-cell office:value-type="float" office:value="0.323001913334444" calcext:value-type="float">
            <text:p>0,323001913334444</text:p>
          </table:table-cell>
          <table:table-cell office:value-type="float" office:value="13.077200017616" calcext:value-type="float">
            <text:p>13,077200017616</text:p>
          </table:table-cell>
          <table:table-cell office:value-type="float" office:value="100" calcext:value-type="float">
            <text:p>100</text:p>
          </table:table-cell>
          <table:table-cell office:value-type="float" office:value="14.1766594541424" calcext:value-type="float">
            <text:p>14,1766594541424</text:p>
          </table:table-cell>
          <table:table-cell office:value-type="float" office:value="36.2790999291296" calcext:value-type="float">
            <text:p>36,2790999291296</text:p>
          </table:table-cell>
          <table:table-cell office:value-type="float" office:value="27.8387983306394" calcext:value-type="float">
            <text:p>27,8387983306394</text:p>
          </table:table-cell>
          <table:table-cell office:value-type="float" office:value="30.6941245573575" calcext:value-type="float">
            <text:p>30,6941245573575</text:p>
          </table:table-cell>
          <table:table-cell office:value-type="float" office:value="0.00118708741801005" calcext:value-type="float">
            <text:p>0,00118708741801005</text:p>
          </table:table-cell>
          <table:table-cell office:value-type="float" office:value="2.08317548377513" calcext:value-type="float">
            <text:p>2,083175483775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200" calcext:value-type="float">
            <text:p>4200</text:p>
          </table:table-cell>
          <table:table-cell office:value-type="float" office:value="3.97521526366467" calcext:value-type="float">
            <text:p>3,97521526366467</text:p>
          </table:table-cell>
          <table:table-cell office:value-type="float" office:value="3.37369525675401" calcext:value-type="float">
            <text:p>3,37369525675401</text:p>
          </table:table-cell>
          <table:table-cell office:value-type="float" office:value="59.2859392427222" calcext:value-type="float">
            <text:p>59,2859392427222</text:p>
          </table:table-cell>
          <table:table-cell office:value-type="float" office:value="16.5355049181878" calcext:value-type="float">
            <text:p>16,5355049181878</text:p>
          </table:table-cell>
          <table:table-cell office:value-type="float" office:value="4.4922056743061" calcext:value-type="float">
            <text:p>4,4922056743061</text:p>
          </table:table-cell>
          <table:table-cell office:value-type="float" office:value="1.85848990007893" calcext:value-type="float">
            <text:p>1,85848990007893</text:p>
          </table:table-cell>
          <table:table-cell office:value-type="float" office:value="6.44944608402334" calcext:value-type="float">
            <text:p>6,44944608402334</text:p>
          </table:table-cell>
          <table:table-cell office:value-type="float" office:value="1.88327752152109" calcext:value-type="float">
            <text:p>1,88327752152109</text:p>
          </table:table-cell>
          <table:table-cell office:value-type="float" office:value="96.3321156895209" calcext:value-type="float">
            <text:p>96,3321156895209</text:p>
          </table:table-cell>
          <table:table-cell office:value-type="float" office:value="29.007775047639" calcext:value-type="float">
            <text:p>29,007775047639</text:p>
          </table:table-cell>
          <table:table-cell office:value-type="float" office:value="0.344889362871246" calcext:value-type="float">
            <text:p>0,344889362871246</text:p>
          </table:table-cell>
          <table:table-cell office:value-type="float" office:value="0.325701232424844" calcext:value-type="float">
            <text:p>0,325701232424844</text:p>
          </table:table-cell>
          <table:table-cell office:value-type="float" office:value="13.1535865970888" calcext:value-type="float">
            <text:p>13,1535865970888</text:p>
          </table:table-cell>
          <table:table-cell office:value-type="float" office:value="100" calcext:value-type="float">
            <text:p>100</text:p>
          </table:table-cell>
          <table:table-cell office:value-type="float" office:value="14.1916560976069" calcext:value-type="float">
            <text:p>14,1916560976069</text:p>
          </table:table-cell>
          <table:table-cell office:value-type="float" office:value="38.1898689689234" calcext:value-type="float">
            <text:p>38,1898689689234</text:p>
          </table:table-cell>
          <table:table-cell office:value-type="float" office:value="28.2158180759972" calcext:value-type="float">
            <text:p>28,2158180759972</text:p>
          </table:table-cell>
          <table:table-cell office:value-type="float" office:value="30.9908874614499" calcext:value-type="float">
            <text:p>30,9908874614499</text:p>
          </table:table-cell>
          <table:table-cell office:value-type="float" office:value="0.000713417340461166" calcext:value-type="float">
            <text:p>0,000713417340461166</text:p>
          </table:table-cell>
          <table:table-cell office:value-type="float" office:value="2.15097913553756" calcext:value-type="float">
            <text:p>2,150979135537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200" calcext:value-type="float">
            <text:p>4200</text:p>
          </table:table-cell>
          <table:table-cell office:value-type="float" office:value="3.89731419086905" calcext:value-type="float">
            <text:p>3,89731419086905</text:p>
          </table:table-cell>
          <table:table-cell office:value-type="float" office:value="3.36449074451154" calcext:value-type="float">
            <text:p>3,36449074451154</text:p>
          </table:table-cell>
          <table:table-cell office:value-type="float" office:value="55.6903588771826" calcext:value-type="float">
            <text:p>55,6903588771826</text:p>
          </table:table-cell>
          <table:table-cell office:value-type="float" office:value="15.167694632661" calcext:value-type="float">
            <text:p>15,167694632661</text:p>
          </table:table-cell>
          <table:table-cell office:value-type="float" office:value="4.50672072848795" calcext:value-type="float">
            <text:p>4,50672072848795</text:p>
          </table:table-cell>
          <table:table-cell office:value-type="float" office:value="1.812138967044" calcext:value-type="float">
            <text:p>1,812138967044</text:p>
          </table:table-cell>
          <table:table-cell office:value-type="float" office:value="6.3775353635004" calcext:value-type="float">
            <text:p>6,3775353635004</text:p>
          </table:table-cell>
          <table:table-cell office:value-type="float" office:value="2.07051170070643" calcext:value-type="float">
            <text:p>2,07051170070643</text:p>
          </table:table-cell>
          <table:table-cell office:value-type="float" office:value="98.988857638211" calcext:value-type="float">
            <text:p>98,988857638211</text:p>
          </table:table-cell>
          <table:table-cell office:value-type="float" office:value="22.6961135535751" calcext:value-type="float">
            <text:p>22,6961135535751</text:p>
          </table:table-cell>
          <table:table-cell office:value-type="float" office:value="0.344364817685386" calcext:value-type="float">
            <text:p>0,344364817685386</text:p>
          </table:table-cell>
          <table:table-cell office:value-type="float" office:value="0.392219234122159" calcext:value-type="float">
            <text:p>0,392219234122159</text:p>
          </table:table-cell>
          <table:table-cell office:value-type="float" office:value="13.1402307921686" calcext:value-type="float">
            <text:p>13,1402307921686</text:p>
          </table:table-cell>
          <table:table-cell office:value-type="float" office:value="100" calcext:value-type="float">
            <text:p>100</text:p>
          </table:table-cell>
          <table:table-cell office:value-type="float" office:value="14.1872735663416" calcext:value-type="float">
            <text:p>14,1872735663416</text:p>
          </table:table-cell>
          <table:table-cell office:value-type="float" office:value="40.076252883132" calcext:value-type="float">
            <text:p>40,076252883132</text:p>
          </table:table-cell>
          <table:table-cell office:value-type="float" office:value="28.6261865507454" calcext:value-type="float">
            <text:p>28,6261865507454</text:p>
          </table:table-cell>
          <table:table-cell office:value-type="float" office:value="31.3827920585109" calcext:value-type="float">
            <text:p>31,3827920585109</text:p>
          </table:table-cell>
          <table:table-cell office:value-type="float" office:value="0.00284258478308792" calcext:value-type="float">
            <text:p>0,00284258478308792</text:p>
          </table:table-cell>
          <table:table-cell office:value-type="float" office:value="1.28522614189642" calcext:value-type="float">
            <text:p>1,285226141896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200" calcext:value-type="float">
            <text:p>4200</text:p>
          </table:table-cell>
          <table:table-cell office:value-type="float" office:value="4.30924415588436" calcext:value-type="float">
            <text:p>4,30924415588436</text:p>
          </table:table-cell>
          <table:table-cell office:value-type="float" office:value="3.41338191741133" calcext:value-type="float">
            <text:p>3,41338191741133</text:p>
          </table:table-cell>
          <table:table-cell office:value-type="float" office:value="56.5501117706298" calcext:value-type="float">
            <text:p>56,5501117706298</text:p>
          </table:table-cell>
          <table:table-cell office:value-type="float" office:value="15.4866998707358" calcext:value-type="float">
            <text:p>15,4866998707358</text:p>
          </table:table-cell>
          <table:table-cell office:value-type="float" office:value="4.34070433447181" calcext:value-type="float">
            <text:p>4,34070433447181</text:p>
          </table:table-cell>
          <table:table-cell office:value-type="float" office:value="1.83535464711088" calcext:value-type="float">
            <text:p>1,83535464711088</text:p>
          </table:table-cell>
          <table:table-cell office:value-type="float" office:value="6.2142931111545" calcext:value-type="float">
            <text:p>6,2142931111545</text:p>
          </table:table-cell>
          <table:table-cell office:value-type="float" office:value="2.05533011293798" calcext:value-type="float">
            <text:p>2,05533011293798</text:p>
          </table:table-cell>
          <table:table-cell office:value-type="float" office:value="100.328671313761" calcext:value-type="float">
            <text:p>100,328671313761</text:p>
          </table:table-cell>
          <table:table-cell office:value-type="float" office:value="17.781839369319" calcext:value-type="float">
            <text:p>17,781839369319</text:p>
          </table:table-cell>
          <table:table-cell office:value-type="float" office:value="0.340245072810696" calcext:value-type="float">
            <text:p>0,340245072810696</text:p>
          </table:table-cell>
          <table:table-cell office:value-type="float" office:value="0.39993042361003" calcext:value-type="float">
            <text:p>0,39993042361003</text:p>
          </table:table-cell>
          <table:table-cell office:value-type="float" office:value="13.2925950832867" calcext:value-type="float">
            <text:p>13,2925950832867</text:p>
          </table:table-cell>
          <table:table-cell office:value-type="float" office:value="100" calcext:value-type="float">
            <text:p>100</text:p>
          </table:table-cell>
          <table:table-cell office:value-type="float" office:value="14.2161533059673" calcext:value-type="float">
            <text:p>14,2161533059673</text:p>
          </table:table-cell>
          <table:table-cell office:value-type="float" office:value="41.8183366001016" calcext:value-type="float">
            <text:p>41,8183366001016</text:p>
          </table:table-cell>
          <table:table-cell office:value-type="float" office:value="29.2540139975336" calcext:value-type="float">
            <text:p>29,2540139975336</text:p>
          </table:table-cell>
          <table:table-cell office:value-type="float" office:value="31.680899928584" calcext:value-type="float">
            <text:p>31,680899928584</text:p>
          </table:table-cell>
          <table:table-cell office:value-type="float" office:value="0.029272392286656" calcext:value-type="float">
            <text:p>0,029272392286656</text:p>
          </table:table-cell>
          <table:table-cell office:value-type="float" office:value="0.87313694599188" calcext:value-type="float">
            <text:p>0,873136945991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200" calcext:value-type="float">
            <text:p>4200</text:p>
          </table:table-cell>
          <table:table-cell office:value-type="float" office:value="4.45327100158005" calcext:value-type="float">
            <text:p>4,45327100158005</text:p>
          </table:table-cell>
          <table:table-cell office:value-type="float" office:value="3.43060399201799" calcext:value-type="float">
            <text:p>3,43060399201799</text:p>
          </table:table-cell>
          <table:table-cell office:value-type="float" office:value="56.6485087573528" calcext:value-type="float">
            <text:p>56,6485087573528</text:p>
          </table:table-cell>
          <table:table-cell office:value-type="float" office:value="15.5235286898044" calcext:value-type="float">
            <text:p>15,5235286898044</text:p>
          </table:table-cell>
          <table:table-cell office:value-type="float" office:value="4.28100402673738" calcext:value-type="float">
            <text:p>4,28100402673738</text:p>
          </table:table-cell>
          <table:table-cell office:value-type="float" office:value="1.84101963533721" calcext:value-type="float">
            <text:p>1,84101963533721</text:p>
          </table:table-cell>
          <table:table-cell office:value-type="float" office:value="6.15425081992679" calcext:value-type="float">
            <text:p>6,15425081992679</text:p>
          </table:table-cell>
          <table:table-cell office:value-type="float" office:value="2.06114237516422" calcext:value-type="float">
            <text:p>2,06114237516422</text:p>
          </table:table-cell>
          <table:table-cell office:value-type="float" office:value="100.971411633033" calcext:value-type="float">
            <text:p>100,971411633033</text:p>
          </table:table-cell>
          <table:table-cell office:value-type="float" office:value="15.7558472847517" calcext:value-type="float">
            <text:p>15,7558472847517</text:p>
          </table:table-cell>
          <table:table-cell office:value-type="float" office:value="0.338649471171101" calcext:value-type="float">
            <text:p>0,338649471171101</text:p>
          </table:table-cell>
          <table:table-cell office:value-type="float" office:value="0.429320635012216" calcext:value-type="float">
            <text:p>0,429320635012216</text:p>
          </table:table-cell>
          <table:table-cell office:value-type="float" office:value="13.3471761676722" calcext:value-type="float">
            <text:p>13,3471761676722</text:p>
          </table:table-cell>
          <table:table-cell office:value-type="float" office:value="100" calcext:value-type="float">
            <text:p>100</text:p>
          </table:table-cell>
          <table:table-cell office:value-type="float" office:value="14.2263790832942" calcext:value-type="float">
            <text:p>14,2263790832942</text:p>
          </table:table-cell>
          <table:table-cell office:value-type="float" office:value="43.7234721617865" calcext:value-type="float">
            <text:p>43,7234721617865</text:p>
          </table:table-cell>
          <table:table-cell office:value-type="float" office:value="29.6277017719239" calcext:value-type="float">
            <text:p>29,6277017719239</text:p>
          </table:table-cell>
          <table:table-cell office:value-type="float" office:value="32.0286524466208" calcext:value-type="float">
            <text:p>32,0286524466208</text:p>
          </table:table-cell>
          <table:table-cell office:value-type="float" office:value="0.000404113057834156" calcext:value-type="float">
            <text:p>0,000404113057834156</text:p>
          </table:table-cell>
          <table:table-cell office:value-type="float" office:value="0.747169731298845" calcext:value-type="float">
            <text:p>0,7471697312988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200" calcext:value-type="float">
            <text:p>4200</text:p>
          </table:table-cell>
          <table:table-cell office:value-type="float" office:value="4.55667114258029" calcext:value-type="float">
            <text:p>4,55667114258029</text:p>
          </table:table-cell>
          <table:table-cell office:value-type="float" office:value="3.44202297396906" calcext:value-type="float">
            <text:p>3,44202297396906</text:p>
          </table:table-cell>
          <table:table-cell office:value-type="float" office:value="52.2880554200535" calcext:value-type="float">
            <text:p>52,2880554200535</text:p>
          </table:table-cell>
          <table:table-cell office:value-type="float" office:value="13.9843943957997" calcext:value-type="float">
            <text:p>13,9843943957997</text:p>
          </table:table-cell>
          <table:table-cell office:value-type="float" office:value="4.21704025506239" calcext:value-type="float">
            <text:p>4,21704025506239</text:p>
          </table:table-cell>
          <table:table-cell office:value-type="float" office:value="1.78891378798022" calcext:value-type="float">
            <text:p>1,78891378798022</text:p>
          </table:table-cell>
          <table:table-cell office:value-type="float" office:value="6.01156162181103" calcext:value-type="float">
            <text:p>6,01156162181103</text:p>
          </table:table-cell>
          <table:table-cell office:value-type="float" office:value="2.31483944703851" calcext:value-type="float">
            <text:p>2,31483944703851</text:p>
          </table:table-cell>
          <table:table-cell office:value-type="float" office:value="104.948536605614" calcext:value-type="float">
            <text:p>104,948536605614</text:p>
          </table:table-cell>
          <table:table-cell office:value-type="float" office:value="6.04049387133227" calcext:value-type="float">
            <text:p>6,04049387133227</text:p>
          </table:table-cell>
          <table:table-cell office:value-type="float" office:value="0.335813768751416" calcext:value-type="float">
            <text:p>0,335813768751416</text:p>
          </table:table-cell>
          <table:table-cell office:value-type="float" office:value="0.583128473238392" calcext:value-type="float">
            <text:p>0,583128473238392</text:p>
          </table:table-cell>
          <table:table-cell office:value-type="float" office:value="13.4055325655709" calcext:value-type="float">
            <text:p>13,4055325655709</text:p>
          </table:table-cell>
          <table:table-cell office:value-type="float" office:value="100" calcext:value-type="float">
            <text:p>100</text:p>
          </table:table-cell>
          <table:table-cell office:value-type="float" office:value="14.2352492949375" calcext:value-type="float">
            <text:p>14,2352492949375</text:p>
          </table:table-cell>
          <table:table-cell office:value-type="float" office:value="45.4980288891181" calcext:value-type="float">
            <text:p>45,4980288891181</text:p>
          </table:table-cell>
          <table:table-cell office:value-type="float" office:value="30.1988799730319" calcext:value-type="float">
            <text:p>30,1988799730319</text:p>
          </table:table-cell>
          <table:table-cell office:value-type="float" office:value="32.5175892360265" calcext:value-type="float">
            <text:p>32,5175892360265</text:p>
          </table:table-cell>
          <table:table-cell office:value-type="float" office:value="0.070982322826086" calcext:value-type="float">
            <text:p>0,070982322826086</text:p>
          </table:table-cell>
          <table:table-cell office:value-type="float" office:value="0.132797689721971" calcext:value-type="float">
            <text:p>0,1327976897219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200" calcext:value-type="float">
            <text:p>4200</text:p>
          </table:table-cell>
          <table:table-cell office:value-type="float" office:value="4.765634536741" calcext:value-type="float">
            <text:p>4,765634536741</text:p>
          </table:table-cell>
          <table:table-cell office:value-type="float" office:value="3.46862592514116" calcext:value-type="float">
            <text:p>3,46862592514116</text:p>
          </table:table-cell>
          <table:table-cell office:value-type="float" office:value="54.7567176818884" calcext:value-type="float">
            <text:p>54,7567176818884</text:p>
          </table:table-cell>
          <table:table-cell office:value-type="float" office:value="14.7941725056375" calcext:value-type="float">
            <text:p>14,7941725056375</text:p>
          </table:table-cell>
          <table:table-cell office:value-type="float" office:value="4.14001339035691" calcext:value-type="float">
            <text:p>4,14001339035691</text:p>
          </table:table-cell>
          <table:table-cell office:value-type="float" office:value="1.82497853168282" calcext:value-type="float">
            <text:p>1,82497853168282</text:p>
          </table:table-cell>
          <table:table-cell office:value-type="float" office:value="5.97278284775535" calcext:value-type="float">
            <text:p>5,97278284775535</text:p>
          </table:table-cell>
          <table:table-cell office:value-type="float" office:value="2.1991338246327" calcext:value-type="float">
            <text:p>2,1991338246327</text:p>
          </table:table-cell>
          <table:table-cell office:value-type="float" office:value="104.23334768294" calcext:value-type="float">
            <text:p>104,23334768294</text:p>
          </table:table-cell>
          <table:table-cell office:value-type="float" office:value="7.44318324860183" calcext:value-type="float">
            <text:p>7,44318324860183</text:p>
          </table:table-cell>
          <table:table-cell office:value-type="float" office:value="0.334204860647829" calcext:value-type="float">
            <text:p>0,334204860647829</text:p>
          </table:table-cell>
          <table:table-cell office:value-type="float" office:value="0.563162794980405" calcext:value-type="float">
            <text:p>0,563162794980405</text:p>
          </table:table-cell>
          <table:table-cell office:value-type="float" office:value="13.4756391963958" calcext:value-type="float">
            <text:p>13,4756391963958</text:p>
          </table:table-cell>
          <table:table-cell office:value-type="float" office:value="100" calcext:value-type="float">
            <text:p>100</text:p>
          </table:table-cell>
          <table:table-cell office:value-type="float" office:value="14.2495508058754" calcext:value-type="float">
            <text:p>14,2495508058754</text:p>
          </table:table-cell>
          <table:table-cell office:value-type="float" office:value="47.4367599644298" calcext:value-type="float">
            <text:p>47,4367599644298</text:p>
          </table:table-cell>
          <table:table-cell office:value-type="float" office:value="30.5123574072561" calcext:value-type="float">
            <text:p>30,5123574072561</text:p>
          </table:table-cell>
          <table:table-cell office:value-type="float" office:value="32.7973573133808" calcext:value-type="float">
            <text:p>32,7973573133808</text:p>
          </table:table-cell>
          <table:table-cell office:value-type="float" office:value="0.0677281317832347" calcext:value-type="float">
            <text:p>0,0677281317832347</text:p>
          </table:table-cell>
          <table:table-cell office:value-type="float" office:value="0.18783252829517" calcext:value-type="float">
            <text:p>0,187832528295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500" calcext:value-type="float">
            <text:p>4500</text:p>
          </table:table-cell>
          <table:table-cell office:value-type="float" office:value="3.64634993672365" calcext:value-type="float">
            <text:p>3,64634993672365</text:p>
          </table:table-cell>
          <table:table-cell office:value-type="float" office:value="3.33496855193447" calcext:value-type="float">
            <text:p>3,33496855193447</text:p>
          </table:table-cell>
          <table:table-cell office:value-type="float" office:value="63.6981385199316" calcext:value-type="float">
            <text:p>63,6981385199316</text:p>
          </table:table-cell>
          <table:table-cell office:value-type="float" office:value="18.3387868857627" calcext:value-type="float">
            <text:p>18,3387868857627</text:p>
          </table:table-cell>
          <table:table-cell office:value-type="float" office:value="4.61012272335317" calcext:value-type="float">
            <text:p>4,61012272335317</text:p>
          </table:table-cell>
          <table:table-cell office:value-type="float" office:value="2.03045262940186" calcext:value-type="float">
            <text:p>2,03045262940186</text:p>
          </table:table-cell>
          <table:table-cell office:value-type="float" office:value="6.80298858426417" calcext:value-type="float">
            <text:p>6,80298858426417</text:p>
          </table:table-cell>
          <table:table-cell office:value-type="float" office:value="1.6479560008069" calcext:value-type="float">
            <text:p>1,6479560008069</text:p>
          </table:table-cell>
          <table:table-cell office:value-type="float" office:value="97.5425883417807" calcext:value-type="float">
            <text:p>97,5425883417807</text:p>
          </table:table-cell>
          <table:table-cell office:value-type="float" office:value="35.1488143957326" calcext:value-type="float">
            <text:p>35,1488143957326</text:p>
          </table:table-cell>
          <table:table-cell office:value-type="float" office:value="0.346997094803883" calcext:value-type="float">
            <text:p>0,346997094803883</text:p>
          </table:table-cell>
          <table:table-cell office:value-type="float" office:value="0.285118908163122" calcext:value-type="float">
            <text:p>0,285118908163122</text:p>
          </table:table-cell>
          <table:table-cell office:value-type="float" office:value="13.0448955392654" calcext:value-type="float">
            <text:p>13,0448955392654</text:p>
          </table:table-cell>
          <table:table-cell office:value-type="float" office:value="100" calcext:value-type="float">
            <text:p>100</text:p>
          </table:table-cell>
          <table:table-cell office:value-type="float" office:value="14.169655216599" calcext:value-type="float">
            <text:p>14,169655216599</text:p>
          </table:table-cell>
          <table:table-cell office:value-type="float" office:value="36.748452094585" calcext:value-type="float">
            <text:p>36,748452094585</text:p>
          </table:table-cell>
          <table:table-cell office:value-type="float" office:value="27.1327378424085" calcext:value-type="float">
            <text:p>27,1327378424085</text:p>
          </table:table-cell>
          <table:table-cell office:value-type="float" office:value="30.7197517124204" calcext:value-type="float">
            <text:p>30,7197517124204</text:p>
          </table:table-cell>
          <table:table-cell office:value-type="float" office:value="0.000480088333165744" calcext:value-type="float">
            <text:p>0,000480088333165744</text:p>
          </table:table-cell>
          <table:table-cell office:value-type="float" office:value="3.40308031296599" calcext:value-type="float">
            <text:p>3,403080312965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500" calcext:value-type="float">
            <text:p>4500</text:p>
          </table:table-cell>
          <table:table-cell office:value-type="float" office:value="3.76323239505183" calcext:value-type="float">
            <text:p>3,76323239505183</text:p>
          </table:table-cell>
          <table:table-cell office:value-type="float" office:value="3.34807587521381" calcext:value-type="float">
            <text:p>3,34807587521381</text:p>
          </table:table-cell>
          <table:table-cell office:value-type="float" office:value="60.3177164865326" calcext:value-type="float">
            <text:p>60,3177164865326</text:p>
          </table:table-cell>
          <table:table-cell office:value-type="float" office:value="16.9126062849678" calcext:value-type="float">
            <text:p>16,9126062849678</text:p>
          </table:table-cell>
          <table:table-cell office:value-type="float" office:value="4.54435048361064" calcext:value-type="float">
            <text:p>4,54435048361064</text:p>
          </table:table-cell>
          <table:table-cell office:value-type="float" office:value="1.98898953429207" calcext:value-type="float">
            <text:p>1,98898953429207</text:p>
          </table:table-cell>
          <table:table-cell office:value-type="float" office:value="6.62125232526811" calcext:value-type="float">
            <text:p>6,62125232526811</text:p>
          </table:table-cell>
          <table:table-cell office:value-type="float" office:value="1.82886248112018" calcext:value-type="float">
            <text:p>1,82886248112018</text:p>
          </table:table-cell>
          <table:table-cell office:value-type="float" office:value="101.402437401393" calcext:value-type="float">
            <text:p>101,402437401393</text:p>
          </table:table-cell>
          <table:table-cell office:value-type="float" office:value="25.6382570734692" calcext:value-type="float">
            <text:p>25,6382570734692</text:p>
          </table:table-cell>
          <table:table-cell office:value-type="float" office:value="0.344441005260084" calcext:value-type="float">
            <text:p>0,344441005260084</text:p>
          </table:table-cell>
          <table:table-cell office:value-type="float" office:value="0.323702202754568" calcext:value-type="float">
            <text:p>0,323702202754568</text:p>
          </table:table-cell>
          <table:table-cell office:value-type="float" office:value="13.1055755680501" calcext:value-type="float">
            <text:p>13,1055755680501</text:p>
          </table:table-cell>
          <table:table-cell office:value-type="float" office:value="100" calcext:value-type="float">
            <text:p>100</text:p>
          </table:table-cell>
          <table:table-cell office:value-type="float" office:value="14.1789816243037" calcext:value-type="float">
            <text:p>14,1789816243037</text:p>
          </table:table-cell>
          <table:table-cell office:value-type="float" office:value="38.4613160146882" calcext:value-type="float">
            <text:p>38,4613160146882</text:p>
          </table:table-cell>
          <table:table-cell office:value-type="float" office:value="27.8051340539853" calcext:value-type="float">
            <text:p>27,8051340539853</text:p>
          </table:table-cell>
          <table:table-cell office:value-type="float" office:value="31.0282432343126" calcext:value-type="float">
            <text:p>31,0282432343126</text:p>
          </table:table-cell>
          <table:table-cell office:value-type="float" office:value="0.0317158874469672" calcext:value-type="float">
            <text:p>0,0317158874469672</text:p>
          </table:table-cell>
          <table:table-cell office:value-type="float" office:value="1.89782642592416" calcext:value-type="float">
            <text:p>1,897826425924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500" calcext:value-type="float">
            <text:p>4500</text:p>
          </table:table-cell>
          <table:table-cell office:value-type="float" office:value="3.87851420044939" calcext:value-type="float">
            <text:p>3,87851420044939</text:p>
          </table:table-cell>
          <table:table-cell office:value-type="float" office:value="3.361098853551" calcext:value-type="float">
            <text:p>3,361098853551</text:p>
          </table:table-cell>
          <table:table-cell office:value-type="float" office:value="60.2910453078865" calcext:value-type="float">
            <text:p>60,2910453078865</text:p>
          </table:table-cell>
          <table:table-cell office:value-type="float" office:value="16.8781959212091" calcext:value-type="float">
            <text:p>16,8781959212091</text:p>
          </table:table-cell>
          <table:table-cell office:value-type="float" office:value="4.49692522025744" calcext:value-type="float">
            <text:p>4,49692522025744</text:p>
          </table:table-cell>
          <table:table-cell office:value-type="float" office:value="1.99195786041593" calcext:value-type="float">
            <text:p>1,99195786041593</text:p>
          </table:table-cell>
          <table:table-cell office:value-type="float" office:value="6.56823708982982" calcext:value-type="float">
            <text:p>6,56823708982982</text:p>
          </table:table-cell>
          <table:table-cell office:value-type="float" office:value="1.84096412543962" calcext:value-type="float">
            <text:p>1,84096412543962</text:p>
          </table:table-cell>
          <table:table-cell office:value-type="float" office:value="102.062248319978" calcext:value-type="float">
            <text:p>102,062248319978</text:p>
          </table:table-cell>
          <table:table-cell office:value-type="float" office:value="23.7558526048517" calcext:value-type="float">
            <text:p>23,7558526048517</text:p>
          </table:table-cell>
          <table:table-cell office:value-type="float" office:value="0.343224554203118" calcext:value-type="float">
            <text:p>0,343224554203118</text:p>
          </table:table-cell>
          <table:table-cell office:value-type="float" office:value="0.342594781404307" calcext:value-type="float">
            <text:p>0,342594781404307</text:p>
          </table:table-cell>
          <table:table-cell office:value-type="float" office:value="13.1492447035657" calcext:value-type="float">
            <text:p>13,1492447035657</text:p>
          </table:table-cell>
          <table:table-cell office:value-type="float" office:value="100" calcext:value-type="float">
            <text:p>100</text:p>
          </table:table-cell>
          <table:table-cell office:value-type="float" office:value="14.1870936841523" calcext:value-type="float">
            <text:p>14,1870936841523</text:p>
          </table:table-cell>
          <table:table-cell office:value-type="float" office:value="40.3775540457634" calcext:value-type="float">
            <text:p>40,3775540457634</text:p>
          </table:table-cell>
          <table:table-cell office:value-type="float" office:value="28.1703675195937" calcext:value-type="float">
            <text:p>28,1703675195937</text:p>
          </table:table-cell>
          <table:table-cell office:value-type="float" office:value="31.3486955289662" calcext:value-type="float">
            <text:p>31,3486955289662</text:p>
          </table:table-cell>
          <table:table-cell office:value-type="float" office:value="0.0778822411140274" calcext:value-type="float">
            <text:p>0,0778822411140274</text:p>
          </table:table-cell>
          <table:table-cell office:value-type="float" office:value="1.73402900431433" calcext:value-type="float">
            <text:p>1,734029004314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500" calcext:value-type="float">
            <text:p>4500</text:p>
          </table:table-cell>
          <table:table-cell office:value-type="float" office:value="3.79446008056414" calcext:value-type="float">
            <text:p>3,79446008056414</text:p>
          </table:table-cell>
          <table:table-cell office:value-type="float" office:value="3.35394854356221" calcext:value-type="float">
            <text:p>3,35394854356221</text:p>
          </table:table-cell>
          <table:table-cell office:value-type="float" office:value="56.6285412013528" calcext:value-type="float">
            <text:p>56,6285412013528</text:p>
          </table:table-cell>
          <table:table-cell office:value-type="float" office:value="15.603278387521" calcext:value-type="float">
            <text:p>15,603278387521</text:p>
          </table:table-cell>
          <table:table-cell office:value-type="float" office:value="4.5126765944831" calcext:value-type="float">
            <text:p>4,5126765944831</text:p>
          </table:table-cell>
          <table:table-cell office:value-type="float" office:value="1.94743470938187" calcext:value-type="float">
            <text:p>1,94743470938187</text:p>
          </table:table-cell>
          <table:table-cell office:value-type="float" office:value="6.49696916684067" calcext:value-type="float">
            <text:p>6,49696916684067</text:p>
          </table:table-cell>
          <table:table-cell office:value-type="float" office:value="2.01044387071841" calcext:value-type="float">
            <text:p>2,01044387071841</text:p>
          </table:table-cell>
          <table:table-cell office:value-type="float" office:value="104.754431300707" calcext:value-type="float">
            <text:p>104,754431300707</text:p>
          </table:table-cell>
          <table:table-cell office:value-type="float" office:value="17.5153473395182" calcext:value-type="float">
            <text:p>17,5153473395182</text:p>
          </table:table-cell>
          <table:table-cell office:value-type="float" office:value="0.342682634597042" calcext:value-type="float">
            <text:p>0,342682634597042</text:p>
          </table:table-cell>
          <table:table-cell office:value-type="float" office:value="0.416790969089645" calcext:value-type="float">
            <text:p>0,416790969089645</text:p>
          </table:table-cell>
          <table:table-cell office:value-type="float" office:value="13.1347486814505" calcext:value-type="float">
            <text:p>13,1347486814505</text:p>
          </table:table-cell>
          <table:table-cell office:value-type="float" office:value="100" calcext:value-type="float">
            <text:p>100</text:p>
          </table:table-cell>
          <table:table-cell office:value-type="float" office:value="14.1824391461352" calcext:value-type="float">
            <text:p>14,1824391461352</text:p>
          </table:table-cell>
          <table:table-cell office:value-type="float" office:value="42.2649535545761" calcext:value-type="float">
            <text:p>42,2649535545761</text:p>
          </table:table-cell>
          <table:table-cell office:value-type="float" office:value="28.5750565586525" calcext:value-type="float">
            <text:p>28,5750565586525</text:p>
          </table:table-cell>
          <table:table-cell office:value-type="float" office:value="31.7568109307771" calcext:value-type="float">
            <text:p>31,7568109307771</text:p>
          </table:table-cell>
          <table:table-cell office:value-type="float" office:value="0.134871345792872" calcext:value-type="float">
            <text:p>0,134871345792872</text:p>
          </table:table-cell>
          <table:table-cell office:value-type="float" office:value="0.810145814266424" calcext:value-type="float">
            <text:p>0,810145814266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500" calcext:value-type="float">
            <text:p>4500</text:p>
          </table:table-cell>
          <table:table-cell office:value-type="float" office:value="3.86665713786994" calcext:value-type="float">
            <text:p>3,86665713786994</text:p>
          </table:table-cell>
          <table:table-cell office:value-type="float" office:value="3.36129617919148" calcext:value-type="float">
            <text:p>3,36129617919148</text:p>
          </table:table-cell>
          <table:table-cell office:value-type="float" office:value="50.8298859004671" calcext:value-type="float">
            <text:p>50,8298859004671</text:p>
          </table:table-cell>
          <table:table-cell office:value-type="float" office:value="13.436171406695" calcext:value-type="float">
            <text:p>13,436171406695</text:p>
          </table:table-cell>
          <table:table-cell office:value-type="float" office:value="4.45543571277735" calcext:value-type="float">
            <text:p>4,45543571277735</text:p>
          </table:table-cell>
          <table:table-cell office:value-type="float" office:value="1.86972746161436" calcext:value-type="float">
            <text:p>1,86972746161436</text:p>
          </table:table-cell>
          <table:table-cell office:value-type="float" office:value="6.33182678970055" calcext:value-type="float">
            <text:p>6,33182678970055</text:p>
          </table:table-cell>
          <table:table-cell office:value-type="float" office:value="2.36180311532747" calcext:value-type="float">
            <text:p>2,36180311532747</text:p>
          </table:table-cell>
          <table:table-cell office:value-type="float" office:value="110.315630408139" calcext:value-type="float">
            <text:p>110,315630408139</text:p>
          </table:table-cell>
          <table:table-cell office:value-type="float" office:value="5.51679781963509" calcext:value-type="float">
            <text:p>5,51679781963509</text:p>
          </table:table-cell>
          <table:table-cell office:value-type="float" office:value="0.339813655120882" calcext:value-type="float">
            <text:p>0,339813655120882</text:p>
          </table:table-cell>
          <table:table-cell office:value-type="float" office:value="0.594420854004088" calcext:value-type="float">
            <text:p>0,594420854004088</text:p>
          </table:table-cell>
          <table:table-cell office:value-type="float" office:value="13.1873903784919" calcext:value-type="float">
            <text:p>13,1873903784919</text:p>
          </table:table-cell>
          <table:table-cell office:value-type="float" office:value="100" calcext:value-type="float">
            <text:p>100</text:p>
          </table:table-cell>
          <table:table-cell office:value-type="float" office:value="14.189485587192" calcext:value-type="float">
            <text:p>14,189485587192</text:p>
          </table:table-cell>
          <table:table-cell office:value-type="float" office:value="44.004035149747" calcext:value-type="float">
            <text:p>44,004035149747</text:p>
          </table:table-cell>
          <table:table-cell office:value-type="float" office:value="29.1994601291286" calcext:value-type="float">
            <text:p>29,1994601291286</text:p>
          </table:table-cell>
          <table:table-cell office:value-type="float" office:value="32.3163882542021" calcext:value-type="float">
            <text:p>32,3163882542021</text:p>
          </table:table-cell>
          <table:table-cell office:value-type="float" office:value="0.0992946570017114" calcext:value-type="float">
            <text:p>0,0992946570017114</text:p>
          </table:table-cell>
          <table:table-cell office:value-type="float" office:value="0.149338121339118" calcext:value-type="float">
            <text:p>0,149338121339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500" calcext:value-type="float">
            <text:p>4500</text:p>
          </table:table-cell>
          <table:table-cell office:value-type="float" office:value="4.21942695696026" calcext:value-type="float">
            <text:p>4,21942695696026</text:p>
          </table:table-cell>
          <table:table-cell office:value-type="float" office:value="3.40253327389766" calcext:value-type="float">
            <text:p>3,40253327389766</text:p>
          </table:table-cell>
          <table:table-cell office:value-type="float" office:value="59.073734644359" calcext:value-type="float">
            <text:p>59,073734644359</text:p>
          </table:table-cell>
          <table:table-cell office:value-type="float" office:value="16.4438890811049" calcext:value-type="float">
            <text:p>16,4438890811049</text:p>
          </table:table-cell>
          <table:table-cell office:value-type="float" office:value="4.34929088911467" calcext:value-type="float">
            <text:p>4,34929088911467</text:p>
          </table:table-cell>
          <table:table-cell office:value-type="float" office:value="1.99014786866468" calcext:value-type="float">
            <text:p>1,99014786866468</text:p>
          </table:table-cell>
          <table:table-cell office:value-type="float" office:value="6.37755025701976" calcext:value-type="float">
            <text:p>6,37755025701976</text:p>
          </table:table-cell>
          <table:table-cell office:value-type="float" office:value="1.92347425617651" calcext:value-type="float">
            <text:p>1,92347425617651</text:p>
          </table:table-cell>
          <table:table-cell office:value-type="float" office:value="104.936423585985" calcext:value-type="float">
            <text:p>104,936423585985</text:p>
          </table:table-cell>
          <table:table-cell office:value-type="float" office:value="15.9946370184672" calcext:value-type="float">
            <text:p>15,9946370184672</text:p>
          </table:table-cell>
          <table:table-cell office:value-type="float" office:value="0.338999815273947" calcext:value-type="float">
            <text:p>0,338999815273947</text:p>
          </table:table-cell>
          <table:table-cell office:value-type="float" office:value="0.436698981314028" calcext:value-type="float">
            <text:p>0,436698981314028</text:p>
          </table:table-cell>
          <table:table-cell office:value-type="float" office:value="13.2847357081391" calcext:value-type="float">
            <text:p>13,2847357081391</text:p>
          </table:table-cell>
          <table:table-cell office:value-type="float" office:value="100" calcext:value-type="float">
            <text:p>100</text:p>
          </table:table-cell>
          <table:table-cell office:value-type="float" office:value="14.2117396902313" calcext:value-type="float">
            <text:p>14,2117396902313</text:p>
          </table:table-cell>
          <table:table-cell office:value-type="float" office:value="46.0762764143018" calcext:value-type="float">
            <text:p>46,0762764143018</text:p>
          </table:table-cell>
          <table:table-cell office:value-type="float" office:value="29.3181694429996" calcext:value-type="float">
            <text:p>29,3181694429996</text:p>
          </table:table-cell>
          <table:table-cell office:value-type="float" office:value="32.423195869133" calcext:value-type="float">
            <text:p>32,423195869133</text:p>
          </table:table-cell>
          <table:table-cell office:value-type="float" office:value="0.0137088143869087" calcext:value-type="float">
            <text:p>0,0137088143869087</text:p>
          </table:table-cell>
          <table:table-cell office:value-type="float" office:value="0.868657484929061" calcext:value-type="float">
            <text:p>0,868657484929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500" calcext:value-type="float">
            <text:p>4500</text:p>
          </table:table-cell>
          <table:table-cell office:value-type="float" office:value="4.31659096479444" calcext:value-type="float">
            <text:p>4,31659096479444</text:p>
          </table:table-cell>
          <table:table-cell office:value-type="float" office:value="3.41400117783476" calcext:value-type="float">
            <text:p>3,41400117783476</text:p>
          </table:table-cell>
          <table:table-cell office:value-type="float" office:value="55.1805299520499" calcext:value-type="float">
            <text:p>55,1805299520499</text:p>
          </table:table-cell>
          <table:table-cell office:value-type="float" office:value="14.9969893936204" calcext:value-type="float">
            <text:p>14,9969893936204</text:p>
          </table:table-cell>
          <table:table-cell office:value-type="float" office:value="4.2887353563917" calcext:value-type="float">
            <text:p>4,2887353563917</text:p>
          </table:table-cell>
          <table:table-cell office:value-type="float" office:value="1.94271769163158" calcext:value-type="float">
            <text:p>1,94271769163158</text:p>
          </table:table-cell>
          <table:table-cell office:value-type="float" office:value="6.23919791885007" calcext:value-type="float">
            <text:p>6,23919791885007</text:p>
          </table:table-cell>
          <table:table-cell office:value-type="float" office:value="2.14063711150945" calcext:value-type="float">
            <text:p>2,14063711150945</text:p>
          </table:table-cell>
          <table:table-cell office:value-type="float" office:value="108.920771072579" calcext:value-type="float">
            <text:p>108,920771072579</text:p>
          </table:table-cell>
          <table:table-cell office:value-type="float" office:value="7.15064092892874" calcext:value-type="float">
            <text:p>7,15064092892874</text:p>
          </table:table-cell>
          <table:table-cell office:value-type="float" office:value="0.336327404815125" calcext:value-type="float">
            <text:p>0,336327404815125</text:p>
          </table:table-cell>
          <table:table-cell office:value-type="float" office:value="0.573770729763351" calcext:value-type="float">
            <text:p>0,573770729763351</text:p>
          </table:table-cell>
          <table:table-cell office:value-type="float" office:value="13.3401140228645" calcext:value-type="float">
            <text:p>13,3401140228645</text:p>
          </table:table-cell>
          <table:table-cell office:value-type="float" office:value="100" calcext:value-type="float">
            <text:p>100</text:p>
          </table:table-cell>
          <table:table-cell office:value-type="float" office:value="14.2201588345543" calcext:value-type="float">
            <text:p>14,2201588345543</text:p>
          </table:table-cell>
          <table:table-cell office:value-type="float" office:value="47.8576852083088" calcext:value-type="float">
            <text:p>47,8576852083088</text:p>
          </table:table-cell>
          <table:table-cell office:value-type="float" office:value="29.8704710211611" calcext:value-type="float">
            <text:p>29,8704710211611</text:p>
          </table:table-cell>
          <table:table-cell office:value-type="float" office:value="32.8897310353354" calcext:value-type="float">
            <text:p>32,8897310353354</text:p>
          </table:table-cell>
          <table:table-cell office:value-type="float" office:value="0.0338572043944157" calcext:value-type="float">
            <text:p>0,0338572043944157</text:p>
          </table:table-cell>
          <table:table-cell office:value-type="float" office:value="0.180260827868537" calcext:value-type="float">
            <text:p>0,1802608278685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4800" calcext:value-type="float">
            <text:p>4800</text:p>
          </table:table-cell>
          <table:table-cell office:value-type="float" office:value="3.60247334838311" calcext:value-type="float">
            <text:p>3,60247334838311</text:p>
          </table:table-cell>
          <table:table-cell office:value-type="float" office:value="3.32997643173087" calcext:value-type="float">
            <text:p>3,32997643173087</text:p>
          </table:table-cell>
          <table:table-cell office:value-type="float" office:value="65.9649056217006" calcext:value-type="float">
            <text:p>65,9649056217006</text:p>
          </table:table-cell>
          <table:table-cell office:value-type="float" office:value="19.3260403321353" calcext:value-type="float">
            <text:p>19,3260403321353</text:p>
          </table:table-cell>
          <table:table-cell office:value-type="float" office:value="4.60384275004999" calcext:value-type="float">
            <text:p>4,60384275004999</text:p>
          </table:table-cell>
          <table:table-cell office:value-type="float" office:value="2.18814587007914" calcext:value-type="float">
            <text:p>2,18814587007914</text:p>
          </table:table-cell>
          <table:table-cell office:value-type="float" office:value="6.95484654120905" calcext:value-type="float">
            <text:p>6,95484654120905</text:p>
          </table:table-cell>
          <table:table-cell office:value-type="float" office:value="1.54461733750876" calcext:value-type="float">
            <text:p>1,54461733750876</text:p>
          </table:table-cell>
          <table:table-cell office:value-type="float" office:value="101.596418704373" calcext:value-type="float">
            <text:p>101,596418704373</text:p>
          </table:table-cell>
          <table:table-cell office:value-type="float" office:value="32.541102592658" calcext:value-type="float">
            <text:p>32,541102592658</text:p>
          </table:table-cell>
          <table:table-cell office:value-type="float" office:value="0.345624637920424" calcext:value-type="float">
            <text:p>0,345624637920424</text:p>
          </table:table-cell>
          <table:table-cell office:value-type="float" office:value="0.274950771722083" calcext:value-type="float">
            <text:p>0,274950771722083</text:p>
          </table:table-cell>
          <table:table-cell office:value-type="float" office:value="13.050695188027" calcext:value-type="float">
            <text:p>13,050695188027</text:p>
          </table:table-cell>
          <table:table-cell office:value-type="float" office:value="100" calcext:value-type="float">
            <text:p>100</text:p>
          </table:table-cell>
          <table:table-cell office:value-type="float" office:value="14.1680999458515" calcext:value-type="float">
            <text:p>14,1680999458515</text:p>
          </table:table-cell>
          <table:table-cell office:value-type="float" office:value="36.9883816424868" calcext:value-type="float">
            <text:p>36,9883816424868</text:p>
          </table:table-cell>
          <table:table-cell office:value-type="float" office:value="26.7796624702752" calcext:value-type="float">
            <text:p>26,7796624702752</text:p>
          </table:table-cell>
          <table:table-cell office:value-type="float" office:value="30.7424102877819" calcext:value-type="float">
            <text:p>30,7424102877819</text:p>
          </table:table-cell>
          <table:table-cell office:value-type="float" office:value="0.00965691893092757" calcext:value-type="float">
            <text:p>0,00965691893092757</text:p>
          </table:table-cell>
          <table:table-cell office:value-type="float" office:value="3.41657536975809" calcext:value-type="float">
            <text:p>3,416575369758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800" calcext:value-type="float">
            <text:p>4800</text:p>
          </table:table-cell>
          <table:table-cell office:value-type="float" office:value="3.58514798060048" calcext:value-type="float">
            <text:p>3,58514798060048</text:p>
          </table:table-cell>
          <table:table-cell office:value-type="float" office:value="3.32918720529286" calcext:value-type="float">
            <text:p>3,32918720529286</text:p>
          </table:table-cell>
          <table:table-cell office:value-type="float" office:value="64.4629459733097" calcext:value-type="float">
            <text:p>64,4629459733097</text:p>
          </table:table-cell>
          <table:table-cell office:value-type="float" office:value="18.7287943532129" calcext:value-type="float">
            <text:p>18,7287943532129</text:p>
          </table:table-cell>
          <table:table-cell office:value-type="float" office:value="4.60225749507906" calcext:value-type="float">
            <text:p>4,60225749507906</text:p>
          </table:table-cell>
          <table:table-cell office:value-type="float" office:value="2.1671470952127" calcext:value-type="float">
            <text:p>2,1671470952127</text:p>
          </table:table-cell>
          <table:table-cell office:value-type="float" office:value="6.89880521315188" calcext:value-type="float">
            <text:p>6,89880521315188</text:p>
          </table:table-cell>
          <table:table-cell office:value-type="float" office:value="1.61006556318289" calcext:value-type="float">
            <text:p>1,61006556318289</text:p>
          </table:table-cell>
          <table:table-cell office:value-type="float" office:value="102.973588321495" calcext:value-type="float">
            <text:p>102,973588321495</text:p>
          </table:table-cell>
          <table:table-cell office:value-type="float" office:value="29.4295861088644" calcext:value-type="float">
            <text:p>29,4295861088644</text:p>
          </table:table-cell>
          <table:table-cell office:value-type="float" office:value="0.345152071606024" calcext:value-type="float">
            <text:p>0,345152071606024</text:p>
          </table:table-cell>
          <table:table-cell office:value-type="float" office:value="0.298929180742692" calcext:value-type="float">
            <text:p>0,298929180742692</text:p>
          </table:table-cell>
          <table:table-cell office:value-type="float" office:value="13.0521589981145" calcext:value-type="float">
            <text:p>13,0521589981145</text:p>
          </table:table-cell>
          <table:table-cell office:value-type="float" office:value="100" calcext:value-type="float">
            <text:p>100</text:p>
          </table:table-cell>
          <table:table-cell office:value-type="float" office:value="14.167444015656" calcext:value-type="float">
            <text:p>14,167444015656</text:p>
          </table:table-cell>
          <table:table-cell office:value-type="float" office:value="38.8998385672665" calcext:value-type="float">
            <text:p>38,8998385672665</text:p>
          </table:table-cell>
          <table:table-cell office:value-type="float" office:value="27.1559257094899" calcext:value-type="float">
            <text:p>27,1559257094899</text:p>
          </table:table-cell>
          <table:table-cell office:value-type="float" office:value="31.0575813009539" calcext:value-type="float">
            <text:p>31,0575813009539</text:p>
          </table:table-cell>
          <table:table-cell office:value-type="float" office:value="0.0805639920402213" calcext:value-type="float">
            <text:p>0,0805639920402213</text:p>
          </table:table-cell>
          <table:table-cell office:value-type="float" office:value="2.73478386719265" calcext:value-type="float">
            <text:p>2,734783867192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float" office:value="3.59168291464408" calcext:value-type="float">
            <text:p>3,59168291464408</text:p>
          </table:table-cell>
          <table:table-cell office:value-type="float" office:value="3.32813903066261" calcext:value-type="float">
            <text:p>3,32813903066261</text:p>
          </table:table-cell>
          <table:table-cell office:value-type="float" office:value="63.1151809448172" calcext:value-type="float">
            <text:p>63,1151809448172</text:p>
          </table:table-cell>
          <table:table-cell office:value-type="float" office:value="18.0742867974023" calcext:value-type="float">
            <text:p>18,0742867974023</text:p>
          </table:table-cell>
          <table:table-cell office:value-type="float" office:value="4.59194747207207" calcext:value-type="float">
            <text:p>4,59194747207207</text:p>
          </table:table-cell>
          <table:table-cell office:value-type="float" office:value="2.1443964051916" calcext:value-type="float">
            <text:p>2,1443964051916</text:p>
          </table:table-cell>
          <table:table-cell office:value-type="float" office:value="6.84251998072208" calcext:value-type="float">
            <text:p>6,84251998072208</text:p>
          </table:table-cell>
          <table:table-cell office:value-type="float" office:value="1.68485933909868" calcext:value-type="float">
            <text:p>1,68485933909868</text:p>
          </table:table-cell>
          <table:table-cell office:value-type="float" office:value="104.49537747478" calcext:value-type="float">
            <text:p>104,49537747478</text:p>
          </table:table-cell>
          <table:table-cell office:value-type="float" office:value="26.3506483029145" calcext:value-type="float">
            <text:p>26,3506483029145</text:p>
          </table:table-cell>
          <table:table-cell office:value-type="float" office:value="0.344511810799595" calcext:value-type="float">
            <text:p>0,344511810799595</text:p>
          </table:table-cell>
          <table:table-cell office:value-type="float" office:value="0.326463870175679" calcext:value-type="float">
            <text:p>0,326463870175679</text:p>
          </table:table-cell>
          <table:table-cell office:value-type="float" office:value="13.0616772472739" calcext:value-type="float">
            <text:p>13,0616772472739</text:p>
          </table:table-cell>
          <table:table-cell office:value-type="float" office:value="100" calcext:value-type="float">
            <text:p>100</text:p>
          </table:table-cell>
          <table:table-cell office:value-type="float" office:value="14.1684100927991" calcext:value-type="float">
            <text:p>14,1684100927991</text:p>
          </table:table-cell>
          <table:table-cell office:value-type="float" office:value="40.8109101328129" calcext:value-type="float">
            <text:p>40,8109101328129</text:p>
          </table:table-cell>
          <table:table-cell office:value-type="float" office:value="27.5291570132313" calcext:value-type="float">
            <text:p>27,5291570132313</text:p>
          </table:table-cell>
          <table:table-cell office:value-type="float" office:value="31.3851608053827" calcext:value-type="float">
            <text:p>31,3851608053827</text:p>
          </table:table-cell>
          <table:table-cell office:value-type="float" office:value="0.025528102715311" calcext:value-type="float">
            <text:p>0,025528102715311</text:p>
          </table:table-cell>
          <table:table-cell office:value-type="float" office:value="2.25996829907609" calcext:value-type="float">
            <text:p>2,259968299076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4800" calcext:value-type="float">
            <text:p>4800</text:p>
          </table:table-cell>
          <table:table-cell office:value-type="float" office:value="3.45913905650491" calcext:value-type="float">
            <text:p>3,45913905650491</text:p>
          </table:table-cell>
          <table:table-cell office:value-type="float" office:value="3.31307564271466" calcext:value-type="float">
            <text:p>3,31307564271466</text:p>
          </table:table-cell>
          <table:table-cell office:value-type="float" office:value="59.1724360361961" calcext:value-type="float">
            <text:p>59,1724360361961</text:p>
          </table:table-cell>
          <table:table-cell office:value-type="float" office:value="16.4909575616686" calcext:value-type="float">
            <text:p>16,4909575616686</text:p>
          </table:table-cell>
          <table:table-cell office:value-type="float" office:value="4.62437259284264" calcext:value-type="float">
            <text:p>4,62437259284264</text:p>
          </table:table-cell>
          <table:table-cell office:value-type="float" office:value="2.08571270715737" calcext:value-type="float">
            <text:p>2,08571270715737</text:p>
          </table:table-cell>
          <table:table-cell office:value-type="float" office:value="6.76800910733893" calcext:value-type="float">
            <text:p>6,76800910733893</text:p>
          </table:table-cell>
          <table:table-cell office:value-type="float" office:value="1.87357987538311" calcext:value-type="float">
            <text:p>1,87357987538311</text:p>
          </table:table-cell>
          <table:table-cell office:value-type="float" office:value="107.667889863718" calcext:value-type="float">
            <text:p>107,667889863718</text:p>
          </table:table-cell>
          <table:table-cell office:value-type="float" office:value="20.0201609826627" calcext:value-type="float">
            <text:p>20,0201609826627</text:p>
          </table:table-cell>
          <table:table-cell office:value-type="float" office:value="0.344254004888963" calcext:value-type="float">
            <text:p>0,344254004888963</text:p>
          </table:table-cell>
          <table:table-cell office:value-type="float" office:value="0.393530631350235" calcext:value-type="float">
            <text:p>0,393530631350235</text:p>
          </table:table-cell>
          <table:table-cell office:value-type="float" office:value="13.0317309599051" calcext:value-type="float">
            <text:p>13,0317309599051</text:p>
          </table:table-cell>
          <table:table-cell office:value-type="float" office:value="100" calcext:value-type="float">
            <text:p>100</text:p>
          </table:table-cell>
          <table:table-cell office:value-type="float" office:value="14.160574191917" calcext:value-type="float">
            <text:p>14,160574191917</text:p>
          </table:table-cell>
          <table:table-cell office:value-type="float" office:value="42.6931859086481" calcext:value-type="float">
            <text:p>42,6931859086481</text:p>
          </table:table-cell>
          <table:table-cell office:value-type="float" office:value="27.9408310852963" calcext:value-type="float">
            <text:p>27,9408310852963</text:p>
          </table:table-cell>
          <table:table-cell office:value-type="float" office:value="31.7876299263041" calcext:value-type="float">
            <text:p>31,7876299263041</text:p>
          </table:table-cell>
          <table:table-cell office:value-type="float" office:value="0.000442464769984183" calcext:value-type="float">
            <text:p>0,000442464769984183</text:p>
          </table:table-cell>
          <table:table-cell office:value-type="float" office:value="1.23708117531119" calcext:value-type="float">
            <text:p>1,237081175311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800" calcext:value-type="float">
            <text:p>4800</text:p>
          </table:table-cell>
          <table:table-cell office:value-type="float" office:value="3.40645170211974" calcext:value-type="float">
            <text:p>3,40645170211974</text:p>
          </table:table-cell>
          <table:table-cell office:value-type="float" office:value="3.30736825865406" calcext:value-type="float">
            <text:p>3,30736825865406</text:p>
          </table:table-cell>
          <table:table-cell office:value-type="float" office:value="55.1255011558538" calcext:value-type="float">
            <text:p>55,1255011558538</text:p>
          </table:table-cell>
          <table:table-cell office:value-type="float" office:value="14.998545516795" calcext:value-type="float">
            <text:p>14,998545516795</text:p>
          </table:table-cell>
          <table:table-cell office:value-type="float" office:value="4.62488820256049" calcext:value-type="float">
            <text:p>4,62488820256049</text:p>
          </table:table-cell>
          <table:table-cell office:value-type="float" office:value="2.03225200438832" calcext:value-type="float">
            <text:p>2,03225200438832</text:p>
          </table:table-cell>
          <table:table-cell office:value-type="float" office:value="6.6781253323438" calcext:value-type="float">
            <text:p>6,6781253323438</text:p>
          </table:table-cell>
          <table:table-cell office:value-type="float" office:value="2.0794770440283" calcext:value-type="float">
            <text:p>2,0794770440283</text:p>
          </table:table-cell>
          <table:table-cell office:value-type="float" office:value="111.150926115798" calcext:value-type="float">
            <text:p>111,150926115798</text:p>
          </table:table-cell>
          <table:table-cell office:value-type="float" office:value="12.7038568815834" calcext:value-type="float">
            <text:p>12,7038568815834</text:p>
          </table:table-cell>
          <table:table-cell office:value-type="float" office:value="0.343237254970858" calcext:value-type="float">
            <text:p>0,343237254970858</text:p>
          </table:table-cell>
          <table:table-cell office:value-type="float" office:value="0.499451967171067" calcext:value-type="float">
            <text:p>0,499451967171067</text:p>
          </table:table-cell>
          <table:table-cell office:value-type="float" office:value="13.0312544995485" calcext:value-type="float">
            <text:p>13,0312544995485</text:p>
          </table:table-cell>
          <table:table-cell office:value-type="float" office:value="100" calcext:value-type="float">
            <text:p>100</text:p>
          </table:table-cell>
          <table:table-cell office:value-type="float" office:value="14.158344803805" calcext:value-type="float">
            <text:p>14,158344803805</text:p>
          </table:table-cell>
          <table:table-cell office:value-type="float" office:value="44.5511731097658" calcext:value-type="float">
            <text:p>44,5511731097658</text:p>
          </table:table-cell>
          <table:table-cell office:value-type="float" office:value="28.3844397871893" calcext:value-type="float">
            <text:p>28,3844397871893</text:p>
          </table:table-cell>
          <table:table-cell office:value-type="float" office:value="32.2235199627486" calcext:value-type="float">
            <text:p>32,2235199627486</text:p>
          </table:table-cell>
          <table:table-cell office:value-type="float" office:value="0.0720211870531538" calcext:value-type="float">
            <text:p>0,0720211870531538</text:p>
          </table:table-cell>
          <table:table-cell office:value-type="float" office:value="0.451693877848983" calcext:value-type="float">
            <text:p>0,4516938778489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800" calcext:value-type="float">
            <text:p>4800</text:p>
          </table:table-cell>
          <table:table-cell office:value-type="float" office:value="3.66158330440521" calcext:value-type="float">
            <text:p>3,66158330440521</text:p>
          </table:table-cell>
          <table:table-cell office:value-type="float" office:value="3.33637329255262" calcext:value-type="float">
            <text:p>3,33637329255262</text:p>
          </table:table-cell>
          <table:table-cell office:value-type="float" office:value="56.9980782270433" calcext:value-type="float">
            <text:p>56,9980782270433</text:p>
          </table:table-cell>
          <table:table-cell office:value-type="float" office:value="15.6328692284742" calcext:value-type="float">
            <text:p>15,6328692284742</text:p>
          </table:table-cell>
          <table:table-cell office:value-type="float" office:value="4.53015718438927" calcext:value-type="float">
            <text:p>4,53015718438927</text:p>
          </table:table-cell>
          <table:table-cell office:value-type="float" office:value="2.0636086483936" calcext:value-type="float">
            <text:p>2,0636086483936</text:p>
          </table:table-cell>
          <table:table-cell office:value-type="float" office:value="6.61957590121873" calcext:value-type="float">
            <text:p>6,61957590121873</text:p>
          </table:table-cell>
          <table:table-cell office:value-type="float" office:value="2.00587514927381" calcext:value-type="float">
            <text:p>2,00587514927381</text:p>
          </table:table-cell>
          <table:table-cell office:value-type="float" office:value="110.93066049438" calcext:value-type="float">
            <text:p>110,93066049438</text:p>
          </table:table-cell>
          <table:table-cell office:value-type="float" office:value="12.737607723941" calcext:value-type="float">
            <text:p>12,737607723941</text:p>
          </table:table-cell>
          <table:table-cell office:value-type="float" office:value="0.341286950818683" calcext:value-type="float">
            <text:p>0,341286950818683</text:p>
          </table:table-cell>
          <table:table-cell office:value-type="float" office:value="0.498077358228087" calcext:value-type="float">
            <text:p>0,498077358228087</text:p>
          </table:table-cell>
          <table:table-cell office:value-type="float" office:value="13.1186521466673" calcext:value-type="float">
            <text:p>13,1186521466673</text:p>
          </table:table-cell>
          <table:table-cell office:value-type="float" office:value="100" calcext:value-type="float">
            <text:p>100</text:p>
          </table:table-cell>
          <table:table-cell office:value-type="float" office:value="14.1756591951022" calcext:value-type="float">
            <text:p>14,1756591951022</text:p>
          </table:table-cell>
          <table:table-cell office:value-type="float" office:value="46.4586673311925" calcext:value-type="float">
            <text:p>46,4586673311925</text:p>
          </table:table-cell>
          <table:table-cell office:value-type="float" office:value="28.7518429845644" calcext:value-type="float">
            <text:p>28,7518429845644</text:p>
          </table:table-cell>
          <table:table-cell office:value-type="float" office:value="32.5483444361261" calcext:value-type="float">
            <text:p>32,5483444361261</text:p>
          </table:table-cell>
          <table:table-cell office:value-type="float" office:value="0.0441182332168873" calcext:value-type="float">
            <text:p>0,0441182332168873</text:p>
          </table:table-cell>
          <table:table-cell office:value-type="float" office:value="0.566511280779279" calcext:value-type="float">
            <text:p>0,566511280779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4800" calcext:value-type="float">
            <text:p>4800</text:p>
          </table:table-cell>
          <table:table-cell office:value-type="float" office:value="3.87422752380439" calcext:value-type="float">
            <text:p>3,87422752380439</text:p>
          </table:table-cell>
          <table:table-cell office:value-type="float" office:value="3.36176660772614" calcext:value-type="float">
            <text:p>3,36176660772614</text:p>
          </table:table-cell>
          <table:table-cell office:value-type="float" office:value="56.7935848236094" calcext:value-type="float">
            <text:p>56,7935848236094</text:p>
          </table:table-cell>
          <table:table-cell office:value-type="float" office:value="15.577949128231" calcext:value-type="float">
            <text:p>15,577949128231</text:p>
          </table:table-cell>
          <table:table-cell office:value-type="float" office:value="4.44134097428483" calcext:value-type="float">
            <text:p>4,44134097428483</text:p>
          </table:table-cell>
          <table:table-cell office:value-type="float" office:value="2.06945963896408" calcext:value-type="float">
            <text:p>2,06945963896408</text:p>
          </table:table-cell>
          <table:table-cell office:value-type="float" office:value="6.52472362266723" calcext:value-type="float">
            <text:p>6,52472362266723</text:p>
          </table:table-cell>
          <table:table-cell office:value-type="float" office:value="2.03017586475626" calcext:value-type="float">
            <text:p>2,03017586475626</text:p>
          </table:table-cell>
          <table:table-cell office:value-type="float" office:value="112.286466261102" calcext:value-type="float">
            <text:p>112,286466261102</text:p>
          </table:table-cell>
          <table:table-cell office:value-type="float" office:value="9.37517782000788" calcext:value-type="float">
            <text:p>9,37517782000788</text:p>
          </table:table-cell>
          <table:table-cell office:value-type="float" office:value="0.338894054955541" calcext:value-type="float">
            <text:p>0,338894054955541</text:p>
          </table:table-cell>
          <table:table-cell office:value-type="float" office:value="0.54852784024668" calcext:value-type="float">
            <text:p>0,54852784024668</text:p>
          </table:table-cell>
          <table:table-cell office:value-type="float" office:value="13.2003368985485" calcext:value-type="float">
            <text:p>13,2003368985485</text:p>
          </table:table-cell>
          <table:table-cell office:value-type="float" office:value="100" calcext:value-type="float">
            <text:p>100</text:p>
          </table:table-cell>
          <table:table-cell office:value-type="float" office:value="14.1908655714557" calcext:value-type="float">
            <text:p>14,1908655714557</text:p>
          </table:table-cell>
          <table:table-cell office:value-type="float" office:value="48.3088044937873" calcext:value-type="float">
            <text:p>48,3088044937873</text:p>
          </table:table-cell>
          <table:table-cell office:value-type="float" office:value="29.1995807280901" calcext:value-type="float">
            <text:p>29,1995807280901</text:p>
          </table:table-cell>
          <table:table-cell office:value-type="float" office:value="32.9439365391915" calcext:value-type="float">
            <text:p>32,9439365391915</text:p>
          </table:table-cell>
          <table:table-cell office:value-type="float" office:value="0.000106370488172359" calcext:value-type="float">
            <text:p>0,000106370488172359</text:p>
          </table:table-cell>
          <table:table-cell office:value-type="float" office:value="0.312506946148423" calcext:value-type="float">
            <text:p>0,3125069461484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100" calcext:value-type="float">
            <text:p>5100</text:p>
          </table:table-cell>
          <table:table-cell office:value-type="float" office:value="3.13548033964048" calcext:value-type="float">
            <text:p>3,13548033964048</text:p>
          </table:table-cell>
          <table:table-cell office:value-type="float" office:value="3.27548633420682" calcext:value-type="float">
            <text:p>3,27548633420682</text:p>
          </table:table-cell>
          <table:table-cell office:value-type="float" office:value="66.0091510738819" calcext:value-type="float">
            <text:p>66,0091510738819</text:p>
          </table:table-cell>
          <table:table-cell office:value-type="float" office:value="19.3406966282243" calcext:value-type="float">
            <text:p>19,3406966282243</text:p>
          </table:table-cell>
          <table:table-cell office:value-type="float" office:value="4.75843853793099" calcext:value-type="float">
            <text:p>4,75843853793099</text:p>
          </table:table-cell>
          <table:table-cell office:value-type="float" office:value="2.2902633104715" calcext:value-type="float">
            <text:p>2,2902633104715</text:p>
          </table:table-cell>
          <table:table-cell office:value-type="float" office:value="7.2179307846707" calcext:value-type="float">
            <text:p>7,2179307846707</text:p>
          </table:table-cell>
          <table:table-cell office:value-type="float" office:value="1.52512779955109" calcext:value-type="float">
            <text:p>1,52512779955109</text:p>
          </table:table-cell>
          <table:table-cell office:value-type="float" office:value="105.290991336533" calcext:value-type="float">
            <text:p>105,290991336533</text:p>
          </table:table-cell>
          <table:table-cell office:value-type="float" office:value="32.4943315278064" calcext:value-type="float">
            <text:p>32,4943315278064</text:p>
          </table:table-cell>
          <table:table-cell office:value-type="float" office:value="0.347694978239705" calcext:value-type="float">
            <text:p>0,347694978239705</text:p>
          </table:table-cell>
          <table:table-cell office:value-type="float" office:value="0.285035898156837" calcext:value-type="float">
            <text:p>0,285035898156837</text:p>
          </table:table-cell>
          <table:table-cell office:value-type="float" office:value="12.9075612781741" calcext:value-type="float">
            <text:p>12,9075612781741</text:p>
          </table:table-cell>
          <table:table-cell office:value-type="float" office:value="100" calcext:value-type="float">
            <text:p>100</text:p>
          </table:table-cell>
          <table:table-cell office:value-type="float" office:value="14.137753306917" calcext:value-type="float">
            <text:p>14,137753306917</text:p>
          </table:table-cell>
          <table:table-cell office:value-type="float" office:value="37.4040443108365" calcext:value-type="float">
            <text:p>37,4040443108365</text:p>
          </table:table-cell>
          <table:table-cell office:value-type="float" office:value="26.1802444196394" calcext:value-type="float">
            <text:p>26,1802444196394</text:p>
          </table:table-cell>
          <table:table-cell office:value-type="float" office:value="30.7999838527894" calcext:value-type="float">
            <text:p>30,7999838527894</text:p>
          </table:table-cell>
          <table:table-cell office:value-type="float" office:value="0.000598005346737959" calcext:value-type="float">
            <text:p>0,000598005346737959</text:p>
          </table:table-cell>
          <table:table-cell office:value-type="float" office:value="3.43426047220663" calcext:value-type="float">
            <text:p>3,434260472206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5100" calcext:value-type="float">
            <text:p>5100</text:p>
          </table:table-cell>
          <table:table-cell office:value-type="float" office:value="3.12764218449706" calcext:value-type="float">
            <text:p>3,12764218449706</text:p>
          </table:table-cell>
          <table:table-cell office:value-type="float" office:value="3.2754266147119" calcext:value-type="float">
            <text:p>3,2754266147119</text:p>
          </table:table-cell>
          <table:table-cell office:value-type="float" office:value="64.6119178829798" calcext:value-type="float">
            <text:p>64,6119178829798</text:p>
          </table:table-cell>
          <table:table-cell office:value-type="float" office:value="18.7678897638305" calcext:value-type="float">
            <text:p>18,7678897638305</text:p>
          </table:table-cell>
          <table:table-cell office:value-type="float" office:value="4.75338544746736" calcext:value-type="float">
            <text:p>4,75338544746736</text:p>
          </table:table-cell>
          <table:table-cell office:value-type="float" office:value="2.26956607111846" calcext:value-type="float">
            <text:p>2,26956607111846</text:p>
          </table:table-cell>
          <table:table-cell office:value-type="float" office:value="7.15900335970527" calcext:value-type="float">
            <text:p>7,15900335970527</text:p>
          </table:table-cell>
          <table:table-cell office:value-type="float" office:value="1.58756261906988" calcext:value-type="float">
            <text:p>1,58756261906988</text:p>
          </table:table-cell>
          <table:table-cell office:value-type="float" office:value="106.706564581292" calcext:value-type="float">
            <text:p>106,706564581292</text:p>
          </table:table-cell>
          <table:table-cell office:value-type="float" office:value="29.4450475124914" calcext:value-type="float">
            <text:p>29,4450475124914</text:p>
          </table:table-cell>
          <table:table-cell office:value-type="float" office:value="0.347171311186491" calcext:value-type="float">
            <text:p>0,347171311186491</text:p>
          </table:table-cell>
          <table:table-cell office:value-type="float" office:value="0.308941513338429" calcext:value-type="float">
            <text:p>0,308941513338429</text:p>
          </table:table-cell>
          <table:table-cell office:value-type="float" office:value="12.9122517011353" calcext:value-type="float">
            <text:p>12,9122517011353</text:p>
          </table:table-cell>
          <table:table-cell office:value-type="float" office:value="100" calcext:value-type="float">
            <text:p>100</text:p>
          </table:table-cell>
          <table:table-cell office:value-type="float" office:value="14.1377458983145" calcext:value-type="float">
            <text:p>14,1377458983145</text:p>
          </table:table-cell>
          <table:table-cell office:value-type="float" office:value="39.3109413169901" calcext:value-type="float">
            <text:p>39,3109413169901</text:p>
          </table:table-cell>
          <table:table-cell office:value-type="float" office:value="26.5628990680924" calcext:value-type="float">
            <text:p>26,5628990680924</text:p>
          </table:table-cell>
          <table:table-cell office:value-type="float" office:value="31.1157036998012" calcext:value-type="float">
            <text:p>31,1157036998012</text:p>
          </table:table-cell>
          <table:table-cell office:value-type="float" office:value="0.0476392104551592" calcext:value-type="float">
            <text:p>0,0476392104551592</text:p>
          </table:table-cell>
          <table:table-cell office:value-type="float" office:value="2.78256644045763" calcext:value-type="float">
            <text:p>2,782566440457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float" office:value="3.12932054698376" calcext:value-type="float">
            <text:p>3,12932054698376</text:p>
          </table:table-cell>
          <table:table-cell office:value-type="float" office:value="3.27477413041278" calcext:value-type="float">
            <text:p>3,27477413041278</text:p>
          </table:table-cell>
          <table:table-cell office:value-type="float" office:value="63.1830285301361" calcext:value-type="float">
            <text:p>63,1830285301361</text:p>
          </table:table-cell>
          <table:table-cell office:value-type="float" office:value="18.120936063301" calcext:value-type="float">
            <text:p>18,120936063301</text:p>
          </table:table-cell>
          <table:table-cell office:value-type="float" office:value="4.74443874564891" calcext:value-type="float">
            <text:p>4,74443874564891</text:p>
          </table:table-cell>
          <table:table-cell office:value-type="float" office:value="2.24642862462123" calcext:value-type="float">
            <text:p>2,24642862462123</text:p>
          </table:table-cell>
          <table:table-cell office:value-type="float" office:value="7.09948189646908" calcext:value-type="float">
            <text:p>7,09948189646908</text:p>
          </table:table-cell>
          <table:table-cell office:value-type="float" office:value="1.66072059256311" calcext:value-type="float">
            <text:p>1,66072059256311</text:p>
          </table:table-cell>
          <table:table-cell office:value-type="float" office:value="108.299136630784" calcext:value-type="float">
            <text:p>108,299136630784</text:p>
          </table:table-cell>
          <table:table-cell office:value-type="float" office:value="26.2507755684411" calcext:value-type="float">
            <text:p>26,2507755684411</text:p>
          </table:table-cell>
          <table:table-cell office:value-type="float" office:value="0.346550867590423" calcext:value-type="float">
            <text:p>0,346550867590423</text:p>
          </table:table-cell>
          <table:table-cell office:value-type="float" office:value="0.338031224487356" calcext:value-type="float">
            <text:p>0,338031224487356</text:p>
          </table:table-cell>
          <table:table-cell office:value-type="float" office:value="12.9205542954688" calcext:value-type="float">
            <text:p>12,9205542954688</text:p>
          </table:table-cell>
          <table:table-cell office:value-type="float" office:value="100" calcext:value-type="float">
            <text:p>100</text:p>
          </table:table-cell>
          <table:table-cell office:value-type="float" office:value="14.1384186117716" calcext:value-type="float">
            <text:p>14,1384186117716</text:p>
          </table:table-cell>
          <table:table-cell office:value-type="float" office:value="41.2168997662408" calcext:value-type="float">
            <text:p>41,2168997662408</text:p>
          </table:table-cell>
          <table:table-cell office:value-type="float" office:value="26.9434494372834" calcext:value-type="float">
            <text:p>26,9434494372834</text:p>
          </table:table-cell>
          <table:table-cell office:value-type="float" office:value="31.4455243793491" calcext:value-type="float">
            <text:p>31,4455243793491</text:p>
          </table:table-cell>
          <table:table-cell office:value-type="float" office:value="0.00188958602151907" calcext:value-type="float">
            <text:p>0,00188958602151907</text:p>
          </table:table-cell>
          <table:table-cell office:value-type="float" office:value="2.2380658137219" calcext:value-type="float">
            <text:p>2,23806581372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100" calcext:value-type="float">
            <text:p>5100</text:p>
          </table:table-cell>
          <table:table-cell office:value-type="float" office:value="2.72740382515235" calcext:value-type="float">
            <text:p>2,72740382515235</text:p>
          </table:table-cell>
          <table:table-cell office:value-type="float" office:value="3.22869446223107" calcext:value-type="float">
            <text:p>3,22869446223107</text:p>
          </table:table-cell>
          <table:table-cell office:value-type="float" office:value="53.9898762805532" calcext:value-type="float">
            <text:p>53,9898762805532</text:p>
          </table:table-cell>
          <table:table-cell office:value-type="float" office:value="14.5589512064111" calcext:value-type="float">
            <text:p>14,5589512064111</text:p>
          </table:table-cell>
          <table:table-cell office:value-type="float" office:value="4.85602185337909" calcext:value-type="float">
            <text:p>4,85602185337909</text:p>
          </table:table-cell>
          <table:table-cell office:value-type="float" office:value="2.10634157287515" calcext:value-type="float">
            <text:p>2,10634157287515</text:p>
          </table:table-cell>
          <table:table-cell office:value-type="float" office:value="6.98570346238042" calcext:value-type="float">
            <text:p>6,98570346238042</text:p>
          </table:table-cell>
          <table:table-cell office:value-type="float" office:value="2.10357928943282" calcext:value-type="float">
            <text:p>2,10357928943282</text:p>
          </table:table-cell>
          <table:table-cell office:value-type="float" office:value="115.29282945583" calcext:value-type="float">
            <text:p>115,29282945583</text:p>
          </table:table-cell>
          <table:table-cell office:value-type="float" office:value="13.1319272298448" calcext:value-type="float">
            <text:p>13,1319272298448</text:p>
          </table:table-cell>
          <table:table-cell office:value-type="float" office:value="0.346839730849754" calcext:value-type="float">
            <text:p>0,346839730849754</text:p>
          </table:table-cell>
          <table:table-cell office:value-type="float" office:value="0.501918892723896" calcext:value-type="float">
            <text:p>0,501918892723896</text:p>
          </table:table-cell>
          <table:table-cell office:value-type="float" office:value="12.8168222613339" calcext:value-type="float">
            <text:p>12,8168222613339</text:p>
          </table:table-cell>
          <table:table-cell office:value-type="float" office:value="100" calcext:value-type="float">
            <text:p>100</text:p>
          </table:table-cell>
          <table:table-cell office:value-type="float" office:value="14.1138637914175" calcext:value-type="float">
            <text:p>14,1138637914175</text:p>
          </table:table-cell>
          <table:table-cell office:value-type="float" office:value="43.0371343538708" calcext:value-type="float">
            <text:p>43,0371343538708</text:p>
          </table:table-cell>
          <table:table-cell office:value-type="float" office:value="27.4430144339901" calcext:value-type="float">
            <text:p>27,4430144339901</text:p>
          </table:table-cell>
          <table:table-cell office:value-type="float" office:value="31.9648890927626" calcext:value-type="float">
            <text:p>31,9648890927626</text:p>
          </table:table-cell>
          <table:table-cell office:value-type="float" office:value="0.0181424440659253" calcext:value-type="float">
            <text:p>0,0181424440659253</text:p>
          </table:table-cell>
          <table:table-cell office:value-type="float" office:value="0.478341976977973" calcext:value-type="float">
            <text:p>0,4783419769779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5100" calcext:value-type="float">
            <text:p>5100</text:p>
          </table:table-cell>
          <table:table-cell office:value-type="float" office:value="3.4067503288378" calcext:value-type="float">
            <text:p>3,4067503288378</text:p>
          </table:table-cell>
          <table:table-cell office:value-type="float" office:value="3.30752415781756" calcext:value-type="float">
            <text:p>3,30752415781756</text:p>
          </table:table-cell>
          <table:table-cell office:value-type="float" office:value="63.4677971897447" calcext:value-type="float">
            <text:p>63,4677971897447</text:p>
          </table:table-cell>
          <table:table-cell office:value-type="float" office:value="18.2690975987036" calcext:value-type="float">
            <text:p>18,2690975987036</text:p>
          </table:table-cell>
          <table:table-cell office:value-type="float" office:value="4.6336155271844" calcext:value-type="float">
            <text:p>4,6336155271844</text:p>
          </table:table-cell>
          <table:table-cell office:value-type="float" office:value="2.2645950234957" calcext:value-type="float">
            <text:p>2,2645950234957</text:p>
          </table:table-cell>
          <table:table-cell office:value-type="float" office:value="6.98393477376435" calcext:value-type="float">
            <text:p>6,98393477376435</text:p>
          </table:table-cell>
          <table:table-cell office:value-type="float" office:value="1.66110540094621" calcext:value-type="float">
            <text:p>1,66110540094621</text:p>
          </table:table-cell>
          <table:table-cell office:value-type="float" office:value="109.549669342093" calcext:value-type="float">
            <text:p>109,549669342093</text:p>
          </table:table-cell>
          <table:table-cell office:value-type="float" office:value="22.6948623652888" calcext:value-type="float">
            <text:p>22,6948623652888</text:p>
          </table:table-cell>
          <table:table-cell office:value-type="float" office:value="0.343890924323472" calcext:value-type="float">
            <text:p>0,343890924323472</text:p>
          </table:table-cell>
          <table:table-cell office:value-type="float" office:value="0.374454182135467" calcext:value-type="float">
            <text:p>0,374454182135467</text:p>
          </table:table-cell>
          <table:table-cell office:value-type="float" office:value="13.0231885547723" calcext:value-type="float">
            <text:p>13,0231885547723</text:p>
          </table:table-cell>
          <table:table-cell office:value-type="float" office:value="100" calcext:value-type="float">
            <text:p>100</text:p>
          </table:table-cell>
          <table:table-cell office:value-type="float" office:value="14.1577343509691" calcext:value-type="float">
            <text:p>14,1577343509691</text:p>
          </table:table-cell>
          <table:table-cell office:value-type="float" office:value="45.0343398960197" calcext:value-type="float">
            <text:p>45,0343398960197</text:p>
          </table:table-cell>
          <table:table-cell office:value-type="float" office:value="27.6861961860863" calcext:value-type="float">
            <text:p>27,6861961860863</text:p>
          </table:table-cell>
          <table:table-cell office:value-type="float" office:value="32.1123558085273" calcext:value-type="float">
            <text:p>32,1123558085273</text:p>
          </table:table-cell>
          <table:table-cell office:value-type="float" office:value="0.0383578302910238" calcext:value-type="float">
            <text:p>0,0383578302910238</text:p>
          </table:table-cell>
          <table:table-cell office:value-type="float" office:value="1.81644525760964" calcext:value-type="float">
            <text:p>1,816445257609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5100" calcext:value-type="float">
            <text:p>5100</text:p>
          </table:table-cell>
          <table:table-cell office:value-type="float" office:value="3.27216003835224" calcext:value-type="float">
            <text:p>3,27216003835224</text:p>
          </table:table-cell>
          <table:table-cell office:value-type="float" office:value="3.29197614475411" calcext:value-type="float">
            <text:p>3,29197614475411</text:p>
          </table:table-cell>
          <table:table-cell office:value-type="float" office:value="58.2448646426254" calcext:value-type="float">
            <text:p>58,2448646426254</text:p>
          </table:table-cell>
          <table:table-cell office:value-type="float" office:value="16.1844855115317" calcext:value-type="float">
            <text:p>16,1844855115317</text:p>
          </table:table-cell>
          <table:table-cell office:value-type="float" office:value="4.65901224405634" calcext:value-type="float">
            <text:p>4,65901224405634</text:p>
          </table:table-cell>
          <table:table-cell office:value-type="float" office:value="2.18531917306896" calcext:value-type="float">
            <text:p>2,18531917306896</text:p>
          </table:table-cell>
          <table:table-cell office:value-type="float" office:value="6.87330299118471" calcext:value-type="float">
            <text:p>6,87330299118471</text:p>
          </table:table-cell>
          <table:table-cell office:value-type="float" office:value="1.91265785151887" calcext:value-type="float">
            <text:p>1,91265785151887</text:p>
          </table:table-cell>
          <table:table-cell office:value-type="float" office:value="114.165039183138" calcext:value-type="float">
            <text:p>114,165039183138</text:p>
          </table:table-cell>
          <table:table-cell office:value-type="float" office:value="13.9324162031175" calcext:value-type="float">
            <text:p>13,9324162031175</text:p>
          </table:table-cell>
          <table:table-cell office:value-type="float" office:value="0.343097236712451" calcext:value-type="float">
            <text:p>0,343097236712451</text:p>
          </table:table-cell>
          <table:table-cell office:value-type="float" office:value="0.488182159912992" calcext:value-type="float">
            <text:p>0,488182159912992</text:p>
          </table:table-cell>
          <table:table-cell office:value-type="float" office:value="12.9997027832291" calcext:value-type="float">
            <text:p>12,9997027832291</text:p>
          </table:table-cell>
          <table:table-cell office:value-type="float" office:value="100" calcext:value-type="float">
            <text:p>100</text:p>
          </table:table-cell>
          <table:table-cell office:value-type="float" office:value="14.1503671878532" calcext:value-type="float">
            <text:p>14,1503671878532</text:p>
          </table:table-cell>
          <table:table-cell office:value-type="float" office:value="46.859546068209" calcext:value-type="float">
            <text:p>46,859546068209</text:p>
          </table:table-cell>
          <table:table-cell office:value-type="float" office:value="28.1714833048108" calcext:value-type="float">
            <text:p>28,1714833048108</text:p>
          </table:table-cell>
          <table:table-cell office:value-type="float" office:value="32.5909492237958" calcext:value-type="float">
            <text:p>32,5909492237958</text:p>
          </table:table-cell>
          <table:table-cell office:value-type="float" office:value="0.094889822906724" calcext:value-type="float">
            <text:p>0,094889822906724</text:p>
          </table:table-cell>
          <table:table-cell office:value-type="float" office:value="0.617996460385671" calcext:value-type="float">
            <text:p>0,6179964603856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100" calcext:value-type="float">
            <text:p>5100</text:p>
          </table:table-cell>
          <table:table-cell office:value-type="float" office:value="3.47070559859264" calcext:value-type="float">
            <text:p>3,47070559859264</text:p>
          </table:table-cell>
          <table:table-cell office:value-type="float" office:value="3.31445792924335" calcext:value-type="float">
            <text:p>3,31445792924335</text:p>
          </table:table-cell>
          <table:table-cell office:value-type="float" office:value="57.4501462280758" calcext:value-type="float">
            <text:p>57,4501462280758</text:p>
          </table:table-cell>
          <table:table-cell office:value-type="float" office:value="15.8711310327883" calcext:value-type="float">
            <text:p>15,8711310327883</text:p>
          </table:table-cell>
          <table:table-cell office:value-type="float" office:value="4.57364665441386" calcext:value-type="float">
            <text:p>4,57364665441386</text:p>
          </table:table-cell>
          <table:table-cell office:value-type="float" office:value="2.18188947658485" calcext:value-type="float">
            <text:p>2,18188947658485</text:p>
          </table:table-cell>
          <table:table-cell office:value-type="float" office:value="6.76973851531415" calcext:value-type="float">
            <text:p>6,76973851531415</text:p>
          </table:table-cell>
          <table:table-cell office:value-type="float" office:value="1.96961153185659" calcext:value-type="float">
            <text:p>1,96961153185659</text:p>
          </table:table-cell>
          <table:table-cell office:value-type="float" office:value="116.13084245114" calcext:value-type="float">
            <text:p>116,13084245114</text:p>
          </table:table-cell>
          <table:table-cell office:value-type="float" office:value="9.69848033733024" calcext:value-type="float">
            <text:p>9,69848033733024</text:p>
          </table:table-cell>
          <table:table-cell office:value-type="float" office:value="0.340707943668438" calcext:value-type="float">
            <text:p>0,340707943668438</text:p>
          </table:table-cell>
          <table:table-cell office:value-type="float" office:value="0.549914544560369" calcext:value-type="float">
            <text:p>0,549914544560369</text:p>
          </table:table-cell>
          <table:table-cell office:value-type="float" office:value="13.078564379723" calcext:value-type="float">
            <text:p>13,078564379723</text:p>
          </table:table-cell>
          <table:table-cell office:value-type="float" office:value="100" calcext:value-type="float">
            <text:p>100</text:p>
          </table:table-cell>
          <table:table-cell office:value-type="float" office:value="14.1647156990737" calcext:value-type="float">
            <text:p>14,1647156990737</text:p>
          </table:table-cell>
          <table:table-cell office:value-type="float" office:value="48.6959183046449" calcext:value-type="float">
            <text:p>48,6959183046449</text:p>
          </table:table-cell>
          <table:table-cell office:value-type="float" office:value="28.6375603965475" calcext:value-type="float">
            <text:p>28,6375603965475</text:p>
          </table:table-cell>
          <table:table-cell office:value-type="float" office:value="33.0016352610881" calcext:value-type="float">
            <text:p>33,0016352610881</text:p>
          </table:table-cell>
          <table:table-cell office:value-type="float" office:value="0.100083283731196" calcext:value-type="float">
            <text:p>0,100083283731196</text:p>
          </table:table-cell>
          <table:table-cell office:value-type="float" office:value="0.309565205732529" calcext:value-type="float">
            <text:p>0,3095652057325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400" calcext:value-type="float">
            <text:p>5400</text:p>
          </table:table-cell>
          <table:table-cell office:value-type="float" office:value="2.9569199606816" calcext:value-type="float">
            <text:p>2,9569199606816</text:p>
          </table:table-cell>
          <table:table-cell office:value-type="float" office:value="3.2548890753018" calcext:value-type="float">
            <text:p>3,2548890753018</text:p>
          </table:table-cell>
          <table:table-cell office:value-type="float" office:value="68.9376723952591" calcext:value-type="float">
            <text:p>68,9376723952591</text:p>
          </table:table-cell>
          <table:table-cell office:value-type="float" office:value="20.6694465543509" calcext:value-type="float">
            <text:p>20,6694465543509</text:p>
          </table:table-cell>
          <table:table-cell office:value-type="float" office:value="4.81514675030585" calcext:value-type="float">
            <text:p>4,81514675030585</text:p>
          </table:table-cell>
          <table:table-cell office:value-type="float" office:value="2.45423584849725" calcext:value-type="float">
            <text:p>2,45423584849725</text:p>
          </table:table-cell>
          <table:table-cell office:value-type="float" office:value="7.48941426611539" calcext:value-type="float">
            <text:p>7,48941426611539</text:p>
          </table:table-cell>
          <table:table-cell office:value-type="float" office:value="1.38760064812425" calcext:value-type="float">
            <text:p>1,38760064812425</text:p>
          </table:table-cell>
          <table:table-cell office:value-type="float" office:value="107.043528328695" calcext:value-type="float">
            <text:p>107,043528328695</text:p>
          </table:table-cell>
          <table:table-cell office:value-type="float" office:value="34.9764890724813" calcext:value-type="float">
            <text:p>34,9764890724813</text:p>
          </table:table-cell>
          <table:table-cell office:value-type="float" office:value="0.348317578776272" calcext:value-type="float">
            <text:p>0,348317578776272</text:p>
          </table:table-cell>
          <table:table-cell office:value-type="float" office:value="0.275584976593084" calcext:value-type="float">
            <text:p>0,275584976593084</text:p>
          </table:table-cell>
          <table:table-cell office:value-type="float" office:value="12.8548673965604" calcext:value-type="float">
            <text:p>12,8548673965604</text:p>
          </table:table-cell>
          <table:table-cell office:value-type="float" office:value="100" calcext:value-type="float">
            <text:p>100</text:p>
          </table:table-cell>
          <table:table-cell office:value-type="float" office:value="14.1263306038521" calcext:value-type="float">
            <text:p>14,1263306038521</text:p>
          </table:table-cell>
          <table:table-cell office:value-type="float" office:value="37.832977442009" calcext:value-type="float">
            <text:p>37,832977442009</text:p>
          </table:table-cell>
          <table:table-cell office:value-type="float" office:value="25.5775929320893" calcext:value-type="float">
            <text:p>25,5775929320893</text:p>
          </table:table-cell>
          <table:table-cell office:value-type="float" office:value="30.8428781812331" calcext:value-type="float">
            <text:p>30,8428781812331</text:p>
          </table:table-cell>
          <table:table-cell office:value-type="float" office:value="0.00338363543144143" calcext:value-type="float">
            <text:p>0,00338363543144143</text:p>
          </table:table-cell>
          <table:table-cell office:value-type="float" office:value="4.36988819586601" calcext:value-type="float">
            <text:p>4,369888195866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400" calcext:value-type="float">
            <text:p>5400</text:p>
          </table:table-cell>
          <table:table-cell office:value-type="float" office:value="2.95322447270092" calcext:value-type="float">
            <text:p>2,95322447270092</text:p>
          </table:table-cell>
          <table:table-cell office:value-type="float" office:value="3.25446384631742" calcext:value-type="float">
            <text:p>3,25446384631742</text:p>
          </table:table-cell>
          <table:table-cell office:value-type="float" office:value="67.6950514502821" calcext:value-type="float">
            <text:p>67,6950514502821</text:p>
          </table:table-cell>
          <table:table-cell office:value-type="float" office:value="20.0974185239276" calcext:value-type="float">
            <text:p>20,0974185239276</text:p>
          </table:table-cell>
          <table:table-cell office:value-type="float" office:value="4.80892825644697" calcext:value-type="float">
            <text:p>4,80892825644697</text:p>
          </table:table-cell>
          <table:table-cell office:value-type="float" office:value="2.43052203361971" calcext:value-type="float">
            <text:p>2,43052203361971</text:p>
          </table:table-cell>
          <table:table-cell office:value-type="float" office:value="7.42324813021043" calcext:value-type="float">
            <text:p>7,42324813021043</text:p>
          </table:table-cell>
          <table:table-cell office:value-type="float" office:value="1.44483470540096" calcext:value-type="float">
            <text:p>1,44483470540096</text:p>
          </table:table-cell>
          <table:table-cell office:value-type="float" office:value="108.456401218314" calcext:value-type="float">
            <text:p>108,456401218314</text:p>
          </table:table-cell>
          <table:table-cell office:value-type="float" office:value="32.1344160419748" calcext:value-type="float">
            <text:p>32,1344160419748</text:p>
          </table:table-cell>
          <table:table-cell office:value-type="float" office:value="0.347795906648228" calcext:value-type="float">
            <text:p>0,347795906648228</text:p>
          </table:table-cell>
          <table:table-cell office:value-type="float" office:value="0.29546346820387" calcext:value-type="float">
            <text:p>0,29546346820387</text:p>
          </table:table-cell>
          <table:table-cell office:value-type="float" office:value="12.860650686054" calcext:value-type="float">
            <text:p>12,860650686054</text:p>
          </table:table-cell>
          <table:table-cell office:value-type="float" office:value="100" calcext:value-type="float">
            <text:p>100</text:p>
          </table:table-cell>
          <table:table-cell office:value-type="float" office:value="14.1265867530901" calcext:value-type="float">
            <text:p>14,1265867530901</text:p>
          </table:table-cell>
          <table:table-cell office:value-type="float" office:value="39.7284375720314" calcext:value-type="float">
            <text:p>39,7284375720314</text:p>
          </table:table-cell>
          <table:table-cell office:value-type="float" office:value="25.9756530597819" calcext:value-type="float">
            <text:p>25,9756530597819</text:p>
          </table:table-cell>
          <table:table-cell office:value-type="float" office:value="31.1530840646774" calcext:value-type="float">
            <text:p>31,1530840646774</text:p>
          </table:table-cell>
          <table:table-cell office:value-type="float" office:value="0.00273917069257574" calcext:value-type="float">
            <text:p>0,00273917069257574</text:p>
          </table:table-cell>
          <table:table-cell office:value-type="float" office:value="3.68131230490006" calcext:value-type="float">
            <text:p>3,68131230490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2.77654623985211" calcext:value-type="float">
            <text:p>2,77654623985211</text:p>
          </table:table-cell>
          <table:table-cell office:value-type="float" office:value="3.23418367573157" calcext:value-type="float">
            <text:p>3,23418367573157</text:p>
          </table:table-cell>
          <table:table-cell office:value-type="float" office:value="64.2826348541398" calcext:value-type="float">
            <text:p>64,2826348541398</text:p>
          </table:table-cell>
          <table:table-cell office:value-type="float" office:value="18.5883786955028" calcext:value-type="float">
            <text:p>18,5883786955028</text:p>
          </table:table-cell>
          <table:table-cell office:value-type="float" office:value="4.85905256952406" calcext:value-type="float">
            <text:p>4,85905256952406</text:p>
          </table:table-cell>
          <table:table-cell office:value-type="float" office:value="2.36315495980253" calcext:value-type="float">
            <text:p>2,36315495980253</text:p>
          </table:table-cell>
          <table:table-cell office:value-type="float" office:value="7.34595870827291" calcext:value-type="float">
            <text:p>7,34595870827291</text:p>
          </table:table-cell>
          <table:table-cell office:value-type="float" office:value="1.59613012727568" calcext:value-type="float">
            <text:p>1,59613012727568</text:p>
          </table:table-cell>
          <table:table-cell office:value-type="float" office:value="111.285722520088" calcext:value-type="float">
            <text:p>111,285722520088</text:p>
          </table:table-cell>
          <table:table-cell office:value-type="float" office:value="27.1441821571019" calcext:value-type="float">
            <text:p>27,1441821571019</text:p>
          </table:table-cell>
          <table:table-cell office:value-type="float" office:value="0.347994353292849" calcext:value-type="float">
            <text:p>0,347994353292849</text:p>
          </table:table-cell>
          <table:table-cell office:value-type="float" office:value="0.338548171712996" calcext:value-type="float">
            <text:p>0,338548171712996</text:p>
          </table:table-cell>
          <table:table-cell office:value-type="float" office:value="12.8139992516187" calcext:value-type="float">
            <text:p>12,8139992516187</text:p>
          </table:table-cell>
          <table:table-cell office:value-type="float" office:value="100" calcext:value-type="float">
            <text:p>100</text:p>
          </table:table-cell>
          <table:table-cell office:value-type="float" office:value="14.1157022073413" calcext:value-type="float">
            <text:p>14,1157022073413</text:p>
          </table:table-cell>
          <table:table-cell office:value-type="float" office:value="41.6063233513733" calcext:value-type="float">
            <text:p>41,6063233513733</text:p>
          </table:table-cell>
          <table:table-cell office:value-type="float" office:value="26.394916586208" calcext:value-type="float">
            <text:p>26,394916586208</text:p>
          </table:table-cell>
          <table:table-cell office:value-type="float" office:value="31.4931303355483" calcext:value-type="float">
            <text:p>31,4931303355483</text:p>
          </table:table-cell>
          <table:table-cell office:value-type="float" office:value="0.00285823768305133" calcext:value-type="float">
            <text:p>0,00285823768305133</text:p>
          </table:table-cell>
          <table:table-cell office:value-type="float" office:value="2.4835651812356" calcext:value-type="float">
            <text:p>2,48356518123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5400" calcext:value-type="float">
            <text:p>5400</text:p>
          </table:table-cell>
          <table:table-cell office:value-type="float" office:value="2.303208936244" calcext:value-type="float">
            <text:p>2,303208936244</text:p>
          </table:table-cell>
          <table:table-cell office:value-type="float" office:value="3.18032895890703" calcext:value-type="float">
            <text:p>3,18032895890703</text:p>
          </table:table-cell>
          <table:table-cell office:value-type="float" office:value="53.9083470154033" calcext:value-type="float">
            <text:p>53,9083470154033</text:p>
          </table:table-cell>
          <table:table-cell office:value-type="float" office:value="14.5222509668135" calcext:value-type="float">
            <text:p>14,5222509668135</text:p>
          </table:table-cell>
          <table:table-cell office:value-type="float" office:value="4.98944161210309" calcext:value-type="float">
            <text:p>4,98944161210309</text:p>
          </table:table-cell>
          <table:table-cell office:value-type="float" office:value="2.19855906917402" calcext:value-type="float">
            <text:p>2,19855906917402</text:p>
          </table:table-cell>
          <table:table-cell office:value-type="float" office:value="7.21021208667593" calcext:value-type="float">
            <text:p>7,21021208667593</text:p>
          </table:table-cell>
          <table:table-cell office:value-type="float" office:value="2.0874455237841" calcext:value-type="float">
            <text:p>2,0874455237841</text:p>
          </table:table-cell>
          <table:table-cell office:value-type="float" office:value="119.510069864264" calcext:value-type="float">
            <text:p>119,510069864264</text:p>
          </table:table-cell>
          <table:table-cell office:value-type="float" office:value="12.356860119441" calcext:value-type="float">
            <text:p>12,356860119441</text:p>
          </table:table-cell>
          <table:table-cell office:value-type="float" office:value="0.348319493625997" calcext:value-type="float">
            <text:p>0,348319493625997</text:p>
          </table:table-cell>
          <table:table-cell office:value-type="float" office:value="0.519977571388171" calcext:value-type="float">
            <text:p>0,519977571388171</text:p>
          </table:table-cell>
          <table:table-cell office:value-type="float" office:value="12.6922677613079" calcext:value-type="float">
            <text:p>12,6922677613079</text:p>
          </table:table-cell>
          <table:table-cell office:value-type="float" office:value="100" calcext:value-type="float">
            <text:p>100</text:p>
          </table:table-cell>
          <table:table-cell office:value-type="float" office:value="14.0869728666896" calcext:value-type="float">
            <text:p>14,0869728666896</text:p>
          </table:table-cell>
          <table:table-cell office:value-type="float" office:value="43.3918490741987" calcext:value-type="float">
            <text:p>43,3918490741987</text:p>
          </table:table-cell>
          <table:table-cell office:value-type="float" office:value="26.9401569562439" calcext:value-type="float">
            <text:p>26,9401569562439</text:p>
          </table:table-cell>
          <table:table-cell office:value-type="float" office:value="32.0397088968846" calcext:value-type="float">
            <text:p>32,0397088968846</text:p>
          </table:table-cell>
          <table:table-cell office:value-type="float" office:value="0.000568316517714009" calcext:value-type="float">
            <text:p>0,000568316517714009</text:p>
          </table:table-cell>
          <table:table-cell office:value-type="float" office:value="0.443195195702049" calcext:value-type="float">
            <text:p>0,4431951957020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400" calcext:value-type="float">
            <text:p>5400</text:p>
          </table:table-cell>
          <table:table-cell office:value-type="float" office:value="2.9786112308513" calcext:value-type="float">
            <text:p>2,9786112308513</text:p>
          </table:table-cell>
          <table:table-cell office:value-type="float" office:value="3.25869171423107" calcext:value-type="float">
            <text:p>3,25869171423107</text:p>
          </table:table-cell>
          <table:table-cell office:value-type="float" office:value="63.5248994825306" calcext:value-type="float">
            <text:p>63,5248994825306</text:p>
          </table:table-cell>
          <table:table-cell office:value-type="float" office:value="18.3261617640767" calcext:value-type="float">
            <text:p>18,3261617640767</text:p>
          </table:table-cell>
          <table:table-cell office:value-type="float" office:value="4.77349348502221" calcext:value-type="float">
            <text:p>4,77349348502221</text:p>
          </table:table-cell>
          <table:table-cell office:value-type="float" office:value="2.36395274635126" calcext:value-type="float">
            <text:p>2,36395274635126</text:p>
          </table:table-cell>
          <table:table-cell office:value-type="float" office:value="7.22333718863331" calcext:value-type="float">
            <text:p>7,22333718863331</text:p>
          </table:table-cell>
          <table:table-cell office:value-type="float" office:value="1.63876400888113" calcext:value-type="float">
            <text:p>1,63876400888113</text:p>
          </table:table-cell>
          <table:table-cell office:value-type="float" office:value="113.253024924771" calcext:value-type="float">
            <text:p>113,253024924771</text:p>
          </table:table-cell>
          <table:table-cell office:value-type="float" office:value="22.5231408584389" calcext:value-type="float">
            <text:p>22,5231408584389</text:p>
          </table:table-cell>
          <table:table-cell office:value-type="float" office:value="0.345723787363546" calcext:value-type="float">
            <text:p>0,345723787363546</text:p>
          </table:table-cell>
          <table:table-cell office:value-type="float" office:value="0.386541069221346" calcext:value-type="float">
            <text:p>0,386541069221346</text:p>
          </table:table-cell>
          <table:table-cell office:value-type="float" office:value="12.8935820357138" calcext:value-type="float">
            <text:p>12,8935820357138</text:p>
          </table:table-cell>
          <table:table-cell office:value-type="float" office:value="100" calcext:value-type="float">
            <text:p>100</text:p>
          </table:table-cell>
          <table:table-cell office:value-type="float" office:value="14.1300889333799" calcext:value-type="float">
            <text:p>14,1300889333799</text:p>
          </table:table-cell>
          <table:table-cell office:value-type="float" office:value="45.4125862146302" calcext:value-type="float">
            <text:p>45,4125862146302</text:p>
          </table:table-cell>
          <table:table-cell office:value-type="float" office:value="27.1532144071934" calcext:value-type="float">
            <text:p>27,1532144071934</text:p>
          </table:table-cell>
          <table:table-cell office:value-type="float" office:value="32.1973256286864" calcext:value-type="float">
            <text:p>32,1973256286864</text:p>
          </table:table-cell>
          <table:table-cell office:value-type="float" office:value="0.085549969304851" calcext:value-type="float">
            <text:p>0,085549969304851</text:p>
          </table:table-cell>
          <table:table-cell office:value-type="float" office:value="1.76752751876323" calcext:value-type="float">
            <text:p>1,767527518763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5400" calcext:value-type="float">
            <text:p>5400</text:p>
          </table:table-cell>
          <table:table-cell office:value-type="float" office:value="3.02194228768121" calcext:value-type="float">
            <text:p>3,02194228768121</text:p>
          </table:table-cell>
          <table:table-cell office:value-type="float" office:value="3.26193964391252" calcext:value-type="float">
            <text:p>3,26193964391252</text:p>
          </table:table-cell>
          <table:table-cell office:value-type="float" office:value="61.46922782042" calcext:value-type="float">
            <text:p>61,46922782042</text:p>
          </table:table-cell>
          <table:table-cell office:value-type="float" office:value="17.3862400186723" calcext:value-type="float">
            <text:p>17,3862400186723</text:p>
          </table:table-cell>
          <table:table-cell office:value-type="float" office:value="4.74395361445293" calcext:value-type="float">
            <text:p>4,74395361445293</text:p>
          </table:table-cell>
          <table:table-cell office:value-type="float" office:value="2.33089014163488" calcext:value-type="float">
            <text:p>2,33089014163488</text:p>
          </table:table-cell>
          <table:table-cell office:value-type="float" office:value="7.13056488882489" calcext:value-type="float">
            <text:p>7,13056488882489</text:p>
          </table:table-cell>
          <table:table-cell office:value-type="float" office:value="1.75191572570997" calcext:value-type="float">
            <text:p>1,75191572570997</text:p>
          </table:table-cell>
          <table:table-cell office:value-type="float" office:value="115.933123290393" calcext:value-type="float">
            <text:p>115,933123290393</text:p>
          </table:table-cell>
          <table:table-cell office:value-type="float" office:value="17.6316013104713" calcext:value-type="float">
            <text:p>17,6316013104713</text:p>
          </table:table-cell>
          <table:table-cell office:value-type="float" office:value="0.344420642409299" calcext:value-type="float">
            <text:p>0,344420642409299</text:p>
          </table:table-cell>
          <table:table-cell office:value-type="float" office:value="0.442338092876752" calcext:value-type="float">
            <text:p>0,442338092876752</text:p>
          </table:table-cell>
          <table:table-cell office:value-type="float" office:value="12.9210044276198" calcext:value-type="float">
            <text:p>12,9210044276198</text:p>
          </table:table-cell>
          <table:table-cell office:value-type="float" office:value="100" calcext:value-type="float">
            <text:p>100</text:p>
          </table:table-cell>
          <table:table-cell office:value-type="float" office:value="14.1339816501605" calcext:value-type="float">
            <text:p>14,1339816501605</text:p>
          </table:table-cell>
          <table:table-cell office:value-type="float" office:value="47.2660096611281" calcext:value-type="float">
            <text:p>47,2660096611281</text:p>
          </table:table-cell>
          <table:table-cell office:value-type="float" office:value="27.5966351705162" calcext:value-type="float">
            <text:p>27,5966351705162</text:p>
          </table:table-cell>
          <table:table-cell office:value-type="float" office:value="32.5883244093946" calcext:value-type="float">
            <text:p>32,5883244093946</text:p>
          </table:table-cell>
          <table:table-cell office:value-type="float" office:value="0.038242999438977" calcext:value-type="float">
            <text:p>0,038242999438977</text:p>
          </table:table-cell>
          <table:table-cell office:value-type="float" office:value="1.16093559818202" calcext:value-type="float">
            <text:p>1,160935598182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5400" calcext:value-type="float">
            <text:p>5400</text:p>
          </table:table-cell>
          <table:table-cell office:value-type="float" office:value="6.25678765773853" calcext:value-type="float">
            <text:p>6,25678765773853</text:p>
          </table:table-cell>
          <table:table-cell office:value-type="float" office:value="3.65024566116809" calcext:value-type="float">
            <text:p>3,65024566116809</text:p>
          </table:table-cell>
          <table:table-cell office:value-type="float" office:value="50.9967589382306" calcext:value-type="float">
            <text:p>50,9967589382306</text:p>
          </table:table-cell>
          <table:table-cell office:value-type="float" office:value="13.5189928411995" calcext:value-type="float">
            <text:p>13,5189928411995</text:p>
          </table:table-cell>
          <table:table-cell office:value-type="float" office:value="3.27255202865462" calcext:value-type="float">
            <text:p>3,27255202865462</text:p>
          </table:table-cell>
          <table:table-cell office:value-type="float" office:value="2.2938054873661" calcext:value-type="float">
            <text:p>2,2938054873661</text:p>
          </table:table-cell>
          <table:table-cell office:value-type="float" office:value="5.57180747928513" calcext:value-type="float">
            <text:p>5,57180747928513</text:p>
          </table:table-cell>
          <table:table-cell office:value-type="float" office:value="2.60562525411717" calcext:value-type="float">
            <text:p>2,60562525411717</text:p>
          </table:table-cell>
          <table:table-cell office:value-type="float" office:value="148.154863610435" calcext:value-type="float">
            <text:p>148,154863610435</text:p>
          </table:table-cell>
          <table:table-cell office:value-type="string" calcext:value-type="string">
            <text:p/>
          </table:table-cell>
          <table:table-cell office:value-type="float" office:value="0.293727500969356" calcext:value-type="float">
            <text:p>0,293727500969356</text:p>
          </table:table-cell>
          <table:table-cell office:value-type="float" office:value="0.677340776298517" calcext:value-type="float">
            <text:p>0,677340776298517</text:p>
          </table:table-cell>
          <table:table-cell office:value-type="float" office:value="14.2527360801923" calcext:value-type="float">
            <text:p>14,2527360801923</text:p>
          </table:table-cell>
          <table:table-cell office:value-type="float" office:value="100" calcext:value-type="float">
            <text:p>100</text:p>
          </table:table-cell>
          <table:table-cell office:value-type="float" office:value="14.3800533103481" calcext:value-type="float">
            <text:p>14,3800533103481</text:p>
          </table:table-cell>
          <table:table-cell office:value-type="float" office:value="46.8032347885858" calcext:value-type="float">
            <text:p>46,8032347885858</text:p>
          </table:table-cell>
          <table:table-cell office:value-type="float" office:value="31.5083301709735" calcext:value-type="float">
            <text:p>31,5083301709735</text:p>
          </table:table-cell>
          <table:table-cell office:value-type="float" office:value="33.1256058911286" calcext:value-type="float">
            <text:p>33,1256058911286</text:p>
          </table:table-cell>
          <table:table-cell office:value-type="float" office:value="0.050881433376054" calcext:value-type="float">
            <text:p>0,050881433376054</text:p>
          </table:table-cell>
          <table:table-cell office:value-type="float" office:value="0.166258692881767" calcext:value-type="float">
            <text:p>0,166258692881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8-01T20:24:12.823000000</dc:date>
    <meta:editing-duration>PT1M40S</meta:editing-duration>
    <meta:editing-cycles>1</meta:editing-cycles>
    <meta:document-statistic meta:table-count="1" meta:cell-count="1954" meta:object-count="0"/>
  </office:meta>
</office:document-meta>
</file>